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5" table:default-cell-style-name="Default"/>
        <table:table-row table:style-name="ro1">
          <table:table-cell office:value-type="string">
            <text:p>Temperature (K)</text:p>
          </table:table-cell>
          <table:table-cell office:value-type="string">
            <text:p>Pressure (MPa)</text:p>
          </table:table-cell>
          <table:table-cell office:value-type="string">
            <text:p>Density (l, kg/m3)</text:p>
          </table:table-cell>
          <table:table-cell office:value-type="string">
            <text:p>Volume (l, m3/kg)</text:p>
          </table:table-cell>
          <table:table-cell office:value-type="string">
            <text:p>Internal Energy (l, kJ/kg)</text:p>
          </table:table-cell>
          <table:table-cell office:value-type="string">
            <text:p>Enthalpy (l, kJ/kg)</text:p>
          </table:table-cell>
          <table:table-cell office:value-type="string">
            <text:p>Entropy (l, J/g*K)</text:p>
          </table:table-cell>
          <table:table-cell office:value-type="string">
            <text:p>Cv (l, J/g*K)</text:p>
          </table:table-cell>
          <table:table-cell office:value-type="string">
            <text:p>Cp (l, J/g*K)</text:p>
          </table:table-cell>
          <table:table-cell office:value-type="string">
            <text:p>Sound Spd. (l, m/s)</text:p>
          </table:table-cell>
          <table:table-cell office:value-type="string">
            <text:p>Joule-Thomson (l, K/MPa)</text:p>
          </table:table-cell>
          <table:table-cell office:value-type="string">
            <text:p>Viscosity (l, uPa*s)</text:p>
          </table:table-cell>
          <table:table-cell office:value-type="string">
            <text:p>Therm. Cond. (l, W/m*K)</text:p>
          </table:table-cell>
          <table:table-cell office:value-type="string">
            <text:p>Surf. Tension (l, N/m)</text:p>
          </table:table-cell>
          <table:table-cell office:value-type="string">
            <text:p>Density (v, kg/m3)</text:p>
          </table:table-cell>
          <table:table-cell office:value-type="string">
            <text:p>Volume (v, m3/kg)</text:p>
          </table:table-cell>
          <table:table-cell office:value-type="string">
            <text:p>Internal Energy (v, kJ/kg)</text:p>
          </table:table-cell>
          <table:table-cell office:value-type="string">
            <text:p>Enthalpy (v, kJ/kg)</text:p>
          </table:table-cell>
          <table:table-cell office:value-type="string">
            <text:p>Entropy (v, J/g*K)</text:p>
          </table:table-cell>
          <table:table-cell office:value-type="string">
            <text:p>Cv (v, J/g*K)</text:p>
          </table:table-cell>
          <table:table-cell office:value-type="string">
            <text:p>Cp (v, J/g*K)</text:p>
          </table:table-cell>
          <table:table-cell office:value-type="string">
            <text:p>Sound Spd. (v, m/s)</text:p>
          </table:table-cell>
          <table:table-cell office:value-type="string">
            <text:p>Joule-Thomson (v, K/MPa)</text:p>
          </table:table-cell>
          <table:table-cell office:value-type="string">
            <text:p>Viscosity (v, uPa*s)</text:p>
          </table:table-cell>
          <table:table-cell office:value-type="string">
            <text:p>Therm. Cond. (v, W/m*K)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000650015606274">
            <text:p>0.000650015606274</text:p>
          </table:table-cell>
          <table:table-cell office:value-type="float" office:value="999.843254839">
            <text:p>999.843254839</text:p>
          </table:table-cell>
          <table:table-cell office:value-type="float" office:value="0.00100015676973">
            <text:p>0.00100015676973</text:p>
          </table:table-cell>
          <table:table-cell office:value-type="float" office:value="3.54352673118">
            <text:p>3.54352673118</text:p>
          </table:table-cell>
          <table:table-cell office:value-type="float" office:value="3.54417684869">
            <text:p>3.54417684869</text:p>
          </table:table-cell>
          <table:table-cell office:value-type="float" office:value="0.0129524456849">
            <text:p>0.0129524456849</text:p>
          </table:table-cell>
          <table:table-cell office:value-type="float" office:value="4.21557013229">
            <text:p>4.21557013229</text:p>
          </table:table-cell>
          <table:table-cell office:value-type="float" office:value="4.21708527485">
            <text:p>4.21708527485</text:p>
          </table:table-cell>
          <table:table-cell office:value-type="float" office:value="1406.46615875">
            <text:p>1406.46615875</text:p>
          </table:table-cell>
          <table:table-cell office:value-type="float" office:value="-0.240604205877">
            <text:p>-0.240604205877</text:p>
          </table:table-cell>
          <table:table-cell office:value-type="float" office:value="1739.98726954">
            <text:p>1739.98726954</text:p>
          </table:table-cell>
          <table:table-cell office:value-type="float" office:value="0.562632670902">
            <text:p>0.562632670902</text:p>
          </table:table-cell>
          <table:table-cell office:value-type="float" office:value="0.0755287004287">
            <text:p>0.0755287004287</text:p>
          </table:table-cell>
          <table:table-cell office:value-type="float" office:value="0.00514333839986">
            <text:p>0.00514333839986</text:p>
          </table:table-cell>
          <table:table-cell office:value-type="float" office:value="194.426250473">
            <text:p>194.426250473</text:p>
          </table:table-cell>
          <table:table-cell office:value-type="float" office:value="2376.07602872">
            <text:p>2376.07602872</text:p>
          </table:table-cell>
          <table:table-cell office:value-type="float" office:value="2502.45612188">
            <text:p>2502.45612188</text:p>
          </table:table-cell>
          <table:table-cell office:value-type="float" office:value="9.13306903338">
            <text:p>9.13306903338</text:p>
          </table:table-cell>
          <table:table-cell office:value-type="float" office:value="1.41907885152">
            <text:p>1.41907885152</text:p>
          </table:table-cell>
          <table:table-cell office:value-type="float" office:value="1.88518577969">
            <text:p>1.88518577969</text:p>
          </table:table-cell>
          <table:table-cell office:value-type="float" office:value="409.608561226">
            <text:p>409.608561226</text:p>
          </table:table-cell>
          <table:table-cell office:value-type="float" office:value="576.972035342">
            <text:p>576.972035342</text:p>
          </table:table-cell>
          <table:table-cell office:value-type="float" office:value="9.23594278697">
            <text:p>9.23594278697</text:p>
          </table:table-cell>
          <table:table-cell office:value-type="float" office:value="0.0171151434403">
            <text:p>0.0171151434403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000925690927254">
            <text:p>0.000925690927254</text:p>
          </table:table-cell>
          <table:table-cell office:value-type="float" office:value="999.89835173">
            <text:p>999.89835173</text:p>
          </table:table-cell>
          <table:table-cell office:value-type="float" office:value="0.0010001016586">
            <text:p>0.0010001016586</text:p>
          </table:table-cell>
          <table:table-cell office:value-type="float" office:value="24.5928835778">
            <text:p>24.5928835778</text:p>
          </table:table-cell>
          <table:table-cell office:value-type="float" office:value="24.5938093629">
            <text:p>24.5938093629</text:p>
          </table:table-cell>
          <table:table-cell office:value-type="float" office:value="0.0890827623268">
            <text:p>0.0890827623268</text:p>
          </table:table-cell>
          <table:table-cell office:value-type="float" office:value="4.20303543703">
            <text:p>4.20303543703</text:p>
          </table:table-cell>
          <table:table-cell office:value-type="float" office:value="4.20350564993">
            <text:p>4.20350564993</text:p>
          </table:table-cell>
          <table:table-cell office:value-type="float" office:value="1429.77770021">
            <text:p>1429.77770021</text:p>
          </table:table-cell>
          <table:table-cell office:value-type="float" office:value="-0.236014790299">
            <text:p>-0.236014790299</text:p>
          </table:table-cell>
          <table:table-cell office:value-type="float" office:value="1478.45116548">
            <text:p>1478.45116548</text:p>
          </table:table-cell>
          <table:table-cell office:value-type="float" office:value="0.572138698905">
            <text:p>0.572138698905</text:p>
          </table:table-cell>
          <table:table-cell office:value-type="float" office:value="0.0748202344577">
            <text:p>0.0748202344577</text:p>
          </table:table-cell>
          <table:table-cell office:value-type="float" office:value="0.00719447684124">
            <text:p>0.00719447684124</text:p>
          </table:table-cell>
          <table:table-cell office:value-type="float" office:value="138.995513095">
            <text:p>138.995513095</text:p>
          </table:table-cell>
          <table:table-cell office:value-type="float" office:value="2382.95132962">
            <text:p>2382.95132962</text:p>
          </table:table-cell>
          <table:table-cell office:value-type="float" office:value="2511.61821797">
            <text:p>2511.61821797</text:p>
          </table:table-cell>
          <table:table-cell office:value-type="float" office:value="9.00314874299">
            <text:p>9.00314874299</text:p>
          </table:table-cell>
          <table:table-cell office:value-type="float" office:value="1.42330671066">
            <text:p>1.42330671066</text:p>
          </table:table-cell>
          <table:table-cell office:value-type="float" office:value="1.89029221954">
            <text:p>1.89029221954</text:p>
          </table:table-cell>
          <table:table-cell office:value-type="float" office:value="413.20932129">
            <text:p>413.20932129</text:p>
          </table:table-cell>
          <table:table-cell office:value-type="float" office:value="492.463245173">
            <text:p>492.463245173</text:p>
          </table:table-cell>
          <table:table-cell office:value-type="float" office:value="9.35666233955">
            <text:p>9.35666233955</text:p>
          </table:table-cell>
          <table:table-cell office:value-type="float" office:value="0.0173857784954">
            <text:p>0.0173857784954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00129993417371">
            <text:p>0.00129993417371</text:p>
          </table:table-cell>
          <table:table-cell office:value-type="float" office:value="999.575342598">
            <text:p>999.575342598</text:p>
          </table:table-cell>
          <table:table-cell office:value-type="float" office:value="0.00100042483781">
            <text:p>0.00100042483781</text:p>
          </table:table-cell>
          <table:table-cell office:value-type="float" office:value="45.5856570423">
            <text:p>45.5856570423</text:p>
          </table:table-cell>
          <table:table-cell office:value-type="float" office:value="45.5869575287">
            <text:p>45.5869575287</text:p>
          </table:table-cell>
          <table:table-cell office:value-type="float" office:value="0.16365965235">
            <text:p>0.16365965235</text:p>
          </table:table-cell>
          <table:table-cell office:value-type="float" office:value="4.18835404217">
            <text:p>4.18835404217</text:p>
          </table:table-cell>
          <table:table-cell office:value-type="float" office:value="4.19419761377">
            <text:p>4.19419761377</text:p>
          </table:table-cell>
          <table:table-cell office:value-type="float" office:value="1450.44817771">
            <text:p>1450.44817771</text:p>
          </table:table-cell>
          <table:table-cell office:value-type="float" office:value="-0.231821911297">
            <text:p>-0.231821911297</text:p>
          </table:table-cell>
          <table:table-cell office:value-type="float" office:value="1274.63512422">
            <text:p>1274.63512422</text:p>
          </table:table-cell>
          <table:table-cell office:value-type="float" office:value="0.581598923974">
            <text:p>0.581598923974</text:p>
          </table:table-cell>
          <table:table-cell office:value-type="float" office:value="0.0740970770951">
            <text:p>0.0740970770951</text:p>
          </table:table-cell>
          <table:table-cell office:value-type="float" office:value="0.00992701550865">
            <text:p>0.00992701550865</text:p>
          </table:table-cell>
          <table:table-cell office:value-type="float" office:value="100.735210812">
            <text:p>100.735210812</text:p>
          </table:table-cell>
          <table:table-cell office:value-type="float" office:value="2389.81200372">
            <text:p>2389.81200372</text:p>
          </table:table-cell>
          <table:table-cell office:value-type="float" office:value="2520.76114634">
            <text:p>2520.76114634</text:p>
          </table:table-cell>
          <table:table-cell office:value-type="float" office:value="8.87906172563">
            <text:p>8.87906172563</text:p>
          </table:table-cell>
          <table:table-cell office:value-type="float" office:value="1.42766055767">
            <text:p>1.42766055767</text:p>
          </table:table-cell>
          <table:table-cell office:value-type="float" office:value="1.89562081321">
            <text:p>1.89562081321</text:p>
          </table:table-cell>
          <table:table-cell office:value-type="float" office:value="416.769053904">
            <text:p>416.769053904</text:p>
          </table:table-cell>
          <table:table-cell office:value-type="float" office:value="421.540509715">
            <text:p>421.540509715</text:p>
          </table:table-cell>
          <table:table-cell office:value-type="float" office:value="9.48305123239">
            <text:p>9.48305123239</text:p>
          </table:table-cell>
          <table:table-cell office:value-type="float" office:value="0.0176706384901">
            <text:p>0.0176706384901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00180145473663">
            <text:p>0.00180145473663</text:p>
          </table:table-cell>
          <table:table-cell office:value-type="float" office:value="998.923977058">
            <text:p>998.923977058</text:p>
          </table:table-cell>
          <table:table-cell office:value-type="float" office:value="0.00100107718201">
            <text:p>0.00100107718201</text:p>
          </table:table-cell>
          <table:table-cell office:value-type="float" office:value="66.5398343029">
            <text:p>66.5398343029</text:p>
          </table:table-cell>
          <table:table-cell office:value-type="float" office:value="66.5416376982">
            <text:p>66.5416376982</text:p>
          </table:table-cell>
          <table:table-cell office:value-type="float" office:value="0.236800161387">
            <text:p>0.236800161387</text:p>
          </table:table-cell>
          <table:table-cell office:value-type="float" office:value="4.17188278811">
            <text:p>4.17188278811</text:p>
          </table:table-cell>
          <table:table-cell office:value-type="float" office:value="4.18790413594">
            <text:p>4.18790413594</text:p>
          </table:table-cell>
          <table:table-cell office:value-type="float" office:value="1468.70997955">
            <text:p>1468.70997955</text:p>
          </table:table-cell>
          <table:table-cell office:value-type="float" office:value="-0.22794416087">
            <text:p>-0.22794416087</text:p>
          </table:table-cell>
          <table:table-cell office:value-type="float" office:value="1112.47233575">
            <text:p>1112.47233575</text:p>
          </table:table-cell>
          <table:table-cell office:value-type="float" office:value="0.590898585657">
            <text:p>0.590898585657</text:p>
          </table:table-cell>
          <table:table-cell office:value-type="float" office:value="0.0733593742086">
            <text:p>0.0733593742086</text:p>
          </table:table-cell>
          <table:table-cell office:value-type="float" office:value="0.0135217870828">
            <text:p>0.0135217870828</text:p>
          </table:table-cell>
          <table:table-cell office:value-type="float" office:value="73.9547216561">
            <text:p>73.9547216561</text:p>
          </table:table-cell>
          <table:table-cell office:value-type="float" office:value="2396.65597428">
            <text:p>2396.65597428</text:p>
          </table:table-cell>
          <table:table-cell office:value-type="float" office:value="2529.88206111">
            <text:p>2529.88206111</text:p>
          </table:table-cell>
          <table:table-cell office:value-type="float" office:value="8.76046944654">
            <text:p>8.76046944654</text:p>
          </table:table-cell>
          <table:table-cell office:value-type="float" office:value="1.43211351067">
            <text:p>1.43211351067</text:p>
          </table:table-cell>
          <table:table-cell office:value-type="float" office:value="1.90115280136">
            <text:p>1.90115280136</text:p>
          </table:table-cell>
          <table:table-cell office:value-type="float" office:value="420.288569823">
            <text:p>420.288569823</text:p>
          </table:table-cell>
          <table:table-cell office:value-type="float" office:value="362.264109943">
            <text:p>362.264109943</text:p>
          </table:table-cell>
          <table:table-cell office:value-type="float" office:value="9.61455402557">
            <text:p>9.61455402557</text:p>
          </table:table-cell>
          <table:table-cell office:value-type="float" office:value="0.0179692439123">
            <text:p>0.0179692439123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00246536862089">
            <text:p>0.00246536862089</text:p>
          </table:table-cell>
          <table:table-cell office:value-type="float" office:value="997.982732892">
            <text:p>997.982732892</text:p>
          </table:table-cell>
          <table:table-cell office:value-type="float" office:value="0.0010020213447">
            <text:p>0.0010020213447</text:p>
          </table:table-cell>
          <table:table-cell office:value-type="float" office:value="87.4682521111">
            <text:p>87.4682521111</text:p>
          </table:table-cell>
          <table:table-cell office:value-type="float" office:value="87.4707224631">
            <text:p>87.4707224631</text:p>
          </table:table-cell>
          <table:table-cell office:value-type="float" office:value="0.308597630905">
            <text:p>0.308597630905</text:p>
          </table:table-cell>
          <table:table-cell office:value-type="float" office:value="4.15387423208">
            <text:p>4.15387423208</text:p>
          </table:table-cell>
          <table:table-cell office:value-type="float" office:value="4.18378651911">
            <text:p>4.18378651911</text:p>
          </table:table-cell>
          <table:table-cell office:value-type="float" office:value="1484.76339901">
            <text:p>1484.76339901</text:p>
          </table:table-cell>
          <table:table-cell office:value-type="float" office:value="-0.224319846036">
            <text:p>-0.224319846036</text:p>
          </table:table-cell>
          <table:table-cell office:value-type="float" office:value="981.140732115">
            <text:p>981.140732115</text:p>
          </table:table-cell>
          <table:table-cell office:value-type="float" office:value="0.59992841327">
            <text:p>0.59992841327</text:p>
          </table:table-cell>
          <table:table-cell office:value-type="float" office:value="0.0726072741547">
            <text:p>0.0726072741547</text:p>
          </table:table-cell>
          <table:table-cell office:value-type="float" office:value="0.0181950247219">
            <text:p>0.0181950247219</text:p>
          </table:table-cell>
          <table:table-cell office:value-type="float" office:value="54.960079213">
            <text:p>54.960079213</text:p>
          </table:table-cell>
          <table:table-cell office:value-type="float" office:value="2403.48088116">
            <text:p>2403.48088116</text:p>
          </table:table-cell>
          <table:table-cell office:value-type="float" office:value="2538.97773772">
            <text:p>2538.97773772</text:p>
          </table:table-cell>
          <table:table-cell office:value-type="float" office:value="8.64705686647">
            <text:p>8.64705686647</text:p>
          </table:table-cell>
          <table:table-cell office:value-type="float" office:value="1.43665601272">
            <text:p>1.43665601272</text:p>
          </table:table-cell>
          <table:table-cell office:value-type="float" office:value="1.90688988316">
            <text:p>1.90688988316</text:p>
          </table:table-cell>
          <table:table-cell office:value-type="float" office:value="423.768124695">
            <text:p>423.768124695</text:p>
          </table:table-cell>
          <table:table-cell office:value-type="float" office:value="312.85296962">
            <text:p>312.85296962</text:p>
          </table:table-cell>
          <table:table-cell office:value-type="float" office:value="9.75068140702">
            <text:p>9.75068140702</text:p>
          </table:table-cell>
          <table:table-cell office:value-type="float" office:value="0.0182812731808">
            <text:p>0.0182812731808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00333415108385">
            <text:p>0.00333415108385</text:p>
          </table:table-cell>
          <table:table-cell office:value-type="float" office:value="996.782051315">
            <text:p>996.782051315</text:p>
          </table:table-cell>
          <table:table-cell office:value-type="float" office:value="0.00100322833731">
            <text:p>0.00100322833731</text:p>
          </table:table-cell>
          <table:table-cell office:value-type="float" office:value="108.380243631">
            <text:p>108.380243631</text:p>
          </table:table-cell>
          <table:table-cell office:value-type="float" office:value="108.383588546">
            <text:p>108.383588546</text:p>
          </table:table-cell>
          <table:table-cell office:value-type="float" office:value="0.379128856309">
            <text:p>0.379128856309</text:p>
          </table:table-cell>
          <table:table-cell office:value-type="float" office:value="4.13451657035">
            <text:p>4.13451657035</text:p>
          </table:table-cell>
          <table:table-cell office:value-type="float" office:value="4.18126386802">
            <text:p>4.18126386802</text:p>
          </table:table-cell>
          <table:table-cell office:value-type="float" office:value="1498.78381125">
            <text:p>1498.78381125</text:p>
          </table:table-cell>
          <table:table-cell office:value-type="float" office:value="-0.220901178088">
            <text:p>-0.220901178088</text:p>
          </table:table-cell>
          <table:table-cell office:value-type="float" office:value="873.140981447">
            <text:p>873.140981447</text:p>
          </table:table-cell>
          <table:table-cell office:value-type="float" office:value="0.608594786346">
            <text:p>0.608594786346</text:p>
          </table:table-cell>
          <table:table-cell office:value-type="float" office:value="0.0718409278649">
            <text:p>0.0718409278649</text:p>
          </table:table-cell>
          <table:table-cell office:value-type="float" office:value="0.0242025208644">
            <text:p>0.0242025208644</text:p>
          </table:table-cell>
          <table:table-cell office:value-type="float" office:value="41.3180100372">
            <text:p>41.3180100372</text:p>
          </table:table-cell>
          <table:table-cell office:value-type="float" office:value="2410.28406281">
            <text:p>2410.28406281</text:p>
          </table:table-cell>
          <table:table-cell office:value-type="float" office:value="2548.04455015">
            <text:p>2548.04455015</text:p>
          </table:table-cell>
          <table:table-cell office:value-type="float" office:value="8.53853006569">
            <text:p>8.53853006569</text:p>
          </table:table-cell>
          <table:table-cell office:value-type="float" office:value="1.44129662752">
            <text:p>1.44129662752</text:p>
          </table:table-cell>
          <table:table-cell office:value-type="float" office:value="1.91285518572">
            <text:p>1.91285518572</text:p>
          </table:table-cell>
          <table:table-cell office:value-type="float" office:value="427.207391581">
            <text:p>427.207391581</text:p>
          </table:table-cell>
          <table:table-cell office:value-type="float" office:value="271.713473225">
            <text:p>271.713473225</text:p>
          </table:table-cell>
          <table:table-cell office:value-type="float" office:value="9.89099862937">
            <text:p>9.89099862937</text:p>
          </table:table-cell>
          <table:table-cell office:value-type="float" office:value="0.0186065408652">
            <text:p>0.0186065408652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00445864107639">
            <text:p>0.00445864107639</text:p>
          </table:table-cell>
          <table:table-cell office:value-type="float" office:value="995.346468397">
            <text:p>995.346468397</text:p>
          </table:table-cell>
          <table:table-cell office:value-type="float" office:value="0.0010046752882">
            <text:p>0.0010046752882</text:p>
          </table:table-cell>
          <table:table-cell office:value-type="float" office:value="129.282688885">
            <text:p>129.282688885</text:p>
          </table:table-cell>
          <table:table-cell office:value-type="float" office:value="129.287168372">
            <text:p>129.287168372</text:p>
          </table:table-cell>
          <table:table-cell office:value-type="float" office:value="0.448458671311">
            <text:p>0.448458671311</text:p>
          </table:table-cell>
          <table:table-cell office:value-type="float" office:value="4.11396102709">
            <text:p>4.11396102709</text:p>
          </table:table-cell>
          <table:table-cell office:value-type="float" office:value="4.17992610159">
            <text:p>4.17992610159</text:p>
          </table:table-cell>
          <table:table-cell office:value-type="float" office:value="1510.92697354">
            <text:p>1510.92697354</text:p>
          </table:table-cell>
          <table:table-cell office:value-type="float" office:value="-0.21765008878">
            <text:p>-0.21765008878</text:p>
          </table:table-cell>
          <table:table-cell office:value-type="float" office:value="783.144817825">
            <text:p>783.144817825</text:p>
          </table:table-cell>
          <table:table-cell office:value-type="float" office:value="0.616823695117">
            <text:p>0.616823695117</text:p>
          </table:table-cell>
          <table:table-cell office:value-type="float" office:value="0.0710604889353">
            <text:p>0.0710604889353</text:p>
          </table:table-cell>
          <table:table-cell office:value-type="float" office:value="0.0318438172102">
            <text:p>0.0318438172102</text:p>
          </table:table-cell>
          <table:table-cell office:value-type="float" office:value="31.403270324">
            <text:p>31.403270324</text:p>
          </table:table-cell>
          <table:table-cell office:value-type="float" office:value="2417.06254896">
            <text:p>2417.06254896</text:p>
          </table:table-cell>
          <table:table-cell office:value-type="float" office:value="2557.07846007">
            <text:p>2557.07846007</text:p>
          </table:table-cell>
          <table:table-cell office:value-type="float" office:value="8.43461423612">
            <text:p>8.43461423612</text:p>
          </table:table-cell>
          <table:table-cell office:value-type="float" office:value="1.44606096978">
            <text:p>1.44606096978</text:p>
          </table:table-cell>
          <table:table-cell office:value-type="float" office:value="1.91909215077">
            <text:p>1.91909215077</text:p>
          </table:table-cell>
          <table:table-cell office:value-type="float" office:value="430.605481653">
            <text:p>430.605481653</text:p>
          </table:table-cell>
          <table:table-cell office:value-type="float" office:value="237.451326129">
            <text:p>237.451326129</text:p>
          </table:table-cell>
          <table:table-cell office:value-type="float" office:value="10.0351162926">
            <text:p>10.0351162926</text:p>
          </table:table-cell>
          <table:table-cell office:value-type="float" office:value="0.0189449789977">
            <text:p>0.0189449789977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00589908682093">
            <text:p>0.00589908682093</text:p>
          </table:table-cell>
          <table:table-cell office:value-type="float" office:value="993.696069342">
            <text:p>993.696069342</text:p>
          </table:table-cell>
          <table:table-cell office:value-type="float" office:value="0.0010063439223">
            <text:p>0.0010063439223</text:p>
          </table:table-cell>
          <table:table-cell office:value-type="float" office:value="150.180730039">
            <text:p>150.180730039</text:p>
          </table:table-cell>
          <table:table-cell office:value-type="float" office:value="150.186666549">
            <text:p>150.186666549</text:p>
          </table:table-cell>
          <table:table-cell office:value-type="float" office:value="0.516643063847">
            <text:p>0.516643063847</text:p>
          </table:table-cell>
          <table:table-cell office:value-type="float" office:value="4.0923390371">
            <text:p>4.0923390371</text:p>
          </table:table-cell>
          <table:table-cell office:value-type="float" office:value="4.17948280831">
            <text:p>4.17948280831</text:p>
          </table:table-cell>
          <table:table-cell office:value-type="float" office:value="1521.3326114">
            <text:p>1521.3326114</text:p>
          </table:table-cell>
          <table:table-cell office:value-type="float" office:value="-0.214535354248">
            <text:p>-0.214535354248</text:p>
          </table:table-cell>
          <table:table-cell office:value-type="float" office:value="707.281530557">
            <text:p>707.281530557</text:p>
          </table:table-cell>
          <table:table-cell office:value-type="float" office:value="0.624561251895">
            <text:p>0.624561251895</text:p>
          </table:table-cell>
          <table:table-cell office:value-type="float" office:value="0.0702661137206">
            <text:p>0.0702661137206</text:p>
          </table:table-cell>
          <table:table-cell office:value-type="float" office:value="0.0414663700674">
            <text:p>0.0414663700674</text:p>
          </table:table-cell>
          <table:table-cell office:value-type="float" office:value="24.1159281214">
            <text:p>24.1159281214</text:p>
          </table:table-cell>
          <table:table-cell office:value-type="float" office:value="2423.81306254">
            <text:p>2423.81306254</text:p>
          </table:table-cell>
          <table:table-cell office:value-type="float" office:value="2566.0750163">
            <text:p>2566.0750163</text:p>
          </table:table-cell>
          <table:table-cell office:value-type="float" office:value="8.33505196272">
            <text:p>8.33505196272</text:p>
          </table:table-cell>
          <table:table-cell office:value-type="float" office:value="1.45098924638">
            <text:p>1.45098924638</text:p>
          </table:table-cell>
          <table:table-cell office:value-type="float" office:value="1.92566187598">
            <text:p>1.92566187598</text:p>
          </table:table-cell>
          <table:table-cell office:value-type="float" office:value="433.961002399">
            <text:p>433.961002399</text:p>
          </table:table-cell>
          <table:table-cell office:value-type="float" office:value="208.869732204">
            <text:p>208.869732204</text:p>
          </table:table-cell>
          <table:table-cell office:value-type="float" office:value="10.182682964">
            <text:p>10.182682964</text:p>
          </table:table-cell>
          <table:table-cell office:value-type="float" office:value="0.019296620677">
            <text:p>0.019296620677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00772622014543">
            <text:p>0.00772622014543</text:p>
          </table:table-cell>
          <table:table-cell office:value-type="float" office:value="991.847510935">
            <text:p>991.847510935</text:p>
          </table:table-cell>
          <table:table-cell office:value-type="float" office:value="0.00100821949844">
            <text:p>0.00100821949844</text:p>
          </table:table-cell>
          <table:table-cell office:value-type="float" office:value="171.078281836">
            <text:p>171.078281836</text:p>
          </table:table-cell>
          <table:table-cell office:value-type="float" office:value="171.086071562">
            <text:p>171.086071562</text:p>
          </table:table-cell>
          <table:table-cell office:value-type="float" office:value="0.583731383814">
            <text:p>0.583731383814</text:p>
          </table:table-cell>
          <table:table-cell office:value-type="float" office:value="4.06977207367">
            <text:p>4.06977207367</text:p>
          </table:table-cell>
          <table:table-cell office:value-type="float" office:value="4.17973056989">
            <text:p>4.17973056989</text:p>
          </table:table-cell>
          <table:table-cell office:value-type="float" office:value="1530.12681364">
            <text:p>1530.12681364</text:p>
          </table:table-cell>
          <table:table-cell office:value-type="float" office:value="-0.211530657354">
            <text:p>-0.211530657354</text:p>
          </table:table-cell>
          <table:table-cell office:value-type="float" office:value="642.68281062">
            <text:p>642.68281062</text:p>
          </table:table-cell>
          <table:table-cell office:value-type="float" office:value="0.631772324006">
            <text:p>0.631772324006</text:p>
          </table:table-cell>
          <table:table-cell office:value-type="float" office:value="0.0694579614337">
            <text:p>0.0694579614337</text:p>
          </table:table-cell>
          <table:table-cell office:value-type="float" office:value="0.0534696382486">
            <text:p>0.0534696382486</text:p>
          </table:table-cell>
          <table:table-cell office:value-type="float" office:value="18.7022024602">
            <text:p>18.7022024602</text:p>
          </table:table-cell>
          <table:table-cell office:value-type="float" office:value="2430.53202805">
            <text:p>2430.53202805</text:p>
          </table:table-cell>
          <table:table-cell office:value-type="float" office:value="2575.02936177">
            <text:p>2575.02936177</text:p>
          </table:table-cell>
          <table:table-cell office:value-type="float" office:value="8.23960173478">
            <text:p>8.23960173478</text:p>
          </table:table-cell>
          <table:table-cell office:value-type="float" office:value="1.45613299514">
            <text:p>1.45613299514</text:p>
          </table:table-cell>
          <table:table-cell office:value-type="float" office:value="1.93263957344">
            <text:p>1.93263957344</text:p>
          </table:table-cell>
          <table:table-cell office:value-type="float" office:value="437.2721397">
            <text:p>437.2721397</text:p>
          </table:table-cell>
          <table:table-cell office:value-type="float" office:value="184.957845131">
            <text:p>184.957845131</text:p>
          </table:table-cell>
          <table:table-cell office:value-type="float" office:value="10.3333792499">
            <text:p>10.3333792499</text:p>
          </table:table-cell>
          <table:table-cell office:value-type="float" office:value="0.0196615854042">
            <text:p>0.0196615854042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0100223483925">
            <text:p>0.0100223483925</text:p>
          </table:table-cell>
          <table:table-cell office:value-type="float" office:value="989.814758862">
            <text:p>989.814758862</text:p>
          </table:table-cell>
          <table:table-cell office:value-type="float" office:value="0.00101029004776">
            <text:p>0.00101029004776</text:p>
          </table:table-cell>
          <table:table-cell office:value-type="float" office:value="191.978406458">
            <text:p>191.978406458</text:p>
          </table:table-cell>
          <table:table-cell office:value-type="float" office:value="191.988531937">
            <text:p>191.988531937</text:p>
          </table:table-cell>
          <table:table-cell office:value-type="float" office:value="0.649767947759">
            <text:p>0.649767947759</text:p>
          </table:table-cell>
          <table:table-cell office:value-type="float" office:value="4.04637659438">
            <text:p>4.04637659438</text:p>
          </table:table-cell>
          <table:table-cell office:value-type="float" office:value="4.18053051354">
            <text:p>4.18053051354</text:p>
          </table:table-cell>
          <table:table-cell office:value-type="float" office:value="1537.42368686">
            <text:p>1537.42368686</text:p>
          </table:table-cell>
          <table:table-cell office:value-type="float" office:value="-0.208613288594">
            <text:p>-0.208613288594</text:p>
          </table:table-cell>
          <table:table-cell office:value-type="float" office:value="587.184799175">
            <text:p>587.184799175</text:p>
          </table:table-cell>
          <table:table-cell office:value-type="float" office:value="0.638438216172">
            <text:p>0.638438216172</text:p>
          </table:table-cell>
          <table:table-cell office:value-type="float" office:value="0.0686361942503">
            <text:p>0.0686361942503</text:p>
          </table:table-cell>
          <table:table-cell office:value-type="float" office:value="0.0683090458632">
            <text:p>0.0683090458632</text:p>
          </table:table-cell>
          <table:table-cell office:value-type="float" office:value="14.6393495527">
            <text:p>14.6393495527</text:p>
          </table:table-cell>
          <table:table-cell office:value-type="float" office:value="2437.21558333">
            <text:p>2437.21558333</text:p>
          </table:table-cell>
          <table:table-cell office:value-type="float" office:value="2583.93624481">
            <text:p>2583.93624481</text:p>
          </table:table-cell>
          <table:table-cell office:value-type="float" office:value="8.14803664014">
            <text:p>8.14803664014</text:p>
          </table:table-cell>
          <table:table-cell office:value-type="float" office:value="1.46155160711">
            <text:p>1.46155160711</text:p>
          </table:table-cell>
          <table:table-cell office:value-type="float" office:value="1.94011080693">
            <text:p>1.94011080693</text:p>
          </table:table-cell>
          <table:table-cell office:value-type="float" office:value="440.536749827">
            <text:p>440.536749827</text:p>
          </table:table-cell>
          <table:table-cell office:value-type="float" office:value="164.873224731">
            <text:p>164.873224731</text:p>
          </table:table-cell>
          <table:table-cell office:value-type="float" office:value="10.4869130251">
            <text:p>10.4869130251</text:p>
          </table:table-cell>
          <table:table-cell office:value-type="float" office:value="0.020040065764">
            <text:p>0.020040065764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0128824501837">
            <text:p>0.0128824501837</text:p>
          </table:table-cell>
          <table:table-cell office:value-type="float" office:value="987.609630972">
            <text:p>987.609630972</text:p>
          </table:table-cell>
          <table:table-cell office:value-type="float" office:value="0.00101254581632">
            <text:p>0.00101254581632</text:p>
          </table:table-cell>
          <table:table-cell office:value-type="float" office:value="212.883592631">
            <text:p>212.883592631</text:p>
          </table:table-cell>
          <table:table-cell office:value-type="float" office:value="212.896636702">
            <text:p>212.896636702</text:p>
          </table:table-cell>
          <table:table-cell office:value-type="float" office:value="0.714793220842">
            <text:p>0.714793220842</text:p>
          </table:table-cell>
          <table:table-cell office:value-type="float" office:value="4.02226597417">
            <text:p>4.02226597417</text:p>
          </table:table-cell>
          <table:table-cell office:value-type="float" office:value="4.18179203626">
            <text:p>4.18179203626</text:p>
          </table:table-cell>
          <table:table-cell office:value-type="float" office:value="1543.32657701">
            <text:p>1543.32657701</text:p>
          </table:table-cell>
          <table:table-cell office:value-type="float" office:value="-0.205763268967">
            <text:p>-0.205763268967</text:p>
          </table:table-cell>
          <table:table-cell office:value-type="float" office:value="539.128479342">
            <text:p>539.128479342</text:p>
          </table:table-cell>
          <table:table-cell office:value-type="float" office:value="0.644553962923">
            <text:p>0.644553962923</text:p>
          </table:table-cell>
          <table:table-cell office:value-type="float" office:value="0.0678009774186">
            <text:p>0.0678009774186</text:p>
          </table:table-cell>
          <table:table-cell office:value-type="float" office:value="0.0864997794025">
            <text:p>0.0864997794025</text:p>
          </table:table-cell>
          <table:table-cell office:value-type="float" office:value="11.5607231245">
            <text:p>11.5607231245</text:p>
          </table:table-cell>
          <table:table-cell office:value-type="float" office:value="2443.8595919">
            <text:p>2443.8595919</text:p>
          </table:table-cell>
          <table:table-cell office:value-type="float" office:value="2592.79003164">
            <text:p>2592.79003164</text:p>
          </table:table-cell>
          <table:table-cell office:value-type="float" office:value="8.06014320521">
            <text:p>8.06014320521</text:p>
          </table:table-cell>
          <table:table-cell office:value-type="float" office:value="1.46730913064">
            <text:p>1.46730913064</text:p>
          </table:table-cell>
          <table:table-cell office:value-type="float" office:value="1.94816807092">
            <text:p>1.94816807092</text:p>
          </table:table-cell>
          <table:table-cell office:value-type="float" office:value="443.75244907">
            <text:p>443.75244907</text:p>
          </table:table-cell>
          <table:table-cell office:value-type="float" office:value="147.921364623">
            <text:p>147.921364623</text:p>
          </table:table-cell>
          <table:table-cell office:value-type="float" office:value="10.6430155906">
            <text:p>10.6430155906</text:p>
          </table:table-cell>
          <table:table-cell office:value-type="float" office:value="0.0204323151919">
            <text:p>0.0204323151919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0164152629867">
            <text:p>0.0164152629867</text:p>
          </table:table-cell>
          <table:table-cell office:value-type="float" office:value="985.242204903">
            <text:p>985.242204903</text:p>
          </table:table-cell>
          <table:table-cell office:value-type="float" office:value="0.00101497884989">
            <text:p>0.00101497884989</text:p>
          </table:table-cell>
          <table:table-cell office:value-type="float" office:value="233.795964056">
            <text:p>233.795964056</text:p>
          </table:table-cell>
          <table:table-cell office:value-type="float" office:value="233.812625201">
            <text:p>233.812625201</text:p>
          </table:table-cell>
          <table:table-cell office:value-type="float" office:value="0.778844691707">
            <text:p>0.778844691707</text:p>
          </table:table-cell>
          <table:table-cell office:value-type="float" office:value="3.99755073051">
            <text:p>3.99755073051</text:p>
          </table:table-cell>
          <table:table-cell office:value-type="float" office:value="4.18346059395">
            <text:p>4.18346059395</text:p>
          </table:table-cell>
          <table:table-cell office:value-type="float" office:value="1547.92904627">
            <text:p>1547.92904627</text:p>
          </table:table-cell>
          <table:table-cell office:value-type="float" office:value="-0.202962746863">
            <text:p>-0.202962746863</text:p>
          </table:table-cell>
          <table:table-cell office:value-type="float" office:value="497.223130353">
            <text:p>497.223130353</text:p>
          </table:table-cell>
          <table:table-cell office:value-type="float" office:value="0.650125571249">
            <text:p>0.650125571249</text:p>
          </table:table-cell>
          <table:table-cell office:value-type="float" office:value="0.0669524793756">
            <text:p>0.0669524793756</text:p>
          </table:table-cell>
          <table:table-cell office:value-type="float" office:value="0.108620387118">
            <text:p>0.108620387118</text:p>
          </table:table-cell>
          <table:table-cell office:value-type="float" office:value="9.20637484849">
            <text:p>9.20637484849</text:p>
          </table:table-cell>
          <table:table-cell office:value-type="float" office:value="2450.45965334">
            <text:p>2450.45965334</text:p>
          </table:table-cell>
          <table:table-cell office:value-type="float" office:value="2601.58471756">
            <text:p>2601.58471756</text:p>
          </table:table-cell>
          <table:table-cell office:value-type="float" office:value="7.97572035237">
            <text:p>7.97572035237</text:p>
          </table:table-cell>
          <table:table-cell office:value-type="float" office:value="1.47347171322">
            <text:p>1.47347171322</text:p>
          </table:table-cell>
          <table:table-cell office:value-type="float" office:value="1.95690811316">
            <text:p>1.95690811316</text:p>
          </table:table-cell>
          <table:table-cell office:value-type="float" office:value="446.916691657">
            <text:p>446.916691657</text:p>
          </table:table-cell>
          <table:table-cell office:value-type="float" office:value="133.534563133">
            <text:p>133.534563133</text:p>
          </table:table-cell>
          <table:table-cell office:value-type="float" office:value="10.8014385824">
            <text:p>10.8014385824</text:p>
          </table:table-cell>
          <table:table-cell office:value-type="float" office:value="0.0208386366621">
            <text:p>0.0208386366621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0207443493268">
            <text:p>0.0207443493268</text:p>
          </table:table-cell>
          <table:table-cell office:value-type="float" office:value="982.721128753">
            <text:p>982.721128753</text:p>
          </table:table-cell>
          <table:table-cell office:value-type="float" office:value="0.00101758268011">
            <text:p>0.00101758268011</text:p>
          </table:table-cell>
          <table:table-cell office:value-type="float" office:value="254.717434239">
            <text:p>254.717434239</text:p>
          </table:table-cell>
          <table:table-cell office:value-type="float" office:value="254.73854333">
            <text:p>254.73854333</text:p>
          </table:table-cell>
          <table:table-cell office:value-type="float" office:value="0.841957519674">
            <text:p>0.841957519674</text:p>
          </table:table-cell>
          <table:table-cell office:value-type="float" office:value="3.97233789813">
            <text:p>3.97233789813</text:p>
          </table:table-cell>
          <table:table-cell office:value-type="float" office:value="4.18550837667">
            <text:p>4.18550837667</text:p>
          </table:table-cell>
          <table:table-cell office:value-type="float" office:value="1551.31571264">
            <text:p>1551.31571264</text:p>
          </table:table-cell>
          <table:table-cell office:value-type="float" office:value="-0.200195571082">
            <text:p>-0.200195571082</text:p>
          </table:table-cell>
          <table:table-cell office:value-type="float" office:value="460.451129413">
            <text:p>460.451129413</text:p>
          </table:table-cell>
          <table:table-cell office:value-type="float" office:value="0.655167415574">
            <text:p>0.655167415574</text:p>
          </table:table-cell>
          <table:table-cell office:value-type="float" office:value="0.0660908718698">
            <text:p>0.0660908718698</text:p>
          </table:table-cell>
          <table:table-cell office:value-type="float" office:value="0.135316158465">
            <text:p>0.135316158465</text:p>
          </table:table-cell>
          <table:table-cell office:value-type="float" office:value="7.39010042366">
            <text:p>7.39010042366</text:p>
          </table:table-cell>
          <table:table-cell office:value-type="float" office:value="2457.01111042">
            <text:p>2457.01111042</text:p>
          </table:table-cell>
          <table:table-cell office:value-type="float" office:value="2610.31393528">
            <text:p>2610.31393528</text:p>
          </table:table-cell>
          <table:table-cell office:value-type="float" office:value="7.89457845366">
            <text:p>7.89457845366</text:p>
          </table:table-cell>
          <table:table-cell office:value-type="float" office:value="1.48010587237">
            <text:p>1.48010587237</text:p>
          </table:table-cell>
          <table:table-cell office:value-type="float" office:value="1.96643021576">
            <text:p>1.96643021576</text:p>
          </table:table-cell>
          <table:table-cell office:value-type="float" office:value="450.026830209">
            <text:p>450.026830209</text:p>
          </table:table-cell>
          <table:table-cell office:value-type="float" office:value="121.251664325">
            <text:p>121.251664325</text:p>
          </table:table-cell>
          <table:table-cell office:value-type="float" office:value="10.961951487">
            <text:p>10.961951487</text:p>
          </table:table-cell>
          <table:table-cell office:value-type="float" office:value="0.0212593721979">
            <text:p>0.0212593721979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0260091303038">
            <text:p>0.0260091303038</text:p>
          </table:table-cell>
          <table:table-cell office:value-type="float" office:value="980.053861029">
            <text:p>980.053861029</text:p>
          </table:table-cell>
          <table:table-cell office:value-type="float" office:value="0.00102035208448">
            <text:p>0.00102035208448</text:p>
          </table:table-cell>
          <table:table-cell office:value-type="float" office:value="275.649820234">
            <text:p>275.649820234</text:p>
          </table:table-cell>
          <table:table-cell office:value-type="float" office:value="275.676358704">
            <text:p>275.676358704</text:p>
          </table:table-cell>
          <table:table-cell office:value-type="float" office:value="0.904165011698">
            <text:p>0.904165011698</text:p>
          </table:table-cell>
          <table:table-cell office:value-type="float" office:value="3.94673008494">
            <text:p>3.94673008494</text:p>
          </table:table-cell>
          <table:table-cell office:value-type="float" office:value="4.18792714691">
            <text:p>4.18792714691</text:p>
          </table:table-cell>
          <table:table-cell office:value-type="float" office:value="1553.5630085">
            <text:p>1553.5630085</text:p>
          </table:table-cell>
          <table:table-cell office:value-type="float" office:value="-0.197446976597">
            <text:p>-0.197446976597</text:p>
          </table:table-cell>
          <table:table-cell office:value-type="float" office:value="428.000415494">
            <text:p>428.000415494</text:p>
          </table:table-cell>
          <table:table-cell office:value-type="float" office:value="0.659699897572">
            <text:p>0.659699897572</text:p>
          </table:table-cell>
          <table:table-cell office:value-type="float" office:value="0.0652163300906">
            <text:p>0.0652163300906</text:p>
          </table:table-cell>
          <table:table-cell office:value-type="float" office:value="0.167302271868">
            <text:p>0.167302271868</text:p>
          </table:table-cell>
          <table:table-cell office:value-type="float" office:value="5.97720514392">
            <text:p>5.97720514392</text:p>
          </table:table-cell>
          <table:table-cell office:value-type="float" office:value="2463.50905223">
            <text:p>2463.50905223</text:p>
          </table:table-cell>
          <table:table-cell office:value-type="float" office:value="2618.97095973">
            <text:p>2618.97095973</text:p>
          </table:table-cell>
          <table:table-cell office:value-type="float" office:value="7.81653846605">
            <text:p>7.81653846605</text:p>
          </table:table-cell>
          <table:table-cell office:value-type="float" office:value="1.48727762613">
            <text:p>1.48727762613</text:p>
          </table:table-cell>
          <table:table-cell office:value-type="float" office:value="1.97683546568">
            <text:p>1.97683546568</text:p>
          </table:table-cell>
          <table:table-cell office:value-type="float" office:value="453.08015661">
            <text:p>453.08015661</text:p>
          </table:table-cell>
          <table:table-cell office:value-type="float" office:value="110.699582415">
            <text:p>110.699582415</text:p>
          </table:table-cell>
          <table:table-cell office:value-type="float" office:value="11.1243396543">
            <text:p>11.1243396543</text:p>
          </table:table-cell>
          <table:table-cell office:value-type="float" office:value="0.0216948931526">
            <text:p>0.0216948931526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0323658747911">
            <text:p>0.0323658747911</text:p>
          </table:table-cell>
          <table:table-cell office:value-type="float" office:value="977.246858142">
            <text:p>977.246858142</text:p>
          </table:table-cell>
          <table:table-cell office:value-type="float" office:value="0.00102328290101">
            <text:p>0.00102328290101</text:p>
          </table:table-cell>
          <table:table-cell office:value-type="float" office:value="296.594924793">
            <text:p>296.594924793</text:p>
          </table:table-cell>
          <table:table-cell office:value-type="float" office:value="296.628044239">
            <text:p>296.628044239</text:p>
          </table:table-cell>
          <table:table-cell office:value-type="float" office:value="0.965498971928">
            <text:p>0.965498971928</text:p>
          </table:table-cell>
          <table:table-cell office:value-type="float" office:value="3.92082451744">
            <text:p>3.92082451744</text:p>
          </table:table-cell>
          <table:table-cell office:value-type="float" office:value="4.19072275361">
            <text:p>4.19072275361</text:p>
          </table:table-cell>
          <table:table-cell office:value-type="float" office:value="1554.73988577">
            <text:p>1554.73988577</text:p>
          </table:table-cell>
          <table:table-cell office:value-type="float" office:value="-0.194703342548">
            <text:p>-0.194703342548</text:p>
          </table:table-cell>
          <table:table-cell office:value-type="float" office:value="399.215802655">
            <text:p>399.215802655</text:p>
          </table:table-cell>
          <table:table-cell office:value-type="float" office:value="0.663747424358">
            <text:p>0.663747424358</text:p>
          </table:table-cell>
          <table:table-cell office:value-type="float" office:value="0.0643290328049">
            <text:p>0.0643290328049</text:p>
          </table:table-cell>
          <table:table-cell office:value-type="float" office:value="0.205366709894">
            <text:p>0.205366709894</text:p>
          </table:table-cell>
          <table:table-cell office:value-type="float" office:value="4.86933836801">
            <text:p>4.86933836801</text:p>
          </table:table-cell>
          <table:table-cell office:value-type="float" office:value="2469.94831373">
            <text:p>2469.94831373</text:p>
          </table:table-cell>
          <table:table-cell office:value-type="float" office:value="2627.54870968">
            <text:p>2627.54870968</text:p>
          </table:table-cell>
          <table:table-cell office:value-type="float" office:value="7.74143113889">
            <text:p>7.74143113889</text:p>
          </table:table-cell>
          <table:table-cell office:value-type="float" office:value="1.4950523758">
            <text:p>1.4950523758</text:p>
          </table:table-cell>
          <table:table-cell office:value-type="float" office:value="1.98822688779">
            <text:p>1.98822688779</text:p>
          </table:table-cell>
          <table:table-cell office:value-type="float" office:value="456.073924342">
            <text:p>456.073924342</text:p>
          </table:table-cell>
          <table:table-cell office:value-type="float" office:value="101.577062059">
            <text:p>101.577062059</text:p>
          </table:table-cell>
          <table:table-cell office:value-type="float" office:value="11.2884027132">
            <text:p>11.2884027132</text:p>
          </table:table-cell>
          <table:table-cell office:value-type="float" office:value="0.0221455912413">
            <text:p>0.0221455912413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0399886350785">
            <text:p>0.0399886350785</text:p>
          </table:table-cell>
          <table:table-cell office:value-type="float" office:value="974.305722393">
            <text:p>974.305722393</text:p>
          </table:table-cell>
          <table:table-cell office:value-type="float" office:value="0.00102637188412">
            <text:p>0.00102637188412</text:p>
          </table:table-cell>
          <table:table-cell office:value-type="float" office:value="317.554594383">
            <text:p>317.554594383</text:p>
          </table:table-cell>
          <table:table-cell office:value-type="float" office:value="317.595637594">
            <text:p>317.595637594</text:p>
          </table:table-cell>
          <table:table-cell office:value-type="float" office:value="1.02598995638">
            <text:p>1.02598995638</text:p>
          </table:table-cell>
          <table:table-cell office:value-type="float" office:value="3.8947122364">
            <text:p>3.8947122364</text:p>
          </table:table-cell>
          <table:table-cell office:value-type="float" office:value="4.1939109661">
            <text:p>4.1939109661</text:p>
          </table:table-cell>
          <table:table-cell office:value-type="float" office:value="1554.90847881">
            <text:p>1554.90847881</text:p>
          </table:table-cell>
          <table:table-cell office:value-type="float" office:value="-0.191951996946">
            <text:p>-0.191951996946</text:p>
          </table:table-cell>
          <table:table-cell office:value-type="float" office:value="373.563356814">
            <text:p>373.563356814</text:p>
          </table:table-cell>
          <table:table-cell office:value-type="float" office:value="0.66733671975">
            <text:p>0.66733671975</text:p>
          </table:table-cell>
          <table:table-cell office:value-type="float" office:value="0.0634291625023">
            <text:p>0.0634291625023</text:p>
          </table:table-cell>
          <table:table-cell office:value-type="float" office:value="0.25037295155">
            <text:p>0.25037295155</text:p>
          </table:table-cell>
          <table:table-cell office:value-type="float" office:value="3.99404166389">
            <text:p>3.99404166389</text:p>
          </table:table-cell>
          <table:table-cell office:value-type="float" office:value="2476.32347276">
            <text:p>2476.32347276</text:p>
          </table:table-cell>
          <table:table-cell office:value-type="float" office:value="2636.0397473">
            <text:p>2636.0397473</text:p>
          </table:table-cell>
          <table:table-cell office:value-type="float" office:value="7.6690962879">
            <text:p>7.6690962879</text:p>
          </table:table-cell>
          <table:table-cell office:value-type="float" office:value="1.50349533186">
            <text:p>1.50349533186</text:p>
          </table:table-cell>
          <table:table-cell office:value-type="float" office:value="2.00071019577">
            <text:p>2.00071019577</text:p>
          </table:table-cell>
          <table:table-cell office:value-type="float" office:value="459.005355832">
            <text:p>459.005355832</text:p>
          </table:table-cell>
          <table:table-cell office:value-type="float" office:value="93.6408070096">
            <text:p>93.6408070096</text:p>
          </table:table-cell>
          <table:table-cell office:value-type="float" office:value="11.4539533192">
            <text:p>11.4539533192</text:p>
          </table:table-cell>
          <table:table-cell office:value-type="float" office:value="0.0226118703215">
            <text:p>0.0226118703215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0490701199139">
            <text:p>0.0490701199139</text:p>
          </table:table-cell>
          <table:table-cell office:value-type="float" office:value="971.235319802">
            <text:p>971.235319802</text:p>
          </table:table-cell>
          <table:table-cell office:value-type="float" office:value="0.001029616592">
            <text:p>0.001029616592</text:p>
          </table:table-cell>
          <table:table-cell office:value-type="float" office:value="338.530758928">
            <text:p>338.530758928</text:p>
          </table:table-cell>
          <table:table-cell office:value-type="float" office:value="338.581282338">
            <text:p>338.581282338</text:p>
          </table:table-cell>
          <table:table-cell office:value-type="float" office:value="1.08566745754">
            <text:p>1.08566745754</text:p>
          </table:table-cell>
          <table:table-cell office:value-type="float" office:value="3.86847751188">
            <text:p>3.86847751188</text:p>
          </table:table-cell>
          <table:table-cell office:value-type="float" office:value="4.19751435379">
            <text:p>4.19751435379</text:p>
          </table:table-cell>
          <table:table-cell office:value-type="float" office:value="1554.1247284">
            <text:p>1554.1247284</text:p>
          </table:table-cell>
          <table:table-cell office:value-type="float" office:value="-0.18918105204">
            <text:p>-0.18918105204</text:p>
          </table:table-cell>
          <table:table-cell office:value-type="float" office:value="350.603968558">
            <text:p>350.603968558</text:p>
          </table:table-cell>
          <table:table-cell office:value-type="float" office:value="0.670495458361">
            <text:p>0.670495458361</text:p>
          </table:table-cell>
          <table:table-cell office:value-type="float" office:value="0.0625169055482">
            <text:p>0.0625169055482</text:p>
          </table:table-cell>
          <table:table-cell office:value-type="float" office:value="0.303262461607">
            <text:p>0.303262461607</text:p>
          </table:table-cell>
          <table:table-cell office:value-type="float" office:value="3.29747372854">
            <text:p>3.29747372854</text:p>
          </table:table-cell>
          <table:table-cell office:value-type="float" office:value="2482.6288461">
            <text:p>2482.6288461</text:p>
          </table:table-cell>
          <table:table-cell office:value-type="float" office:value="2644.43627736">
            <text:p>2644.43627736</text:p>
          </table:table-cell>
          <table:table-cell office:value-type="float" office:value="7.59938213275">
            <text:p>7.59938213275</text:p>
          </table:table-cell>
          <table:table-cell office:value-type="float" office:value="1.51267221411">
            <text:p>1.51267221411</text:p>
          </table:table-cell>
          <table:table-cell office:value-type="float" office:value="2.01439484622">
            <text:p>2.01439484622</text:p>
          </table:table-cell>
          <table:table-cell office:value-type="float" office:value="461.871639904">
            <text:p>461.871639904</text:p>
          </table:table-cell>
          <table:table-cell office:value-type="float" office:value="86.6939044077">
            <text:p>86.6939044077</text:p>
          </table:table-cell>
          <table:table-cell office:value-type="float" office:value="11.620816172">
            <text:p>11.620816172</text:p>
          </table:table-cell>
          <table:table-cell office:value-type="float" office:value="0.0230941389359">
            <text:p>0.0230941389359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0598224981156">
            <text:p>0.0598224981156</text:p>
          </table:table-cell>
          <table:table-cell office:value-type="float" office:value="968.039874646">
            <text:p>968.039874646</text:p>
          </table:table-cell>
          <table:table-cell office:value-type="float" office:value="0.00103301529843">
            <text:p>0.00103301529843</text:p>
          </table:table-cell>
          <table:table-cell office:value-type="float" office:value="359.525457938">
            <text:p>359.525457938</text:p>
          </table:table-cell>
          <table:table-cell office:value-type="float" office:value="359.587255494">
            <text:p>359.587255494</text:p>
          </table:table-cell>
          <table:table-cell office:value-type="float" office:value="1.14456003791">
            <text:p>1.14456003791</text:p>
          </table:table-cell>
          <table:table-cell office:value-type="float" office:value="3.84219749145">
            <text:p>3.84219749145</text:p>
          </table:table-cell>
          <table:table-cell office:value-type="float" office:value="4.20155999346">
            <text:p>4.20155999346</text:p>
          </table:table-cell>
          <table:table-cell office:value-type="float" office:value="1552.43896691">
            <text:p>1552.43896691</text:p>
          </table:table-cell>
          <table:table-cell office:value-type="float" office:value="-0.186379260377">
            <text:p>-0.186379260377</text:p>
          </table:table-cell>
          <table:table-cell office:value-type="float" office:value="329.973494221">
            <text:p>329.973494221</text:p>
          </table:table-cell>
          <table:table-cell office:value-type="float" office:value="0.673251197159">
            <text:p>0.673251197159</text:p>
          </table:table-cell>
          <table:table-cell office:value-type="float" office:value="0.0615924523467">
            <text:p>0.0615924523467</text:p>
          </table:table-cell>
          <table:table-cell office:value-type="float" office:value="0.365057006164">
            <text:p>0.365057006164</text:p>
          </table:table-cell>
          <table:table-cell office:value-type="float" office:value="2.73929820032">
            <text:p>2.73929820032</text:p>
          </table:table-cell>
          <table:table-cell office:value-type="float" office:value="2488.85848658">
            <text:p>2488.85848658</text:p>
          </table:table-cell>
          <table:table-cell office:value-type="float" office:value="2652.73014801">
            <text:p>2652.73014801</text:p>
          </table:table-cell>
          <table:table-cell office:value-type="float" office:value="7.53214469672">
            <text:p>7.53214469672</text:p>
          </table:table-cell>
          <table:table-cell office:value-type="float" office:value="1.52264994036">
            <text:p>1.52264994036</text:p>
          </table:table-cell>
          <table:table-cell office:value-type="float" office:value="2.02939506141">
            <text:p>2.02939506141</text:p>
          </table:table-cell>
          <table:table-cell office:value-type="float" office:value="464.669925047">
            <text:p>464.669925047</text:p>
          </table:table-cell>
          <table:table-cell office:value-type="float" office:value="80.5763525739">
            <text:p>80.5763525739</text:p>
          </table:table-cell>
          <table:table-cell office:value-type="float" office:value="11.7888272545">
            <text:p>11.7888272545</text:p>
          </table:table-cell>
          <table:table-cell office:value-type="float" office:value="0.0235928036313">
            <text:p>0.0235928036313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.0724781268116">
            <text:p>0.0724781268116</text:p>
          </table:table-cell>
          <table:table-cell office:value-type="float" office:value="964.723045788">
            <text:p>964.723045788</text:p>
          </table:table-cell>
          <table:table-cell office:value-type="float" office:value="0.00103656692391">
            <text:p>0.00103656692391</text:p>
          </table:table-cell>
          <table:table-cell office:value-type="float" office:value="380.5408567">
            <text:p>380.5408567</text:p>
          </table:table-cell>
          <table:table-cell office:value-type="float" office:value="380.615985129">
            <text:p>380.615985129</text:p>
          </table:table-cell>
          <table:table-cell office:value-type="float" office:value="1.20269542681">
            <text:p>1.20269542681</text:p>
          </table:table-cell>
          <table:table-cell office:value-type="float" office:value="3.81594206534">
            <text:p>3.81594206534</text:p>
          </table:table-cell>
          <table:table-cell office:value-type="float" office:value="4.20607782844">
            <text:p>4.20607782844</text:p>
          </table:table-cell>
          <table:table-cell office:value-type="float" office:value="1549.89646315">
            <text:p>1549.89646315</text:p>
          </table:table-cell>
          <table:table-cell office:value-type="float" office:value="-0.183535885264">
            <text:p>-0.183535885264</text:p>
          </table:table-cell>
          <table:table-cell office:value-type="float" office:value="311.367652406">
            <text:p>311.367652406</text:p>
          </table:table-cell>
          <table:table-cell office:value-type="float" office:value="0.675630570841">
            <text:p>0.675630570841</text:p>
          </table:table-cell>
          <table:table-cell office:value-type="float" office:value="0.0606559975134">
            <text:p>0.0606559975134</text:p>
          </table:table-cell>
          <table:table-cell office:value-type="float" office:value="0.436860831868">
            <text:p>0.436860831868</text:p>
          </table:table-cell>
          <table:table-cell office:value-type="float" office:value="2.28905849884">
            <text:p>2.28905849884</text:p>
          </table:table-cell>
          <table:table-cell office:value-type="float" office:value="2495.00618289">
            <text:p>2495.00618289</text:p>
          </table:table-cell>
          <table:table-cell office:value-type="float" office:value="2660.91285505">
            <text:p>2660.91285505</text:p>
          </table:table-cell>
          <table:table-cell office:value-type="float" office:value="7.46724726724">
            <text:p>7.46724726724</text:p>
          </table:table-cell>
          <table:table-cell office:value-type="float" office:value="1.53349704139">
            <text:p>1.53349704139</text:p>
          </table:table-cell>
          <table:table-cell office:value-type="float" office:value="2.04583051325">
            <text:p>2.04583051325</text:p>
          </table:table-cell>
          <table:table-cell office:value-type="float" office:value="467.397313926">
            <text:p>467.397313926</text:p>
          </table:table-cell>
          <table:table-cell office:value-type="float" office:value="75.1574408642">
            <text:p>75.1574408642</text:p>
          </table:table-cell>
          <table:table-cell office:value-type="float" office:value="11.9578332547">
            <text:p>11.9578332547</text:p>
          </table:table-cell>
          <table:table-cell office:value-type="float" office:value="0.0241082630725">
            <text:p>0.0241082630725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0.0872902004184">
            <text:p>0.0872902004184</text:p>
          </table:table-cell>
          <table:table-cell office:value-type="float" office:value="961.287988644">
            <text:p>961.287988644</text:p>
          </table:table-cell>
          <table:table-cell office:value-type="float" office:value="0.00104027098207">
            <text:p>0.00104027098207</text:p>
          </table:table-cell>
          <table:table-cell office:value-type="float" office:value="401.579255395">
            <text:p>401.579255395</text:p>
          </table:table-cell>
          <table:table-cell office:value-type="float" office:value="401.670060858">
            <text:p>401.670060858</text:p>
          </table:table-cell>
          <table:table-cell office:value-type="float" office:value="1.26010059136">
            <text:p>1.26010059136</text:p>
          </table:table-cell>
          <table:table-cell office:value-type="float" office:value="3.78977391741">
            <text:p>3.78977391741</text:p>
          </table:table-cell>
          <table:table-cell office:value-type="float" office:value="4.21109953775">
            <text:p>4.21109953775</text:p>
          </table:table-cell>
          <table:table-cell office:value-type="float" office:value="1546.53792628">
            <text:p>1546.53792628</text:p>
          </table:table-cell>
          <table:table-cell office:value-type="float" office:value="-0.180640581662">
            <text:p>-0.180640581662</text:p>
          </table:table-cell>
          <table:table-cell office:value-type="float" office:value="294.530407488">
            <text:p>294.530407488</text:p>
          </table:table-cell>
          <table:table-cell office:value-type="float" office:value="0.677658713988">
            <text:p>0.677658713988</text:p>
          </table:table-cell>
          <table:table-cell office:value-type="float" office:value="0.0597077400585">
            <text:p>0.0597077400585</text:p>
          </table:table-cell>
          <table:table-cell office:value-type="float" office:value="0.519862753237">
            <text:p>0.519862753237</text:p>
          </table:table-cell>
          <table:table-cell office:value-type="float" office:value="1.92358462647">
            <text:p>1.92358462647</text:p>
          </table:table-cell>
          <table:table-cell office:value-type="float" office:value="2501.06546387">
            <text:p>2501.06546387</text:p>
          </table:table-cell>
          <table:table-cell office:value-type="float" office:value="2668.97555142">
            <text:p>2668.97555142</text:p>
          </table:table-cell>
          <table:table-cell office:value-type="float" office:value="7.40455991538">
            <text:p>7.40455991538</text:p>
          </table:table-cell>
          <table:table-cell office:value-type="float" office:value="1.5452835972">
            <text:p>1.5452835972</text:p>
          </table:table-cell>
          <table:table-cell office:value-type="float" office:value="2.06382642761">
            <text:p>2.06382642761</text:p>
          </table:table-cell>
          <table:table-cell office:value-type="float" office:value="470.050863503">
            <text:p>470.050863503</text:p>
          </table:table-cell>
          <table:table-cell office:value-type="float" office:value="70.3297104385">
            <text:p>70.3297104385</text:p>
          </table:table-cell>
          <table:table-cell office:value-type="float" office:value="12.1276911352">
            <text:p>12.1276911352</text:p>
          </table:table-cell>
          <table:table-cell office:value-type="float" office:value="0.0246409029684">
            <text:p>0.0246409029684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.104533317549">
            <text:p>0.104533317549</text:p>
          </table:table-cell>
          <table:table-cell office:value-type="float" office:value="957.737405679">
            <text:p>957.737405679</text:p>
          </table:table-cell>
          <table:table-cell office:value-type="float" office:value="0.00104412753858">
            <text:p>0.00104412753858</text:p>
          </table:table-cell>
          <table:table-cell office:value-type="float" office:value="422.643093388">
            <text:p>422.643093388</text:p>
          </table:table-cell>
          <table:table-cell office:value-type="float" office:value="422.752239503">
            <text:p>422.752239503</text:p>
          </table:table-cell>
          <table:table-cell office:value-type="float" office:value="1.31680178978">
            <text:p>1.31680178978</text:p>
          </table:table-cell>
          <table:table-cell office:value-type="float" office:value="3.76374872599">
            <text:p>3.76374872599</text:p>
          </table:table-cell>
          <table:table-cell office:value-type="float" office:value="4.2166578007">
            <text:p>4.2166578007</text:p>
          </table:table-cell>
          <table:table-cell office:value-type="float" office:value="1542.39996809">
            <text:p>1542.39996809</text:p>
          </table:table-cell>
          <table:table-cell office:value-type="float" office:value="-0.177683284872">
            <text:p>-0.177683284872</text:p>
          </table:table-cell>
          <table:table-cell office:value-type="float" office:value="279.244940739">
            <text:p>279.244940739</text:p>
          </table:table-cell>
          <table:table-cell office:value-type="float" office:value="0.679358872737">
            <text:p>0.679358872737</text:p>
          </table:table-cell>
          <table:table-cell office:value-type="float" office:value="0.0587478835823">
            <text:p>0.0587478835823</text:p>
          </table:table-cell>
          <table:table-cell office:value-type="float" office:value="0.615338198308">
            <text:p>0.615338198308</text:p>
          </table:table-cell>
          <table:table-cell office:value-type="float" office:value="1.62512257934">
            <text:p>1.62512257934</text:p>
          </table:table-cell>
          <table:table-cell office:value-type="float" office:value="2507.02960819">
            <text:p>2507.02960819</text:p>
          </table:table-cell>
          <table:table-cell office:value-type="float" office:value="2676.90906283">
            <text:p>2676.90906283</text:p>
          </table:table-cell>
          <table:table-cell office:value-type="float" office:value="7.34395907139">
            <text:p>7.34395907139</text:p>
          </table:table-cell>
          <table:table-cell office:value-type="float" office:value="1.55808057016">
            <text:p>1.55808057016</text:p>
          </table:table-cell>
          <table:table-cell office:value-type="float" office:value="2.08351296384">
            <text:p>2.08351296384</text:p>
          </table:table-cell>
          <table:table-cell office:value-type="float" office:value="472.627593612">
            <text:p>472.627593612</text:p>
          </table:table-cell>
          <table:table-cell office:value-type="float" office:value="66.0042296359">
            <text:p>66.0042296359</text:p>
          </table:table-cell>
          <table:table-cell office:value-type="float" office:value="12.298267827">
            <text:p>12.298267827</text:p>
          </table:table-cell>
          <table:table-cell office:value-type="float" office:value="0.025191091825">
            <text:p>0.025191091825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.124503964705">
            <text:p>0.124503964705</text:p>
          </table:table-cell>
          <table:table-cell office:value-type="float" office:value="954.073587673">
            <text:p>954.073587673</text:p>
          </table:table-cell>
          <table:table-cell office:value-type="float" office:value="0.00104813718032">
            <text:p>0.00104813718032</text:p>
          </table:table-cell>
          <table:table-cell office:value-type="float" office:value="443.734950401">
            <text:p>443.734950401</text:p>
          </table:table-cell>
          <table:table-cell office:value-type="float" office:value="443.865447635">
            <text:p>443.865447635</text:p>
          </table:table-cell>
          <table:table-cell office:value-type="float" office:value="1.37282461287">
            <text:p>1.37282461287</text:p>
          </table:table-cell>
          <table:table-cell office:value-type="float" office:value="3.73791547866">
            <text:p>3.73791547866</text:p>
          </table:table-cell>
          <table:table-cell office:value-type="float" office:value="4.22278586582">
            <text:p>4.22278586582</text:p>
          </table:table-cell>
          <table:table-cell office:value-type="float" office:value="1537.51552438">
            <text:p>1537.51552438</text:p>
          </table:table-cell>
          <table:table-cell office:value-type="float" office:value="-0.174654105201">
            <text:p>-0.174654105201</text:p>
          </table:table-cell>
          <table:table-cell office:value-type="float" office:value="265.326563402">
            <text:p>265.326563402</text:p>
          </table:table-cell>
          <table:table-cell office:value-type="float" office:value="0.680752170657">
            <text:p>0.680752170657</text:p>
          </table:table-cell>
          <table:table-cell office:value-type="float" office:value="0.057776636483">
            <text:p>0.057776636483</text:p>
          </table:table-cell>
          <table:table-cell office:value-type="float" office:value="0.724651267484">
            <text:p>0.724651267484</text:p>
          </table:table-cell>
          <table:table-cell office:value-type="float" office:value="1.37997412669">
            <text:p>1.37997412669</text:p>
          </table:table-cell>
          <table:table-cell office:value-type="float" office:value="2512.89165993">
            <text:p>2512.89165993</text:p>
          </table:table-cell>
          <table:table-cell office:value-type="float" office:value="2684.70390989">
            <text:p>2684.70390989</text:p>
          </table:table-cell>
          <table:table-cell office:value-type="float" office:value="7.2853271518">
            <text:p>7.2853271518</text:p>
          </table:table-cell>
          <table:table-cell office:value-type="float" office:value="1.57195850404">
            <text:p>1.57195850404</text:p>
          </table:table-cell>
          <table:table-cell office:value-type="float" office:value="2.10502383476">
            <text:p>2.10502383476</text:p>
          </table:table-cell>
          <table:table-cell office:value-type="float" office:value="475.124504958">
            <text:p>475.124504958</text:p>
          </table:table-cell>
          <table:table-cell office:value-type="float" office:value="62.1069367232">
            <text:p>62.1069367232</text:p>
          </table:table-cell>
          <table:table-cell office:value-type="float" office:value="12.4694400244">
            <text:p>12.4694400244</text:p>
          </table:table-cell>
          <table:table-cell office:value-type="float" office:value="0.0257591775389">
            <text:p>0.0257591775389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147520916627">
            <text:p>0.147520916627</text:p>
          </table:table-cell>
          <table:table-cell office:value-type="float" office:value="950.298447466">
            <text:p>950.298447466</text:p>
          </table:table-cell>
          <table:table-cell office:value-type="float" office:value="0.00105230099309">
            <text:p>0.00105230099309</text:p>
          </table:table-cell>
          <table:table-cell office:value-type="float" office:value="464.857545897">
            <text:p>464.857545897</text:p>
          </table:table-cell>
          <table:table-cell office:value-type="float" office:value="465.012782304">
            <text:p>465.012782304</text:p>
          </table:table-cell>
          <table:table-cell office:value-type="float" office:value="1.42819401823">
            <text:p>1.42819401823</text:p>
          </table:table-cell>
          <table:table-cell office:value-type="float" office:value="3.71231686874">
            <text:p>3.71231686874</text:p>
          </table:table-cell>
          <table:table-cell office:value-type="float" office:value="4.22951735185">
            <text:p>4.22951735185</text:p>
          </table:table-cell>
          <table:table-cell office:value-type="float" office:value="1531.91423633">
            <text:p>1531.91423633</text:p>
          </table:table-cell>
          <table:table-cell office:value-type="float" office:value="-0.171543227197">
            <text:p>-0.171543227197</text:p>
          </table:table-cell>
          <table:table-cell office:value-type="float" office:value="252.617102716">
            <text:p>252.617102716</text:p>
          </table:table-cell>
          <table:table-cell office:value-type="float" office:value="0.681857496638">
            <text:p>0.681857496638</text:p>
          </table:table-cell>
          <table:table-cell office:value-type="float" office:value="0.0567942121782">
            <text:p>0.0567942121782</text:p>
          </table:table-cell>
          <table:table-cell office:value-type="float" office:value="0.8492568642">
            <text:p>0.8492568642</text:p>
          </table:table-cell>
          <table:table-cell office:value-type="float" office:value="1.17750004993">
            <text:p>1.17750004993</text:p>
          </table:table-cell>
          <table:table-cell office:value-type="float" office:value="2518.64444964">
            <text:p>2518.64444964</text:p>
          </table:table-cell>
          <table:table-cell office:value-type="float" office:value="2692.35033632">
            <text:p>2692.35033632</text:p>
          </table:table-cell>
          <table:table-cell office:value-type="float" office:value="7.22855223183">
            <text:p>7.22855223183</text:p>
          </table:table-cell>
          <table:table-cell office:value-type="float" office:value="1.58698565092">
            <text:p>1.58698565092</text:p>
          </table:table-cell>
          <table:table-cell office:value-type="float" office:value="2.12849424383">
            <text:p>2.12849424383</text:p>
          </table:table-cell>
          <table:table-cell office:value-type="float" office:value="477.5386057">
            <text:p>477.5386057</text:p>
          </table:table-cell>
          <table:table-cell office:value-type="float" office:value="58.575829342">
            <text:p>58.575829342</text:p>
          </table:table-cell>
          <table:table-cell office:value-type="float" office:value="12.6410940655">
            <text:p>12.6410940655</text:p>
          </table:table-cell>
          <table:table-cell office:value-type="float" office:value="0.0263454848464">
            <text:p>0.0263454848464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173925554758">
            <text:p>0.173925554758</text:p>
          </table:table-cell>
          <table:table-cell office:value-type="float" office:value="946.413547511">
            <text:p>946.413547511</text:p>
          </table:table-cell>
          <table:table-cell office:value-type="float" office:value="0.00105662054673">
            <text:p>0.00105662054673</text:p>
          </table:table-cell>
          <table:table-cell office:value-type="float" office:value="486.013737635">
            <text:p>486.013737635</text:p>
          </table:table-cell>
          <table:table-cell office:value-type="float" office:value="486.19751095">
            <text:p>486.19751095</text:p>
          </table:table-cell>
          <table:table-cell office:value-type="float" office:value="1.48293436019">
            <text:p>1.48293436019</text:p>
          </table:table-cell>
          <table:table-cell office:value-type="float" office:value="3.68698974542">
            <text:p>3.68698974542</text:p>
          </table:table-cell>
          <table:table-cell office:value-type="float" office:value="4.23688622448">
            <text:p>4.23688622448</text:p>
          </table:table-cell>
          <table:table-cell office:value-type="float" office:value="1525.62279373">
            <text:p>1525.62279373</text:p>
          </table:table-cell>
          <table:table-cell office:value-type="float" office:value="-0.168340812313">
            <text:p>-0.168340812313</text:p>
          </table:table-cell>
          <table:table-cell office:value-type="float" office:value="240.980416417">
            <text:p>240.980416417</text:p>
          </table:table-cell>
          <table:table-cell office:value-type="float" office:value="0.682691486391">
            <text:p>0.682691486391</text:p>
          </table:table-cell>
          <table:table-cell office:value-type="float" office:value="0.0558008293415">
            <text:p>0.0558008293415</text:p>
          </table:table-cell>
          <table:table-cell office:value-type="float" office:value="0.990702959273">
            <text:p>0.990702959273</text:p>
          </table:table-cell>
          <table:table-cell office:value-type="float" office:value="1.00938428682">
            <text:p>1.00938428682</text:p>
          </table:table-cell>
          <table:table-cell office:value-type="float" office:value="2524.28061979">
            <text:p>2524.28061979</text:p>
          </table:table-cell>
          <table:table-cell office:value-type="float" office:value="2699.83834184">
            <text:p>2699.83834184</text:p>
          </table:table-cell>
          <table:table-cell office:value-type="float" office:value="7.17352775578">
            <text:p>7.17352775578</text:p>
          </table:table-cell>
          <table:table-cell office:value-type="float" office:value="1.60322566941">
            <text:p>1.60322566941</text:p>
          </table:table-cell>
          <table:table-cell office:value-type="float" office:value="2.15405831437">
            <text:p>2.15405831437</text:p>
          </table:table-cell>
          <table:table-cell office:value-type="float" office:value="479.866944172">
            <text:p>479.866944172</text:p>
          </table:table-cell>
          <table:table-cell office:value-type="float" office:value="55.3588097879">
            <text:p>55.3588097879</text:p>
          </table:table-cell>
          <table:table-cell office:value-type="float" office:value="12.8131258841">
            <text:p>12.8131258841</text:p>
          </table:table-cell>
          <table:table-cell office:value-type="float" office:value="0.0269503136411">
            <text:p>0.0269503136411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20408210608">
            <text:p>0.20408210608</text:p>
          </table:table-cell>
          <table:table-cell office:value-type="float" office:value="942.420122272">
            <text:p>942.420122272</text:p>
          </table:table-cell>
          <table:table-cell office:value-type="float" office:value="0.00106109788657">
            <text:p>0.00106109788657</text:p>
          </table:table-cell>
          <table:table-cell office:value-type="float" office:value="507.206520157">
            <text:p>507.206520157</text:p>
          </table:table-cell>
          <table:table-cell office:value-type="float" office:value="507.423071248">
            <text:p>507.423071248</text:p>
          </table:table-cell>
          <table:table-cell office:value-type="float" office:value="1.53706941767">
            <text:p>1.53706941767</text:p>
          </table:table-cell>
          <table:table-cell office:value-type="float" office:value="3.66196559488">
            <text:p>3.66196559488</text:p>
          </table:table-cell>
          <table:table-cell office:value-type="float" office:value="4.24492690557">
            <text:p>4.24492690557</text:p>
          </table:table-cell>
          <table:table-cell office:value-type="float" office:value="1518.66524217">
            <text:p>1518.66524217</text:p>
          </table:table-cell>
          <table:table-cell office:value-type="float" office:value="-0.165036903916">
            <text:p>-0.165036903916</text:p>
          </table:table-cell>
          <table:table-cell office:value-type="float" office:value="230.298780015">
            <text:p>230.298780015</text:p>
          </table:table-cell>
          <table:table-cell office:value-type="float" office:value="0.683268573134">
            <text:p>0.683268573134</text:p>
          </table:table-cell>
          <table:table-cell office:value-type="float" office:value="0.0547967121555">
            <text:p>0.0547967121555</text:p>
          </table:table-cell>
          <table:table-cell office:value-type="float" office:value="1.15063305373">
            <text:p>1.15063305373</text:p>
          </table:table-cell>
          <table:table-cell office:value-type="float" office:value="0.869086801182">
            <text:p>0.869086801182</text:p>
          </table:table-cell>
          <table:table-cell office:value-type="float" office:value="2529.79265309">
            <text:p>2529.79265309</text:p>
          </table:table-cell>
          <table:table-cell office:value-type="float" office:value="2707.15771784">
            <text:p>2707.15771784</text:p>
          </table:table-cell>
          <table:table-cell office:value-type="float" office:value="7.12015227705">
            <text:p>7.12015227705</text:p>
          </table:table-cell>
          <table:table-cell office:value-type="float" office:value="1.62073509808">
            <text:p>1.62073509808</text:p>
          </table:table-cell>
          <table:table-cell office:value-type="float" office:value="2.18184625905">
            <text:p>2.18184625905</text:p>
          </table:table-cell>
          <table:table-cell office:value-type="float" office:value="482.10664415">
            <text:p>482.10664415</text:p>
          </table:table-cell>
          <table:table-cell office:value-type="float" office:value="52.4120257618">
            <text:p>52.4120257618</text:p>
          </table:table-cell>
          <table:table-cell office:value-type="float" office:value="12.9854410255">
            <text:p>12.9854410255</text:p>
          </table:table-cell>
          <table:table-cell office:value-type="float" office:value="0.0275739381818">
            <text:p>0.0275739381818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238377805561">
            <text:p>0.238377805561</text:p>
          </table:table-cell>
          <table:table-cell office:value-type="float" office:value="938.31909628">
            <text:p>938.31909628</text:p>
          </table:table-cell>
          <table:table-cell office:value-type="float" office:value="0.00106573553066">
            <text:p>0.00106573553066</text:p>
          </table:table-cell>
          <table:table-cell office:value-type="float" office:value="528.43902372">
            <text:p>528.43902372</text:p>
          </table:table-cell>
          <table:table-cell office:value-type="float" office:value="528.693071417">
            <text:p>528.693071417</text:p>
          </table:table-cell>
          <table:table-cell office:value-type="float" office:value="1.59062242167">
            <text:p>1.59062242167</text:p>
          </table:table-cell>
          <table:table-cell office:value-type="float" office:value="3.63727103412">
            <text:p>3.63727103412</text:p>
          </table:table-cell>
          <table:table-cell office:value-type="float" office:value="4.25367448215">
            <text:p>4.25367448215</text:p>
          </table:table-cell>
          <table:table-cell office:value-type="float" office:value="1511.06325654">
            <text:p>1511.06325654</text:p>
          </table:table-cell>
          <table:table-cell office:value-type="float" office:value="-0.161621333612">
            <text:p>-0.161621333612</text:p>
          </table:table-cell>
          <table:table-cell office:value-type="float" office:value="220.469955162">
            <text:p>220.469955162</text:p>
          </table:table-cell>
          <table:table-cell office:value-type="float" office:value="0.683601086891">
            <text:p>0.683601086891</text:p>
          </table:table-cell>
          <table:table-cell office:value-type="float" office:value="0.0537820905825">
            <text:p>0.0537820905825</text:p>
          </table:table-cell>
          <table:table-cell office:value-type="float" office:value="1.33078890817">
            <text:p>1.33078890817</text:p>
          </table:table-cell>
          <table:table-cell office:value-type="float" office:value="0.751433975635">
            <text:p>0.751433975635</text:p>
          </table:table-cell>
          <table:table-cell office:value-type="float" office:value="2535.17290137">
            <text:p>2535.17290137</text:p>
          </table:table-cell>
          <table:table-cell office:value-type="float" office:value="2714.2980835">
            <text:p>2714.2980835</text:p>
          </table:table-cell>
          <table:table-cell office:value-type="float" office:value="7.06832921888">
            <text:p>7.06832921888</text:p>
          </table:table-cell>
          <table:table-cell office:value-type="float" office:value="1.63956084095">
            <text:p>1.63956084095</text:p>
          </table:table-cell>
          <table:table-cell office:value-type="float" office:value="2.21198158005">
            <text:p>2.21198158005</text:p>
          </table:table-cell>
          <table:table-cell office:value-type="float" office:value="484.25493852">
            <text:p>484.25493852</text:p>
          </table:table-cell>
          <table:table-cell office:value-type="float" office:value="49.6985758457">
            <text:p>49.6985758457</text:p>
          </table:table-cell>
          <table:table-cell office:value-type="float" office:value="13.1579547156">
            <text:p>13.1579547156</text:p>
          </table:table-cell>
          <table:table-cell office:value-type="float" office:value="0.0282166072135">
            <text:p>0.0282166072135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0.277222986451">
            <text:p>0.277222986451</text:p>
          </table:table-cell>
          <table:table-cell office:value-type="float" office:value="934.111098467">
            <text:p>934.111098467</text:p>
          </table:table-cell>
          <table:table-cell office:value-type="float" office:value="0.0010705364722">
            <text:p>0.0010705364722</text:p>
          </table:table-cell>
          <table:table-cell office:value-type="float" office:value="549.714514093">
            <text:p>549.714514093</text:p>
          </table:table-cell>
          <table:table-cell office:value-type="float" office:value="550.011291411">
            <text:p>550.011291411</text:p>
          </table:table-cell>
          <table:table-cell office:value-type="float" office:value="1.64361608314">
            <text:p>1.64361608314</text:p>
          </table:table-cell>
          <table:table-cell office:value-type="float" office:value="3.61292830362">
            <text:p>3.61292830362</text:p>
          </table:table-cell>
          <table:table-cell office:value-type="float" office:value="4.26316499127">
            <text:p>4.26316499127</text:p>
          </table:table-cell>
          <table:table-cell office:value-type="float" office:value="1502.83638335">
            <text:p>1502.83638335</text:p>
          </table:table-cell>
          <table:table-cell office:value-type="float" office:value="-0.158083627809">
            <text:p>-0.158083627809</text:p>
          </table:table-cell>
          <table:table-cell office:value-type="float" office:value="211.404794">
            <text:p>211.404794</text:p>
          </table:table-cell>
          <table:table-cell office:value-type="float" office:value="0.683699385495">
            <text:p>0.683699385495</text:p>
          </table:table-cell>
          <table:table-cell office:value-type="float" office:value="0.0527572006543">
            <text:p>0.0527572006543</text:p>
          </table:table-cell>
          <table:table-cell office:value-type="float" office:value="1.53301361054">
            <text:p>1.53301361054</text:p>
          </table:table-cell>
          <table:table-cell office:value-type="float" office:value="0.652309929359">
            <text:p>0.652309929359</text:p>
          </table:table-cell>
          <table:table-cell office:value-type="float" office:value="2540.41361279">
            <text:p>2540.41361279</text:p>
          </table:table-cell>
          <table:table-cell office:value-type="float" office:value="2721.24891949">
            <text:p>2721.24891949</text:p>
          </table:table-cell>
          <table:table-cell office:value-type="float" office:value="7.01796664771">
            <text:p>7.01796664771</text:p>
          </table:table-cell>
          <table:table-cell office:value-type="float" office:value="1.65973790587">
            <text:p>1.65973790587</text:p>
          </table:table-cell>
          <table:table-cell office:value-type="float" office:value="2.2445785976">
            <text:p>2.2445785976</text:p>
          </table:table-cell>
          <table:table-cell office:value-type="float" office:value="486.309197215">
            <text:p>486.309197215</text:p>
          </table:table-cell>
          <table:table-cell office:value-type="float" office:value="47.1874766681">
            <text:p>47.1874766681</text:p>
          </table:table-cell>
          <table:table-cell office:value-type="float" office:value="13.3305919821">
            <text:p>13.3305919821</text:p>
          </table:table-cell>
          <table:table-cell office:value-type="float" office:value="0.0288785450367">
            <text:p>0.0288785450367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.321051103194">
            <text:p>0.321051103194</text:p>
          </table:table-cell>
          <table:table-cell office:value-type="float" office:value="929.796473268">
            <text:p>929.796473268</text:p>
          </table:table-cell>
          <table:table-cell office:value-type="float" office:value="0.00107550418694">
            <text:p>0.00107550418694</text:p>
          </table:table-cell>
          <table:table-cell office:value-type="float" office:value="571.036393473">
            <text:p>571.036393473</text:p>
          </table:table-cell>
          <table:table-cell office:value-type="float" office:value="571.381685279">
            <text:p>571.381685279</text:p>
          </table:table-cell>
          <table:table-cell office:value-type="float" office:value="1.69607262214">
            <text:p>1.69607262214</text:p>
          </table:table-cell>
          <table:table-cell office:value-type="float" office:value="3.58895574873">
            <text:p>3.58895574873</text:p>
          </table:table-cell>
          <table:table-cell office:value-type="float" office:value="4.27343576384">
            <text:p>4.27343576384</text:p>
          </table:table-cell>
          <table:table-cell office:value-type="float" office:value="1494.00225453">
            <text:p>1494.00225453</text:p>
          </table:table-cell>
          <table:table-cell office:value-type="float" office:value="-0.154412913365">
            <text:p>-0.154412913365</text:p>
          </table:table-cell>
          <table:table-cell office:value-type="float" office:value="203.025268676">
            <text:p>203.025268676</text:p>
          </table:table-cell>
          <table:table-cell office:value-type="float" office:value="0.683572003617">
            <text:p>0.683572003617</text:p>
          </table:table-cell>
          <table:table-cell office:value-type="float" office:value="0.0517222847836">
            <text:p>0.0517222847836</text:p>
          </table:table-cell>
          <table:table-cell office:value-type="float" office:value="1.75925505892">
            <text:p>1.75925505892</text:p>
          </table:table-cell>
          <table:table-cell office:value-type="float" office:value="0.568422409775">
            <text:p>0.568422409775</text:p>
          </table:table-cell>
          <table:table-cell office:value-type="float" office:value="2545.50695509">
            <text:p>2545.50695509</text:p>
          </table:table-cell>
          <table:table-cell office:value-type="float" office:value="2727.99959683">
            <text:p>2727.99959683</text:p>
          </table:table-cell>
          <table:table-cell office:value-type="float" office:value="6.96897705136">
            <text:p>6.96897705136</text:p>
          </table:table-cell>
          <table:table-cell office:value-type="float" office:value="1.68128761318">
            <text:p>1.68128761318</text:p>
          </table:table-cell>
          <table:table-cell office:value-type="float" office:value="2.27974057953">
            <text:p>2.27974057953</text:p>
          </table:table-cell>
          <table:table-cell office:value-type="float" office:value="488.266945959">
            <text:p>488.266945959</text:p>
          </table:table-cell>
          <table:table-cell office:value-type="float" office:value="44.8528138084">
            <text:p>44.8528138084</text:p>
          </table:table-cell>
          <table:table-cell office:value-type="float" office:value="13.5032878213">
            <text:p>13.5032878213</text:p>
          </table:table-cell>
          <table:table-cell office:value-type="float" office:value="0.0295599535719">
            <text:p>0.0295599535719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.370318692455">
            <text:p>0.370318692455</text:p>
          </table:table-cell>
          <table:table-cell office:value-type="float" office:value="925.37528887">
            <text:p>925.37528887</text:p>
          </table:table-cell>
          <table:table-cell office:value-type="float" office:value="0.00108064264524">
            <text:p>0.00108064264524</text:p>
          </table:table-cell>
          <table:table-cell office:value-type="float" office:value="592.40820275">
            <text:p>592.40820275</text:p>
          </table:table-cell>
          <table:table-cell office:value-type="float" office:value="592.808384921">
            <text:p>592.808384921</text:p>
          </table:table-cell>
          <table:table-cell office:value-type="float" office:value="1.74801379857">
            <text:p>1.74801379857</text:p>
          </table:table-cell>
          <table:table-cell office:value-type="float" office:value="3.56536828252">
            <text:p>3.56536828252</text:p>
          </table:table-cell>
          <table:table-cell office:value-type="float" office:value="4.28452581624">
            <text:p>4.28452581624</text:p>
          </table:table-cell>
          <table:table-cell office:value-type="float" office:value="1484.57677495">
            <text:p>1484.57677495</text:p>
          </table:table-cell>
          <table:table-cell office:value-type="float" office:value="-0.150597821126">
            <text:p>-0.150597821126</text:p>
          </table:table-cell>
          <table:table-cell office:value-type="float" office:value="195.262840643">
            <text:p>195.262840643</text:p>
          </table:table-cell>
          <table:table-cell office:value-type="float" office:value="0.683225809022">
            <text:p>0.683225809022</text:p>
          </table:table-cell>
          <table:table-cell office:value-type="float" office:value="0.0506775920989">
            <text:p>0.0506775920989</text:p>
          </table:table-cell>
          <table:table-cell office:value-type="float" office:value="2.01156994203">
            <text:p>2.01156994203</text:p>
          </table:table-cell>
          <table:table-cell office:value-type="float" office:value="0.497124151195">
            <text:p>0.497124151195</text:p>
          </table:table-cell>
          <table:table-cell office:value-type="float" office:value="2550.44503268">
            <text:p>2550.44503268</text:p>
          </table:table-cell>
          <table:table-cell office:value-type="float" office:value="2734.53939834">
            <text:p>2734.53939834</text:p>
          </table:table-cell>
          <table:table-cell office:value-type="float" office:value="6.92127711601">
            <text:p>6.92127711601</text:p>
          </table:table-cell>
          <table:table-cell office:value-type="float" office:value="1.70421644537">
            <text:p>1.70421644537</text:p>
          </table:table-cell>
          <table:table-cell office:value-type="float" office:value="2.31755869343">
            <text:p>2.31755869343</text:p>
          </table:table-cell>
          <table:table-cell office:value-type="float" office:value="490.125873336">
            <text:p>490.125873336</text:p>
          </table:table-cell>
          <table:table-cell office:value-type="float" office:value="42.6730204011">
            <text:p>42.6730204011</text:p>
          </table:table-cell>
          <table:table-cell office:value-type="float" office:value="13.6759874112">
            <text:p>13.6759874112</text:p>
          </table:table-cell>
          <table:table-cell office:value-type="float" office:value="0.0302610154768">
            <text:p>0.0302610154768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0.425505278238">
            <text:p>0.425505278238</text:p>
          </table:table-cell>
          <table:table-cell office:value-type="float" office:value="920.847342889">
            <text:p>920.847342889</text:p>
          </table:table-cell>
          <table:table-cell office:value-type="float" office:value="0.00108595632894">
            <text:p>0.00108595632894</text:p>
          </table:table-cell>
          <table:table-cell office:value-type="float" office:value="613.833625257">
            <text:p>613.833625257</text:p>
          </table:table-cell>
          <table:table-cell office:value-type="float" office:value="614.295705407">
            <text:p>614.295705407</text:p>
          </table:table-cell>
          <table:table-cell office:value-type="float" office:value="1.79946094486">
            <text:p>1.79946094486</text:p>
          </table:table-cell>
          <table:table-cell office:value-type="float" office:value="3.54217782554">
            <text:p>3.54217782554</text:p>
          </table:table-cell>
          <table:table-cell office:value-type="float" office:value="4.2964762834">
            <text:p>4.2964762834</text:p>
          </table:table-cell>
          <table:table-cell office:value-type="float" office:value="1474.57428621">
            <text:p>1474.57428621</text:p>
          </table:table-cell>
          <table:table-cell office:value-type="float" office:value="-0.146626385993">
            <text:p>-0.146626385993</text:p>
          </table:table-cell>
          <table:table-cell office:value-type="float" office:value="188.057103451">
            <text:p>188.057103451</text:p>
          </table:table-cell>
          <table:table-cell office:value-type="float" office:value="0.682666157716">
            <text:p>0.682666157716</text:p>
          </table:table-cell>
          <table:table-cell office:value-type="float" office:value="0.0496233788043">
            <text:p>0.0496233788043</text:p>
          </table:table-cell>
          <table:table-cell office:value-type="float" office:value="2.29212830778">
            <text:p>2.29212830778</text:p>
          </table:table-cell>
          <table:table-cell office:value-type="float" office:value="0.436275751495">
            <text:p>0.436275751495</text:p>
          </table:table-cell>
          <table:table-cell office:value-type="float" office:value="2555.21989586">
            <text:p>2555.21989586</text:p>
          </table:table-cell>
          <table:table-cell office:value-type="float" office:value="2740.85753089">
            <text:p>2740.85753089</text:p>
          </table:table-cell>
          <table:table-cell office:value-type="float" office:value="6.87478749733">
            <text:p>6.87478749733</text:p>
          </table:table-cell>
          <table:table-cell office:value-type="float" office:value="1.72851564769">
            <text:p>1.72851564769</text:p>
          </table:table-cell>
          <table:table-cell office:value-type="float" office:value="2.3581119331">
            <text:p>2.3581119331</text:p>
          </table:table-cell>
          <table:table-cell office:value-type="float" office:value="491.88382507">
            <text:p>491.88382507</text:p>
          </table:table-cell>
          <table:table-cell office:value-type="float" office:value="40.6302457367">
            <text:p>40.6302457367</text:p>
          </table:table-cell>
          <table:table-cell office:value-type="float" office:value="13.84864637">
            <text:p>13.84864637</text:p>
          </table:table-cell>
          <table:table-cell office:value-type="float" office:value="0.0309818983952">
            <text:p>0.0309818983952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0.487113227439">
            <text:p>0.487113227439</text:p>
          </table:table-cell>
          <table:table-cell office:value-type="float" office:value="916.212165675">
            <text:p>916.212165675</text:p>
          </table:table-cell>
          <table:table-cell office:value-type="float" office:value="0.00109145025297">
            <text:p>0.00109145025297</text:p>
          </table:table-cell>
          <table:table-cell office:value-type="float" office:value="635.316492135">
            <text:p>635.316492135</text:p>
          </table:table-cell>
          <table:table-cell office:value-type="float" office:value="635.848151991">
            <text:p>635.848151991</text:p>
          </table:table-cell>
          <table:table-cell office:value-type="float" office:value="1.8504350006">
            <text:p>1.8504350006</text:p>
          </table:table-cell>
          <table:table-cell office:value-type="float" office:value="3.51939371981">
            <text:p>3.51939371981</text:p>
          </table:table-cell>
          <table:table-cell office:value-type="float" office:value="4.3093308908">
            <text:p>4.3093308908</text:p>
          </table:table-cell>
          <table:table-cell office:value-type="float" office:value="1464.00770881">
            <text:p>1464.00770881</text:p>
          </table:table-cell>
          <table:table-cell office:value-type="float" office:value="-0.14248594205">
            <text:p>-0.14248594205</text:p>
          </table:table-cell>
          <table:table-cell office:value-type="float" office:value="181.354647085">
            <text:p>181.354647085</text:p>
          </table:table-cell>
          <table:table-cell office:value-type="float" office:value="0.681897041722">
            <text:p>0.681897041722</text:p>
          </table:table-cell>
          <table:table-cell office:value-type="float" office:value="0.0485599085682">
            <text:p>0.0485599085682</text:p>
          </table:table-cell>
          <table:table-cell office:value-type="float" office:value="2.60321881942">
            <text:p>2.60321881942</text:p>
          </table:table-cell>
          <table:table-cell office:value-type="float" office:value="0.384139816652">
            <text:p>0.384139816652</text:p>
          </table:table-cell>
          <table:table-cell office:value-type="float" office:value="2559.82354107">
            <text:p>2559.82354107</text:p>
          </table:table-cell>
          <table:table-cell office:value-type="float" office:value="2746.94312694">
            <text:p>2746.94312694</text:p>
          </table:table-cell>
          <table:table-cell office:value-type="float" office:value="6.82943258303">
            <text:p>6.82943258303</text:p>
          </table:table-cell>
          <table:table-cell office:value-type="float" office:value="1.75416162099">
            <text:p>1.75416162099</text:p>
          </table:table-cell>
          <table:table-cell office:value-type="float" office:value="2.4014680934">
            <text:p>2.4014680934</text:p>
          </table:table-cell>
          <table:table-cell office:value-type="float" office:value="493.538785664">
            <text:p>493.538785664</text:p>
          </table:table-cell>
          <table:table-cell office:value-type="float" office:value="38.7097907165">
            <text:p>38.7097907165</text:p>
          </table:table-cell>
          <table:table-cell office:value-type="float" office:value="14.0212310614">
            <text:p>14.0212310614</text:p>
          </table:table-cell>
          <table:table-cell office:value-type="float" office:value="0.0317227604309">
            <text:p>0.0317227604309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0.555667562647">
            <text:p>0.555667562647</text:p>
          </table:table-cell>
          <table:table-cell office:value-type="float" office:value="911.469021398">
            <text:p>911.469021398</text:p>
          </table:table-cell>
          <table:table-cell office:value-type="float" office:value="0.00109712999183">
            <text:p>0.00109712999183</text:p>
          </table:table-cell>
          <table:table-cell office:value-type="float" office:value="656.860789403">
            <text:p>656.860789403</text:p>
          </table:table-cell>
          <table:table-cell office:value-type="float" office:value="657.470428951">
            <text:p>657.470428951</text:p>
          </table:table-cell>
          <table:table-cell office:value-type="float" office:value="1.90095654946">
            <text:p>1.90095654946</text:p>
          </table:table-cell>
          <table:table-cell office:value-type="float" office:value="3.49702311597">
            <text:p>3.49702311597</text:p>
          </table:table-cell>
          <table:table-cell office:value-type="float" office:value="4.32313646646">
            <text:p>4.32313646646</text:p>
          </table:table-cell>
          <table:table-cell office:value-type="float" office:value="1452.8886646">
            <text:p>1452.8886646</text:p>
          </table:table-cell>
          <table:table-cell office:value-type="float" office:value="-0.138163011122">
            <text:p>-0.138163011122</text:p>
          </table:table-cell>
          <table:table-cell office:value-type="float" office:value="175.108102953">
            <text:p>175.108102953</text:p>
          </table:table-cell>
          <table:table-cell office:value-type="float" office:value="0.680921224967">
            <text:p>0.680921224967</text:p>
          </table:table-cell>
          <table:table-cell office:value-type="float" office:value="0.0474874529428">
            <text:p>0.0474874529428</text:p>
          </table:table-cell>
          <table:table-cell office:value-type="float" office:value="2.94725481026">
            <text:p>2.94725481026</text:p>
          </table:table-cell>
          <table:table-cell office:value-type="float" office:value="0.339298793073">
            <text:p>0.339298793073</text:p>
          </table:table-cell>
          <table:table-cell office:value-type="float" office:value="2564.24790126">
            <text:p>2564.24790126</text:p>
          </table:table-cell>
          <table:table-cell office:value-type="float" office:value="2752.78523462">
            <text:p>2752.78523462</text:p>
          </table:table-cell>
          <table:table-cell office:value-type="float" office:value="6.78514024565">
            <text:p>6.78514024565</text:p>
          </table:table-cell>
          <table:table-cell office:value-type="float" office:value="1.7811170811">
            <text:p>1.7811170811</text:p>
          </table:table-cell>
          <table:table-cell office:value-type="float" office:value="2.44768579077">
            <text:p>2.44768579077</text:p>
          </table:table-cell>
          <table:table-cell office:value-type="float" office:value="495.088848798">
            <text:p>495.088848798</text:p>
          </table:table-cell>
          <table:table-cell office:value-type="float" office:value="36.899597789">
            <text:p>36.899597789</text:p>
          </table:table-cell>
          <table:table-cell office:value-type="float" office:value="14.1937189493">
            <text:p>14.1937189493</text:p>
          </table:table-cell>
          <table:table-cell office:value-type="float" office:value="0.0324837569676">
            <text:p>0.0324837569676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0.631715739217">
            <text:p>0.631715739217</text:p>
          </table:table-cell>
          <table:table-cell office:value-type="float" office:value="906.61690698">
            <text:p>906.61690698</text:p>
          </table:table-cell>
          <table:table-cell office:value-type="float" office:value="0.00110300171142">
            <text:p>0.00110300171142</text:p>
          </table:table-cell>
          <table:table-cell office:value-type="float" office:value="678.470666834">
            <text:p>678.470666834</text:p>
          </table:table-cell>
          <table:table-cell office:value-type="float" office:value="679.167450376">
            <text:p>679.167450376</text:p>
          </table:table-cell>
          <table:table-cell office:value-type="float" office:value="1.95104585832">
            <text:p>1.95104585832</text:p>
          </table:table-cell>
          <table:table-cell office:value-type="float" office:value="3.47507133373">
            <text:p>3.47507133373</text:p>
          </table:table-cell>
          <table:table-cell office:value-type="float" office:value="4.33794349668">
            <text:p>4.33794349668</text:p>
          </table:table-cell>
          <table:table-cell office:value-type="float" office:value="1441.22758137">
            <text:p>1441.22758137</text:p>
          </table:table-cell>
          <table:table-cell office:value-type="float" office:value="-0.133643182915">
            <text:p>-0.133643182915</text:p>
          </table:table-cell>
          <table:table-cell office:value-type="float" office:value="169.275336971">
            <text:p>169.275336971</text:p>
          </table:table-cell>
          <table:table-cell office:value-type="float" office:value="0.679740364172">
            <text:p>0.679740364172</text:p>
          </table:table-cell>
          <table:table-cell office:value-type="float" office:value="0.046406291818">
            <text:p>0.046406291818</text:p>
          </table:table-cell>
          <table:table-cell office:value-type="float" office:value="3.3267812615">
            <text:p>3.3267812615</text:p>
          </table:table-cell>
          <table:table-cell office:value-type="float" office:value="0.300590847848">
            <text:p>0.300590847848</text:p>
          </table:table-cell>
          <table:table-cell office:value-type="float" office:value="2568.48482654">
            <text:p>2568.48482654</text:p>
          </table:table-cell>
          <table:table-cell office:value-type="float" office:value="2758.37279619">
            <text:p>2758.37279619</text:p>
          </table:table-cell>
          <table:table-cell office:value-type="float" office:value="6.741841586">
            <text:p>6.741841586</text:p>
          </table:table-cell>
          <table:table-cell office:value-type="float" office:value="1.80933289979">
            <text:p>1.80933289979</text:p>
          </table:table-cell>
          <table:table-cell office:value-type="float" office:value="2.49681745859">
            <text:p>2.49681745859</text:p>
          </table:table-cell>
          <table:table-cell office:value-type="float" office:value="496.532178708">
            <text:p>496.532178708</text:p>
          </table:table-cell>
          <table:table-cell office:value-type="float" office:value="35.1897902426">
            <text:p>35.1897902426</text:p>
          </table:table-cell>
          <table:table-cell office:value-type="float" office:value="14.3660990064">
            <text:p>14.3660990064</text:p>
          </table:table-cell>
          <table:table-cell office:value-type="float" office:value="0.0332650489778">
            <text:p>0.0332650489778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0.715827393832">
            <text:p>0.715827393832</text:p>
          </table:table-cell>
          <table:table-cell office:value-type="float" office:value="901.654548925">
            <text:p>901.654548925</text:p>
          </table:table-cell>
          <table:table-cell office:value-type="float" office:value="0.00110907220641">
            <text:p>0.00110907220641</text:p>
          </table:table-cell>
          <table:table-cell office:value-type="float" office:value="700.150448748">
            <text:p>700.150448748</text:p>
          </table:table-cell>
          <table:table-cell office:value-type="float" office:value="700.944353016">
            <text:p>700.944353016</text:p>
          </table:table-cell>
          <table:table-cell office:value-type="float" office:value="2.00072291873">
            <text:p>2.00072291873</text:p>
          </table:table-cell>
          <table:table-cell office:value-type="float" office:value="3.45354219658">
            <text:p>3.45354219658</text:p>
          </table:table-cell>
          <table:table-cell office:value-type="float" office:value="4.35380673242">
            <text:p>4.35380673242</text:p>
          </table:table-cell>
          <table:table-cell office:value-type="float" office:value="1429.03378101">
            <text:p>1429.03378101</text:p>
          </table:table-cell>
          <table:table-cell office:value-type="float" office:value="-0.128910984645">
            <text:p>-0.128910984645</text:p>
          </table:table-cell>
          <table:table-cell office:value-type="float" office:value="163.818764786">
            <text:p>163.818764786</text:p>
          </table:table-cell>
          <table:table-cell office:value-type="float" office:value="0.678355112804">
            <text:p>0.678355112804</text:p>
          </table:table-cell>
          <table:table-cell office:value-type="float" office:value="0.0453167139136">
            <text:p>0.0453167139136</text:p>
          </table:table-cell>
          <table:table-cell office:value-type="float" office:value="3.74448284394">
            <text:p>3.74448284394</text:p>
          </table:table-cell>
          <table:table-cell office:value-type="float" office:value="0.267059575829">
            <text:p>0.267059575829</text:p>
          </table:table-cell>
          <table:table-cell office:value-type="float" office:value="2572.52605511">
            <text:p>2572.52605511</text:p>
          </table:table-cell>
          <table:table-cell office:value-type="float" office:value="2763.69461527">
            <text:p>2763.69461527</text:p>
          </table:table-cell>
          <table:table-cell office:value-type="float" office:value="6.69947066875">
            <text:p>6.69947066875</text:p>
          </table:table-cell>
          <table:table-cell office:value-type="float" office:value="1.83875049621">
            <text:p>1.83875049621</text:p>
          </table:table-cell>
          <table:table-cell office:value-type="float" office:value="2.54891319428">
            <text:p>2.54891319428</text:p>
          </table:table-cell>
          <table:table-cell office:value-type="float" office:value="497.866965321">
            <text:p>497.866965321</text:p>
          </table:table-cell>
          <table:table-cell office:value-type="float" office:value="33.57225991">
            <text:p>33.57225991</text:p>
          </table:table-cell>
          <table:table-cell office:value-type="float" office:value="14.538372181">
            <text:p>14.538372181</text:p>
          </table:table-cell>
          <table:table-cell office:value-type="float" office:value="0.034066812996">
            <text:p>0.034066812996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0.808594072083">
            <text:p>0.808594072083</text:p>
          </table:table-cell>
          <table:table-cell office:value-type="float" office:value="896.580398013">
            <text:p>896.580398013</text:p>
          </table:table-cell>
          <table:table-cell office:value-type="float" office:value="0.00111534894385">
            <text:p>0.00111534894385</text:p>
          </table:table-cell>
          <table:table-cell office:value-type="float" office:value="721.90464683">
            <text:p>721.90464683</text:p>
          </table:table-cell>
          <table:table-cell office:value-type="float" office:value="722.806511375">
            <text:p>722.806511375</text:p>
          </table:table-cell>
          <table:table-cell office:value-type="float" office:value="2.05000749102">
            <text:p>2.05000749102</text:p>
          </table:table-cell>
          <table:table-cell office:value-type="float" office:value="3.43243834268">
            <text:p>3.43243834268</text:p>
          </table:table-cell>
          <table:table-cell office:value-type="float" office:value="4.37078585583">
            <text:p>4.37078585583</text:p>
          </table:table-cell>
          <table:table-cell office:value-type="float" office:value="1416.31555265">
            <text:p>1416.31555265</text:p>
          </table:table-cell>
          <table:table-cell office:value-type="float" office:value="-0.123949737766">
            <text:p>-0.123949737766</text:p>
          </table:table-cell>
          <table:table-cell office:value-type="float" office:value="158.704768184">
            <text:p>158.704768184</text:p>
          </table:table-cell>
          <table:table-cell office:value-type="float" office:value="0.676765207106">
            <text:p>0.676765207106</text:p>
          </table:table-cell>
          <table:table-cell office:value-type="float" office:value="0.0442190173131">
            <text:p>0.0442190173131</text:p>
          </table:table-cell>
          <table:table-cell office:value-type="float" office:value="4.20319318346">
            <text:p>4.20319318346</text:p>
          </table:table-cell>
          <table:table-cell office:value-type="float" office:value="0.237914356146">
            <text:p>0.237914356146</text:p>
          </table:table-cell>
          <table:table-cell office:value-type="float" office:value="2576.36317538">
            <text:p>2576.36317538</text:p>
          </table:table-cell>
          <table:table-cell office:value-type="float" office:value="2768.73931342">
            <text:p>2768.73931342</text:p>
          </table:table-cell>
          <table:table-cell office:value-type="float" office:value="6.65796425239">
            <text:p>6.65796425239</text:p>
          </table:table-cell>
          <table:table-cell office:value-type="float" office:value="1.86930461726">
            <text:p>1.86930461726</text:p>
          </table:table-cell>
          <table:table-cell office:value-type="float" office:value="2.60402530023">
            <text:p>2.60402530023</text:p>
          </table:table-cell>
          <table:table-cell office:value-type="float" office:value="499.091376018">
            <text:p>499.091376018</text:p>
          </table:table-cell>
          <table:table-cell office:value-type="float" office:value="32.0403040796">
            <text:p>32.0403040796</text:p>
          </table:table-cell>
          <table:table-cell office:value-type="float" office:value="14.7105519305">
            <text:p>14.7105519305</text:p>
          </table:table-cell>
          <table:table-cell office:value-type="float" office:value="0.0348892529686">
            <text:p>0.0348892529686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0.910628942578">
            <text:p>0.910628942578</text:p>
          </table:table-cell>
          <table:table-cell office:value-type="float" office:value="891.392621804">
            <text:p>891.392621804</text:p>
          </table:table-cell>
          <table:table-cell office:value-type="float" office:value="0.00112184011348">
            <text:p>0.00112184011348</text:p>
          </table:table-cell>
          <table:table-cell office:value-type="float" office:value="743.737975128">
            <text:p>743.737975128</text:p>
          </table:table-cell>
          <table:table-cell office:value-type="float" office:value="744.759555204">
            <text:p>744.759555204</text:p>
          </table:table-cell>
          <table:table-cell office:value-type="float" office:value="2.098919151">
            <text:p>2.098919151</text:p>
          </table:table-cell>
          <table:table-cell office:value-type="float" office:value="3.41176151395">
            <text:p>3.41176151395</text:p>
          </table:table-cell>
          <table:table-cell office:value-type="float" office:value="4.38894621942">
            <text:p>4.38894621942</text:p>
          </table:table-cell>
          <table:table-cell office:value-type="float" office:value="1403.08021168">
            <text:p>1403.08021168</text:p>
          </table:table-cell>
          <table:table-cell office:value-type="float" office:value="-0.118741399017">
            <text:p>-0.118741399017</text:p>
          </table:table-cell>
          <table:table-cell office:value-type="float" office:value="153.903195782">
            <text:p>153.903195782</text:p>
          </table:table-cell>
          <table:table-cell office:value-type="float" office:value="0.674969533939">
            <text:p>0.674969533939</text:p>
          </table:table-cell>
          <table:table-cell office:value-type="float" office:value="0.0431135100461">
            <text:p>0.0431135100461</text:p>
          </table:table-cell>
          <table:table-cell office:value-type="float" office:value="4.70590553326">
            <text:p>4.70590553326</text:p>
          </table:table-cell>
          <table:table-cell office:value-type="float" office:value="0.212498953269">
            <text:p>0.212498953269</text:p>
          </table:table-cell>
          <table:table-cell office:value-type="float" office:value="2579.98758004">
            <text:p>2579.98758004</text:p>
          </table:table-cell>
          <table:table-cell office:value-type="float" office:value="2773.49527716">
            <text:p>2773.49527716</text:p>
          </table:table-cell>
          <table:table-cell office:value-type="float" office:value="6.61726151614">
            <text:p>6.61726151614</text:p>
          </table:table-cell>
          <table:table-cell office:value-type="float" office:value="1.90092633155">
            <text:p>1.90092633155</text:p>
          </table:table-cell>
          <table:table-cell office:value-type="float" office:value="2.66221334681">
            <text:p>2.66221334681</text:p>
          </table:table-cell>
          <table:table-cell office:value-type="float" office:value="500.203506711">
            <text:p>500.203506711</text:p>
          </table:table-cell>
          <table:table-cell office:value-type="float" office:value="30.5883124133">
            <text:p>30.5883124133</text:p>
          </table:table-cell>
          <table:table-cell office:value-type="float" office:value="14.8826648295">
            <text:p>14.8826648295</text:p>
          </table:table-cell>
          <table:table-cell office:value-type="float" office:value="0.035732614237">
            <text:p>0.035732614237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1.02256650542">
            <text:p>1.02256650542</text:p>
          </table:table-cell>
          <table:table-cell office:value-type="float" office:value="886.089094817">
            <text:p>886.089094817</text:p>
          </table:table-cell>
          <table:table-cell office:value-type="float" office:value="0.00112855468581">
            <text:p>0.00112855468581</text:p>
          </table:table-cell>
          <table:table-cell office:value-type="float" office:value="765.655367412">
            <text:p>765.655367412</text:p>
          </table:table-cell>
          <table:table-cell office:value-type="float" office:value="766.809389634">
            <text:p>766.809389634</text:p>
          </table:table-cell>
          <table:table-cell office:value-type="float" office:value="2.14747733975">
            <text:p>2.14747733975</text:p>
          </table:table-cell>
          <table:table-cell office:value-type="float" office:value="3.39151282621">
            <text:p>3.39151282621</text:p>
          </table:table-cell>
          <table:table-cell office:value-type="float" office:value="4.4083596735">
            <text:p>4.4083596735</text:p>
          </table:table-cell>
          <table:table-cell office:value-type="float" office:value="1389.3341456">
            <text:p>1389.3341456</text:p>
          </table:table-cell>
          <table:table-cell office:value-type="float" office:value="-0.113266382566">
            <text:p>-0.113266382566</text:p>
          </table:table-cell>
          <table:table-cell office:value-type="float" office:value="149.386934193">
            <text:p>149.386934193</text:p>
          </table:table-cell>
          <table:table-cell office:value-type="float" office:value="0.672966180868">
            <text:p>0.672966180868</text:p>
          </table:table-cell>
          <table:table-cell office:value-type="float" office:value="0.0420005107216">
            <text:p>0.0420005107216</text:p>
          </table:table-cell>
          <table:table-cell office:value-type="float" office:value="5.25578506326">
            <text:p>5.25578506326</text:p>
          </table:table-cell>
          <table:table-cell office:value-type="float" office:value="0.190266532585">
            <text:p>0.190266532585</text:p>
          </table:table-cell>
          <table:table-cell office:value-type="float" office:value="2583.39041312">
            <text:p>2583.39041312</text:p>
          </table:table-cell>
          <table:table-cell office:value-type="float" office:value="2777.95059645">
            <text:p>2777.95059645</text:p>
          </table:table-cell>
          <table:table-cell office:value-type="float" office:value="6.57730378648">
            <text:p>6.57730378648</text:p>
          </table:table-cell>
          <table:table-cell office:value-type="float" office:value="1.93354606363">
            <text:p>1.93354606363</text:p>
          </table:table-cell>
          <table:table-cell office:value-type="float" office:value="2.72354959024">
            <text:p>2.72354959024</text:p>
          </table:table-cell>
          <table:table-cell office:value-type="float" office:value="501.20133444">
            <text:p>501.20133444</text:p>
          </table:table-cell>
          <table:table-cell office:value-type="float" office:value="29.2115036164">
            <text:p>29.2115036164</text:p>
          </table:table-cell>
          <table:table-cell office:value-type="float" office:value="15.0547512645">
            <text:p>15.0547512645</text:p>
          </table:table-cell>
          <table:table-cell office:value-type="float" office:value="0.0365971999619">
            <text:p>0.0365971999619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1.14506230289">
            <text:p>1.14506230289</text:p>
          </table:table-cell>
          <table:table-cell office:value-type="float" office:value="880.667386241">
            <text:p>880.667386241</text:p>
          </table:table-cell>
          <table:table-cell office:value-type="float" office:value="0.00113550247872">
            <text:p>0.00113550247872</text:p>
          </table:table-cell>
          <table:table-cell office:value-type="float" office:value="787.661997131">
            <text:p>787.661997131</text:p>
          </table:table-cell>
          <table:table-cell office:value-type="float" office:value="788.962218214">
            <text:p>788.962218214</text:p>
          </table:table-cell>
          <table:table-cell office:value-type="float" office:value="2.19570141675">
            <text:p>2.19570141675</text:p>
          </table:table-cell>
          <table:table-cell office:value-type="float" office:value="3.3716930233">
            <text:p>3.3716930233</text:p>
          </table:table-cell>
          <table:table-cell office:value-type="float" office:value="4.42910550145">
            <text:p>4.42910550145</text:p>
          </table:table-cell>
          <table:table-cell office:value-type="float" office:value="1375.08284726">
            <text:p>1375.08284726</text:p>
          </table:table-cell>
          <table:table-cell office:value-type="float" office:value="-0.107503359424">
            <text:p>-0.107503359424</text:p>
          </table:table-cell>
          <table:table-cell office:value-type="float" office:value="145.131538388">
            <text:p>145.131538388</text:p>
          </table:table-cell>
          <table:table-cell office:value-type="float" office:value="0.670752469384">
            <text:p>0.670752469384</text:p>
          </table:table-cell>
          <table:table-cell office:value-type="float" office:value="0.0408803492218">
            <text:p>0.0408803492218</text:p>
          </table:table-cell>
          <table:table-cell office:value-type="float" office:value="5.85618301032">
            <text:p>5.85618301032</text:p>
          </table:table-cell>
          <table:table-cell office:value-type="float" office:value="0.170759690781">
            <text:p>0.170759690781</text:p>
          </table:table-cell>
          <table:table-cell office:value-type="float" office:value="2586.56251091">
            <text:p>2586.56251091</text:p>
          </table:table-cell>
          <table:table-cell office:value-type="float" office:value="2782.09299567">
            <text:p>2782.09299567</text:p>
          </table:table-cell>
          <table:table-cell office:value-type="float" office:value="6.53803426524">
            <text:p>6.53803426524</text:p>
          </table:table-cell>
          <table:table-cell office:value-type="float" office:value="1.96709650997">
            <text:p>1.96709650997</text:p>
          </table:table-cell>
          <table:table-cell office:value-type="float" office:value="2.78812460018">
            <text:p>2.78812460018</text:p>
          </table:table-cell>
          <table:table-cell office:value-type="float" office:value="502.082673129">
            <text:p>502.082673129</text:p>
          </table:table-cell>
          <table:table-cell office:value-type="float" office:value="27.9057100891">
            <text:p>27.9057100891</text:p>
          </table:table-cell>
          <table:table-cell office:value-type="float" office:value="15.2268662279">
            <text:p>15.2268662279</text:p>
          </table:table-cell>
          <table:table-cell office:value-type="float" office:value="0.0374833903662">
            <text:p>0.0374833903662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1.27879264047">
            <text:p>1.27879264047</text:p>
          </table:table-cell>
          <table:table-cell office:value-type="float" office:value="875.124744922">
            <text:p>875.124744922</text:p>
          </table:table-cell>
          <table:table-cell office:value-type="float" office:value="0.00114269423394">
            <text:p>0.00114269423394</text:p>
          </table:table-cell>
          <table:table-cell office:value-type="float" office:value="809.763300234">
            <text:p>809.763300234</text:p>
          </table:table-cell>
          <table:table-cell office:value-type="float" office:value="811.22456921">
            <text:p>811.22456921</text:p>
          </table:table-cell>
          <table:table-cell office:value-type="float" office:value="2.24361071677">
            <text:p>2.24361071677</text:p>
          </table:table-cell>
          <table:table-cell office:value-type="float" office:value="3.35230271835">
            <text:p>3.35230271835</text:p>
          </table:table-cell>
          <table:table-cell office:value-type="float" office:value="4.45127148662">
            <text:p>4.45127148662</text:p>
          </table:table-cell>
          <table:table-cell office:value-type="float" office:value="1360.33093578">
            <text:p>1360.33093578</text:p>
          </table:table-cell>
          <table:table-cell office:value-type="float" office:value="-0.101429029633">
            <text:p>-0.101429029633</text:p>
          </table:table-cell>
          <table:table-cell office:value-type="float" office:value="141.114911957">
            <text:p>141.114911957</text:p>
          </table:table-cell>
          <table:table-cell office:value-type="float" office:value="0.668324972689">
            <text:p>0.668324972689</text:p>
          </table:table-cell>
          <table:table-cell office:value-type="float" office:value="0.0397533674606">
            <text:p>0.0397533674606</text:p>
          </table:table-cell>
          <table:table-cell office:value-type="float" office:value="6.51065297314">
            <text:p>6.51065297314</text:p>
          </table:table-cell>
          <table:table-cell office:value-type="float" office:value="0.153594425033">
            <text:p>0.153594425033</text:p>
          </table:table-cell>
          <table:table-cell office:value-type="float" office:value="2589.49433744">
            <text:p>2589.49433744</text:p>
          </table:table-cell>
          <table:table-cell office:value-type="float" office:value="2785.90975779">
            <text:p>2785.90975779</text:p>
          </table:table-cell>
          <table:table-cell office:value-type="float" office:value="6.49939776111">
            <text:p>6.49939776111</text:p>
          </table:table-cell>
          <table:table-cell office:value-type="float" office:value="2.00151530328">
            <text:p>2.00151530328</text:p>
          </table:table-cell>
          <table:table-cell office:value-type="float" office:value="2.8560529875">
            <text:p>2.8560529875</text:p>
          </table:table-cell>
          <table:table-cell office:value-type="float" office:value="502.845133451">
            <text:p>502.845133451</text:p>
          </table:table-cell>
          <table:table-cell office:value-type="float" office:value="26.6672072499">
            <text:p>26.6672072499</text:p>
          </table:table-cell>
          <table:table-cell office:value-type="float" office:value="15.3990802285">
            <text:p>15.3990802285</text:p>
          </table:table-cell>
          <table:table-cell office:value-type="float" office:value="0.0383916652532">
            <text:p>0.0383916652532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.42445432631">
            <text:p>1.42445432631</text:p>
          </table:table-cell>
          <table:table-cell office:value-type="float" office:value="869.458081349">
            <text:p>869.458081349</text:p>
          </table:table-cell>
          <table:table-cell office:value-type="float" office:value="0.00115014170487">
            <text:p>0.00115014170487</text:p>
          </table:table-cell>
          <table:table-cell office:value-type="float" office:value="831.965001229">
            <text:p>831.965001229</text:p>
          </table:table-cell>
          <table:table-cell office:value-type="float" office:value="833.603325557">
            <text:p>833.603325557</text:p>
          </table:table-cell>
          <table:table-cell office:value-type="float" office:value="2.29122461123">
            <text:p>2.29122461123</text:p>
          </table:table-cell>
          <table:table-cell office:value-type="float" office:value="3.33334262568">
            <text:p>3.33334262568</text:p>
          </table:table-cell>
          <table:table-cell office:value-type="float" office:value="4.47495514018">
            <text:p>4.47495514018</text:p>
          </table:table-cell>
          <table:table-cell office:value-type="float" office:value="1345.08216541">
            <text:p>1345.08216541</text:p>
          </table:table-cell>
          <table:table-cell office:value-type="float" office:value="-0.0950178617942">
            <text:p>-0.0950178617942</text:p>
          </table:table-cell>
          <table:table-cell office:value-type="float" office:value="137.317029584">
            <text:p>137.317029584</text:p>
          </table:table-cell>
          <table:table-cell office:value-type="float" office:value="0.665679519928">
            <text:p>0.665679519928</text:p>
          </table:table-cell>
          <table:table-cell office:value-type="float" office:value="0.0386199202183">
            <text:p>0.0386199202183</text:p>
          </table:table-cell>
          <table:table-cell office:value-type="float" office:value="7.2229696852">
            <text:p>7.2229696852</text:p>
          </table:table-cell>
          <table:table-cell office:value-type="float" office:value="0.138447209885">
            <text:p>0.138447209885</text:p>
          </table:table-cell>
          <table:table-cell office:value-type="float" office:value="2592.17591514">
            <text:p>2592.17591514</text:p>
          </table:table-cell>
          <table:table-cell office:value-type="float" office:value="2789.38764223">
            <text:p>2789.38764223</text:p>
          </table:table-cell>
          <table:table-cell office:value-type="float" office:value="6.46134042503">
            <text:p>6.46134042503</text:p>
          </table:table-cell>
          <table:table-cell office:value-type="float" office:value="2.03674732298">
            <text:p>2.03674732298</text:p>
          </table:table-cell>
          <table:table-cell office:value-type="float" office:value="2.92747916908">
            <text:p>2.92747916908</text:p>
          </table:table-cell>
          <table:table-cell office:value-type="float" office:value="503.486087174">
            <text:p>503.486087174</text:p>
          </table:table-cell>
          <table:table-cell office:value-type="float" office:value="25.4925829737">
            <text:p>25.4925829737</text:p>
          </table:table-cell>
          <table:table-cell office:value-type="float" office:value="15.5714803383">
            <text:p>15.5714803383</text:p>
          </table:table-cell>
          <table:table-cell office:value-type="float" office:value="0.039322630357">
            <text:p>0.039322630357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1.58276443802">
            <text:p>1.58276443802</text:p>
          </table:table-cell>
          <table:table-cell office:value-type="float" office:value="863.663946247">
            <text:p>863.663946247</text:p>
          </table:table-cell>
          <table:table-cell office:value-type="float" office:value="0.00115785775746">
            <text:p>0.00115785775746</text:p>
          </table:table-cell>
          <table:table-cell office:value-type="float" office:value="854.273142918">
            <text:p>854.273142918</text:p>
          </table:table-cell>
          <table:table-cell office:value-type="float" office:value="856.105759001">
            <text:p>856.105759001</text:p>
          </table:table-cell>
          <table:table-cell office:value-type="float" office:value="2.3385625747">
            <text:p>2.3385625747</text:p>
          </table:table-cell>
          <table:table-cell office:value-type="float" office:value="3.31481378729">
            <text:p>3.31481378729</text:p>
          </table:table-cell>
          <table:table-cell office:value-type="float" office:value="4.50026512612">
            <text:p>4.50026512612</text:p>
          </table:table-cell>
          <table:table-cell office:value-type="float" office:value="1329.33942221">
            <text:p>1329.33942221</text:p>
          </table:table-cell>
          <table:table-cell office:value-type="float" office:value="-0.0882417934717">
            <text:p>-0.0882417934717</text:p>
          </table:table-cell>
          <table:table-cell office:value-type="float" office:value="133.719695338">
            <text:p>133.719695338</text:p>
          </table:table-cell>
          <table:table-cell office:value-type="float" office:value="0.662811189252">
            <text:p>0.662811189252</text:p>
          </table:table-cell>
          <table:table-cell office:value-type="float" office:value="0.0374803760589">
            <text:p>0.0374803760589</text:p>
          </table:table-cell>
          <table:table-cell office:value-type="float" office:value="7.99715065949">
            <text:p>7.99715065949</text:p>
          </table:table-cell>
          <table:table-cell office:value-type="float" office:value="0.125044536808">
            <text:p>0.125044536808</text:p>
          </table:table-cell>
          <table:table-cell office:value-type="float" office:value="2594.59675055">
            <text:p>2594.59675055</text:p>
          </table:table-cell>
          <table:table-cell office:value-type="float" office:value="2792.51279658">
            <text:p>2792.51279658</text:p>
          </table:table-cell>
          <table:table-cell office:value-type="float" office:value="6.42380948941">
            <text:p>6.42380948941</text:p>
          </table:table-cell>
          <table:table-cell office:value-type="float" office:value="2.07274658219">
            <text:p>2.07274658219</text:p>
          </table:table-cell>
          <table:table-cell office:value-type="float" office:value="3.00258315847">
            <text:p>3.00258315847</text:p>
          </table:table-cell>
          <table:table-cell office:value-type="float" office:value="504.002635859">
            <text:p>504.002635859</text:p>
          </table:table-cell>
          <table:table-cell office:value-type="float" office:value="24.3786417691">
            <text:p>24.3786417691</text:p>
          </table:table-cell>
          <table:table-cell office:value-type="float" office:value="15.7441714002">
            <text:p>15.7441714002</text:p>
          </table:table-cell>
          <table:table-cell office:value-type="float" office:value="0.0402770482115">
            <text:p>0.0402770482115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1.75446012539">
            <text:p>1.75446012539</text:p>
          </table:table-cell>
          <table:table-cell office:value-type="float" office:value="857.738505325">
            <text:p>857.738505325</text:p>
          </table:table-cell>
          <table:table-cell office:value-type="float" office:value="0.00116585648632">
            <text:p>0.00116585648632</text:p>
          </table:table-cell>
          <table:table-cell office:value-type="float" office:value="876.694120335">
            <text:p>876.694120335</text:p>
          </table:table-cell>
          <table:table-cell office:value-type="float" office:value="878.739569052">
            <text:p>878.739569052</text:p>
          </table:table-cell>
          <table:table-cell office:value-type="float" office:value="2.38564425745">
            <text:p>2.38564425745</text:p>
          </table:table-cell>
          <table:table-cell office:value-type="float" office:value="3.29671779772">
            <text:p>3.29671779772</text:p>
          </table:table-cell>
          <table:table-cell office:value-type="float" office:value="4.52732292779">
            <text:p>4.52732292779</text:p>
          </table:table-cell>
          <table:table-cell office:value-type="float" office:value="1313.10470821">
            <text:p>1313.10470821</text:p>
          </table:table-cell>
          <table:table-cell office:value-type="float" office:value="-0.0810698845671">
            <text:p>-0.0810698845671</text:p>
          </table:table-cell>
          <table:table-cell office:value-type="float" office:value="130.306331447">
            <text:p>130.306331447</text:p>
          </table:table-cell>
          <table:table-cell office:value-type="float" office:value="0.659714292711">
            <text:p>0.659714292711</text:p>
          </table:table-cell>
          <table:table-cell office:value-type="float" office:value="0.0363351183436">
            <text:p>0.0363351183436</text:p>
          </table:table-cell>
          <table:table-cell office:value-type="float" office:value="8.83748117391">
            <text:p>8.83748117391</text:p>
          </table:table-cell>
          <table:table-cell office:value-type="float" office:value="0.113154413607">
            <text:p>0.113154413607</text:p>
          </table:table-cell>
          <table:table-cell office:value-type="float" office:value="2596.74575482">
            <text:p>2596.74575482</text:p>
          </table:table-cell>
          <table:table-cell office:value-type="float" office:value="2795.2706615">
            <text:p>2795.2706615</text:p>
          </table:table-cell>
          <table:table-cell office:value-type="float" office:value="6.38675300996">
            <text:p>6.38675300996</text:p>
          </table:table-cell>
          <table:table-cell office:value-type="float" office:value="2.10947765346">
            <text:p>2.10947765346</text:p>
          </table:table-cell>
          <table:table-cell office:value-type="float" office:value="3.0815864282">
            <text:p>3.0815864282</text:p>
          </table:table-cell>
          <table:table-cell office:value-type="float" office:value="504.391583485">
            <text:p>504.391583485</text:p>
          </table:table-cell>
          <table:table-cell office:value-type="float" office:value="23.3223379701">
            <text:p>23.3223379701</text:p>
          </table:table-cell>
          <table:table-cell office:value-type="float" office:value="15.9172774257">
            <text:p>15.9172774257</text:p>
          </table:table-cell>
          <table:table-cell office:value-type="float" office:value="0.041255874377">
            <text:p>0.041255874377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.94029845873">
            <text:p>1.94029845873</text:p>
          </table:table-cell>
          <table:table-cell office:value-type="float" office:value="851.677509577">
            <text:p>851.677509577</text:p>
          </table:table-cell>
          <table:table-cell office:value-type="float" office:value="0.00117415334884">
            <text:p>0.00117415334884</text:p>
          </table:table-cell>
          <table:table-cell office:value-type="float" office:value="899.234719574">
            <text:p>899.234719574</text:p>
          </table:table-cell>
          <table:table-cell office:value-type="float" office:value="901.512927507">
            <text:p>901.512927507</text:p>
          </table:table-cell>
          <table:table-cell office:value-type="float" office:value="2.43248956522">
            <text:p>2.43248956522</text:p>
          </table:table-cell>
          <table:table-cell office:value-type="float" office:value="3.2790570319">
            <text:p>3.2790570319</text:p>
          </table:table-cell>
          <table:table-cell office:value-type="float" office:value="4.55626481154">
            <text:p>4.55626481154</text:p>
          </table:table-cell>
          <table:table-cell office:value-type="float" office:value="1296.3791126">
            <text:p>1296.3791126</text:p>
          </table:table-cell>
          <table:table-cell office:value-type="float" office:value="-0.0734679140978">
            <text:p>-0.0734679140978</text:p>
          </table:table-cell>
          <table:table-cell office:value-type="float" office:value="127.06179304">
            <text:p>127.06179304</text:p>
          </table:table-cell>
          <table:table-cell office:value-type="float" office:value="0.656382356724">
            <text:p>0.656382356724</text:p>
          </table:table-cell>
          <table:table-cell office:value-type="float" office:value="0.0351845463534">
            <text:p>0.0351845463534</text:p>
          </table:table-cell>
          <table:table-cell office:value-type="float" office:value="9.74854315931">
            <text:p>9.74854315931</text:p>
          </table:table-cell>
          <table:table-cell office:value-type="float" office:value="0.102579429937">
            <text:p>0.102579429937</text:p>
          </table:table-cell>
          <table:table-cell office:value-type="float" office:value="2598.61115826">
            <text:p>2598.61115826</text:p>
          </table:table-cell>
          <table:table-cell office:value-type="float" office:value="2797.64586806">
            <text:p>2797.64586806</text:p>
          </table:table-cell>
          <table:table-cell office:value-type="float" office:value="6.35011960769">
            <text:p>6.35011960769</text:p>
          </table:table-cell>
          <table:table-cell office:value-type="float" office:value="2.14691662437">
            <text:p>2.14691662437</text:p>
          </table:table-cell>
          <table:table-cell office:value-type="float" office:value="3.1647579498">
            <text:p>3.1647579498</text:p>
          </table:table-cell>
          <table:table-cell office:value-type="float" office:value="504.649412413">
            <text:p>504.649412413</text:p>
          </table:table-cell>
          <table:table-cell office:value-type="float" office:value="22.3207322798">
            <text:p>22.3207322798</text:p>
          </table:table-cell>
          <table:table-cell office:value-type="float" office:value="16.0909432185">
            <text:p>16.0909432185</text:p>
          </table:table-cell>
          <table:table-cell office:value-type="float" office:value="0.042260300062">
            <text:p>0.042260300062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2.14105633279">
            <text:p>2.14105633279</text:p>
          </table:table-cell>
          <table:table-cell office:value-type="float" office:value="845.476260443">
            <text:p>845.476260443</text:p>
          </table:table-cell>
          <table:table-cell office:value-type="float" office:value="0.00118276532031">
            <text:p>0.00118276532031</text:p>
          </table:table-cell>
          <table:table-cell office:value-type="float" office:value="921.902162329">
            <text:p>921.902162329</text:p>
          </table:table-cell>
          <table:table-cell office:value-type="float" office:value="924.434529508">
            <text:p>924.434529508</text:p>
          </table:table-cell>
          <table:table-cell office:value-type="float" office:value="2.47911874759">
            <text:p>2.47911874759</text:p>
          </table:table-cell>
          <table:table-cell office:value-type="float" office:value="3.26183488098">
            <text:p>3.26183488098</text:p>
          </table:table-cell>
          <table:table-cell office:value-type="float" office:value="4.58724415635">
            <text:p>4.58724415635</text:p>
          </table:table-cell>
          <table:table-cell office:value-type="float" office:value="1279.16276938">
            <text:p>1279.16276938</text:p>
          </table:table-cell>
          <table:table-cell office:value-type="float" office:value="-0.0653979086249">
            <text:p>-0.0653979086249</text:p>
          </table:table-cell>
          <table:table-cell office:value-type="float" office:value="123.972205088">
            <text:p>123.972205088</text:p>
          </table:table-cell>
          <table:table-cell office:value-type="float" office:value="0.652808102793">
            <text:p>0.652808102793</text:p>
          </table:table-cell>
          <table:table-cell office:value-type="float" office:value="0.0340290765345">
            <text:p>0.0340290765345</text:p>
          </table:table-cell>
          <table:table-cell office:value-type="float" office:value="10.7352486681">
            <text:p>10.7352486681</text:p>
          </table:table-cell>
          <table:table-cell office:value-type="float" office:value="0.0931510793015">
            <text:p>0.0931510793015</text:p>
          </table:table-cell>
          <table:table-cell office:value-type="float" office:value="2600.18041732">
            <text:p>2600.18041732</text:p>
          </table:table-cell>
          <table:table-cell office:value-type="float" office:value="2799.62212556">
            <text:p>2799.62212556</text:p>
          </table:table-cell>
          <table:table-cell office:value-type="float" office:value="6.31385820783">
            <text:p>6.31385820783</text:p>
          </table:table-cell>
          <table:table-cell office:value-type="float" office:value="2.18505160375">
            <text:p>2.18505160375</text:p>
          </table:table-cell>
          <table:table-cell office:value-type="float" office:value="3.252420587">
            <text:p>3.252420587</text:p>
          </table:table-cell>
          <table:table-cell office:value-type="float" office:value="504.772261953">
            <text:p>504.772261953</text:p>
          </table:table-cell>
          <table:table-cell office:value-type="float" office:value="21.3709663362">
            <text:p>21.3709663362</text:p>
          </table:table-cell>
          <table:table-cell office:value-type="float" office:value="16.2653362669">
            <text:p>16.2653362669</text:p>
          </table:table-cell>
          <table:table-cell office:value-type="float" office:value="0.0432918024253">
            <text:p>0.0432918024253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2.35753043739">
            <text:p>2.35753043739</text:p>
          </table:table-cell>
          <table:table-cell office:value-type="float" office:value="839.129568908">
            <text:p>839.129568908</text:p>
          </table:table-cell>
          <table:table-cell office:value-type="float" office:value="0.00119171107425">
            <text:p>0.00119171107425</text:p>
          </table:table-cell>
          <table:table-cell office:value-type="float" office:value="944.704157156">
            <text:p>944.704157156</text:p>
          </table:table-cell>
          <table:table-cell office:value-type="float" office:value="947.513652286">
            <text:p>947.513652286</text:p>
          </table:table-cell>
          <table:table-cell office:value-type="float" office:value="2.5255524967">
            <text:p>2.5255524967</text:p>
          </table:table-cell>
          <table:table-cell office:value-type="float" office:value="3.24505600174">
            <text:p>3.24505600174</text:p>
          </table:table-cell>
          <table:table-cell office:value-type="float" office:value="4.62043423646">
            <text:p>4.62043423646</text:p>
          </table:table-cell>
          <table:table-cell office:value-type="float" office:value="1261.45480036">
            <text:p>1261.45480036</text:p>
          </table:table-cell>
          <table:table-cell office:value-type="float" office:value="-0.0568175878711">
            <text:p>-0.0568175878711</text:p>
          </table:table-cell>
          <table:table-cell office:value-type="float" office:value="121.024818303">
            <text:p>121.024818303</text:p>
          </table:table-cell>
          <table:table-cell office:value-type="float" office:value="0.648983434357">
            <text:p>0.648983434357</text:p>
          </table:table-cell>
          <table:table-cell office:value-type="float" office:value="0.0328691438872">
            <text:p>0.0328691438872</text:p>
          </table:table-cell>
          <table:table-cell office:value-type="float" office:value="11.8028787464">
            <text:p>11.8028787464</text:p>
          </table:table-cell>
          <table:table-cell office:value-type="float" office:value="0.0847250930463">
            <text:p>0.0847250930463</text:p>
          </table:table-cell>
          <table:table-cell office:value-type="float" office:value="2601.44011221">
            <text:p>2601.44011221</text:p>
          </table:table-cell>
          <table:table-cell office:value-type="float" office:value="2801.18209788">
            <text:p>2801.18209788</text:p>
          </table:table-cell>
          <table:table-cell office:value-type="float" office:value="6.27791777117">
            <text:p>6.27791777117</text:p>
          </table:table-cell>
          <table:table-cell office:value-type="float" office:value="2.22388283255">
            <text:p>2.22388283255</text:p>
          </table:table-cell>
          <table:table-cell office:value-type="float" office:value="3.34495810028">
            <text:p>3.34495810028</text:p>
          </table:table-cell>
          <table:table-cell office:value-type="float" office:value="504.7559084">
            <text:p>504.7559084</text:p>
          </table:table-cell>
          <table:table-cell office:value-type="float" office:value="20.4702504641">
            <text:p>20.4702504641</text:p>
          </table:table-cell>
          <table:table-cell office:value-type="float" office:value="16.4406489598">
            <text:p>16.4406489598</text:p>
          </table:table-cell>
          <table:table-cell office:value-type="float" office:value="0.0443522041532">
            <text:p>0.0443522041532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2.59053730655">
            <text:p>2.59053730655</text:p>
          </table:table-cell>
          <table:table-cell office:value-type="float" office:value="832.631707467">
            <text:p>832.631707467</text:p>
          </table:table-cell>
          <table:table-cell office:value-type="float" office:value="0.00120101119262">
            <text:p>0.00120101119262</text:p>
          </table:table-cell>
          <table:table-cell office:value-type="float" office:value="967.64895872">
            <text:p>967.64895872</text:p>
          </table:table-cell>
          <table:table-cell office:value-type="float" office:value="970.76022302">
            <text:p>970.76022302</text:p>
          </table:table-cell>
          <table:table-cell office:value-type="float" office:value="2.57181205843">
            <text:p>2.57181205843</text:p>
          </table:table-cell>
          <table:table-cell office:value-type="float" office:value="3.22872658596">
            <text:p>3.22872658596</text:p>
          </table:table-cell>
          <table:table-cell office:value-type="float" office:value="4.65603156684">
            <text:p>4.65603156684</text:p>
          </table:table-cell>
          <table:table-cell office:value-type="float" office:value="1243.25324272">
            <text:p>1243.25324272</text:p>
          </table:table-cell>
          <table:table-cell office:value-type="float" office:value="-0.0476797096255">
            <text:p>-0.0476797096255</text:p>
          </table:table-cell>
          <table:table-cell office:value-type="float" office:value="118.207881232">
            <text:p>118.207881232</text:p>
          </table:table-cell>
          <table:table-cell office:value-type="float" office:value="0.644899437152">
            <text:p>0.644899437152</text:p>
          </table:table-cell>
          <table:table-cell office:value-type="float" office:value="0.0317052035172">
            <text:p>0.0317052035172</text:p>
          </table:table-cell>
          <table:table-cell office:value-type="float" office:value="12.957128715">
            <text:p>12.957128715</text:p>
          </table:table-cell>
          <table:table-cell office:value-type="float" office:value="0.0771775925049">
            <text:p>0.0771775925049</text:p>
          </table:table-cell>
          <table:table-cell office:value-type="float" office:value="2602.37583251">
            <text:p>2602.37583251</text:p>
          </table:table-cell>
          <table:table-cell office:value-type="float" office:value="2802.30726513">
            <text:p>2802.30726513</text:p>
          </table:table-cell>
          <table:table-cell office:value-type="float" office:value="6.24224701255">
            <text:p>6.24224701255</text:p>
          </table:table-cell>
          <table:table-cell office:value-type="float" office:value="2.26342248839">
            <text:p>2.26342248839</text:p>
          </table:table-cell>
          <table:table-cell office:value-type="float" office:value="3.44282311575">
            <text:p>3.44282311575</text:p>
          </table:table-cell>
          <table:table-cell office:value-type="float" office:value="504.595744629">
            <text:p>504.595744629</text:p>
          </table:table-cell>
          <table:table-cell office:value-type="float" office:value="19.6158603566">
            <text:p>19.6158603566</text:p>
          </table:table-cell>
          <table:table-cell office:value-type="float" office:value="16.6171011892">
            <text:p>16.6171011892</text:p>
          </table:table-cell>
          <table:table-cell office:value-type="float" office:value="0.0454437443011">
            <text:p>0.0454437443011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2.84091345965">
            <text:p>2.84091345965</text:p>
          </table:table-cell>
          <table:table-cell office:value-type="float" office:value="825.976353599">
            <text:p>825.976353599</text:p>
          </table:table-cell>
          <table:table-cell office:value-type="float" office:value="0.00121068841214">
            <text:p>0.00121068841214</text:p>
          </table:table-cell>
          <table:table-cell office:value-type="float" office:value="990.74543659">
            <text:p>990.74543659</text:p>
          </table:table-cell>
          <table:table-cell office:value-type="float" office:value="994.184897595">
            <text:p>994.184897595</text:p>
          </table:table-cell>
          <table:table-cell office:value-type="float" office:value="2.61791935869">
            <text:p>2.61791935869</text:p>
          </table:table-cell>
          <table:table-cell office:value-type="float" office:value="3.2128546578">
            <text:p>3.2128546578</text:p>
          </table:table-cell>
          <table:table-cell office:value-type="float" office:value="4.69425995141">
            <text:p>4.69425995141</text:p>
          </table:table-cell>
          <table:table-cell office:value-type="float" office:value="1224.55495976">
            <text:p>1224.55495976</text:p>
          </table:table-cell>
          <table:table-cell office:value-type="float" office:value="-0.0379312916555">
            <text:p>-0.0379312916555</text:p>
          </table:table-cell>
          <table:table-cell office:value-type="float" office:value="115.510526164">
            <text:p>115.510526164</text:p>
          </table:table-cell>
          <table:table-cell office:value-type="float" office:value="0.640546402245">
            <text:p>0.640546402245</text:p>
          </table:table-cell>
          <table:table-cell office:value-type="float" office:value="0.0305377323778">
            <text:p>0.0305377323778</text:p>
          </table:table-cell>
          <table:table-cell office:value-type="float" office:value="14.2041610936">
            <text:p>14.2041610936</text:p>
          </table:table-cell>
          <table:table-cell office:value-type="float" office:value="0.070401905006">
            <text:p>0.070401905006</text:p>
          </table:table-cell>
          <table:table-cell office:value-type="float" office:value="2602.97204793">
            <text:p>2602.97204793</text:p>
          </table:table-cell>
          <table:table-cell office:value-type="float" office:value="2802.97776744">
            <text:p>2802.97776744</text:p>
          </table:table-cell>
          <table:table-cell office:value-type="float" office:value="6.20679410045">
            <text:p>6.20679410045</text:p>
          </table:table-cell>
          <table:table-cell office:value-type="float" office:value="2.30369429566">
            <text:p>2.30369429566</text:p>
          </table:table-cell>
          <table:table-cell office:value-type="float" office:value="3.5465465063">
            <text:p>3.5465465063</text:p>
          </table:table-cell>
          <table:table-cell office:value-type="float" office:value="504.286756559">
            <text:p>504.286756559</text:p>
          </table:table-cell>
          <table:table-cell office:value-type="float" office:value="18.8051391263">
            <text:p>18.8051391263</text:p>
          </table:table-cell>
          <table:table-cell office:value-type="float" office:value="16.7949434233">
            <text:p>16.7949434233</text:p>
          </table:table-cell>
          <table:table-cell office:value-type="float" office:value="0.0465691628934">
            <text:p>0.0465691628934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3.10951564949">
            <text:p>3.10951564949</text:p>
          </table:table-cell>
          <table:table-cell office:value-type="float" office:value="819.156523031">
            <text:p>819.156523031</text:p>
          </table:table-cell>
          <table:table-cell office:value-type="float" office:value="0.00122076791417">
            <text:p>0.00122076791417</text:p>
          </table:table-cell>
          <table:table-cell office:value-type="float" office:value="1014.00315549">
            <text:p>1014.00315549</text:p>
          </table:table-cell>
          <table:table-cell office:value-type="float" office:value="1017.79915242">
            <text:p>1017.79915242</text:p>
          </table:table-cell>
          <table:table-cell office:value-type="float" office:value="2.66389714805">
            <text:p>2.66389714805</text:p>
          </table:table-cell>
          <table:table-cell office:value-type="float" office:value="3.19745040814">
            <text:p>3.19745040814</text:p>
          </table:table-cell>
          <table:table-cell office:value-type="float" office:value="4.73537541365">
            <text:p>4.73537541365</text:p>
          </table:table-cell>
          <table:table-cell office:value-type="float" office:value="1205.35553374">
            <text:p>1205.35553374</text:p>
          </table:table-cell>
          <table:table-cell office:value-type="float" office:value="-0.0275126827545">
            <text:p>-0.0275126827545</text:p>
          </table:table-cell>
          <table:table-cell office:value-type="float" office:value="112.922666771">
            <text:p>112.922666771</text:p>
          </table:table-cell>
          <table:table-cell office:value-type="float" office:value="0.635913882992">
            <text:p>0.635913882992</text:p>
          </table:table-cell>
          <table:table-cell office:value-type="float" office:value="0.0293672312305">
            <text:p>0.0293672312305</text:p>
          </table:table-cell>
          <table:table-cell office:value-type="float" office:value="15.5506676949">
            <text:p>15.5506676949</text:p>
          </table:table-cell>
          <table:table-cell office:value-type="float" office:value="0.0643059204672">
            <text:p>0.0643059204672</text:p>
          </table:table-cell>
          <table:table-cell office:value-type="float" office:value="2603.21196061">
            <text:p>2603.21196061</text:p>
          </table:table-cell>
          <table:table-cell office:value-type="float" office:value="2803.17222665">
            <text:p>2803.17222665</text:p>
          </table:table-cell>
          <table:table-cell office:value-type="float" office:value="6.17150633122">
            <text:p>6.17150633122</text:p>
          </table:table-cell>
          <table:table-cell office:value-type="float" office:value="2.34473304554">
            <text:p>2.34473304554</text:p>
          </table:table-cell>
          <table:table-cell office:value-type="float" office:value="3.65674871432">
            <text:p>3.65674871432</text:p>
          </table:table-cell>
          <table:table-cell office:value-type="float" office:value="503.823493599">
            <text:p>503.823493599</text:p>
          </table:table-cell>
          <table:table-cell office:value-type="float" office:value="18.0355020094">
            <text:p>18.0355020094</text:p>
          </table:table-cell>
          <table:table-cell office:value-type="float" office:value="16.9744603481">
            <text:p>16.9744603481</text:p>
          </table:table-cell>
          <table:table-cell office:value-type="float" office:value="0.0477318024134">
            <text:p>0.0477318024134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3.39722123439">
            <text:p>3.39722123439</text:p>
          </table:table-cell>
          <table:table-cell office:value-type="float" office:value="812.16449074">
            <text:p>812.16449074</text:p>
          </table:table-cell>
          <table:table-cell office:value-type="float" office:value="0.00123127766777">
            <text:p>0.00123127766777</text:p>
          </table:table-cell>
          <table:table-cell office:value-type="float" office:value="1037.43246944">
            <text:p>1037.43246944</text:p>
          </table:table-cell>
          <table:table-cell office:value-type="float" office:value="1041.61539208">
            <text:p>1041.61539208</text:p>
          </table:table-cell>
          <table:table-cell office:value-type="float" office:value="2.70976916873">
            <text:p>2.70976916873</text:p>
          </table:table-cell>
          <table:table-cell office:value-type="float" office:value="3.18252657751">
            <text:p>3.18252657751</text:p>
          </table:table-cell>
          <table:table-cell office:value-type="float" office:value="4.77967224164">
            <text:p>4.77967224164</text:p>
          </table:table-cell>
          <table:table-cell office:value-type="float" office:value="1185.64913923">
            <text:p>1185.64913923</text:p>
          </table:table-cell>
          <table:table-cell office:value-type="float" office:value="-0.0163564478662">
            <text:p>-0.0163564478662</text:p>
          </table:table-cell>
          <table:table-cell office:value-type="float" office:value="110.434905638">
            <text:p>110.434905638</text:p>
          </table:table-cell>
          <table:table-cell office:value-type="float" office:value="0.630990799405">
            <text:p>0.630990799405</text:p>
          </table:table-cell>
          <table:table-cell office:value-type="float" office:value="0.0281942268641">
            <text:p>0.0281942268641</text:p>
          </table:table-cell>
          <table:table-cell office:value-type="float" office:value="17.0039427912">
            <text:p>17.0039427912</text:p>
          </table:table-cell>
          <table:table-cell office:value-type="float" office:value="0.0588098896992">
            <text:p>0.0588098896992</text:p>
          </table:table-cell>
          <table:table-cell office:value-type="float" office:value="2603.07733511">
            <text:p>2603.07733511</text:p>
          </table:table-cell>
          <table:table-cell office:value-type="float" office:value="2802.86754118">
            <text:p>2802.86754118</text:p>
          </table:table-cell>
          <table:table-cell office:value-type="float" office:value="6.13632977011">
            <text:p>6.13632977011</text:p>
          </table:table-cell>
          <table:table-cell office:value-type="float" office:value="2.38658408619">
            <text:p>2.38658408619</text:p>
          </table:table-cell>
          <table:table-cell office:value-type="float" office:value="3.77415361765">
            <text:p>3.77415361765</text:p>
          </table:table-cell>
          <table:table-cell office:value-type="float" office:value="503.200031172">
            <text:p>503.200031172</text:p>
          </table:table-cell>
          <table:table-cell office:value-type="float" office:value="17.3044419367">
            <text:p>17.3044419367</text:p>
          </table:table-cell>
          <table:table-cell office:value-type="float" office:value="17.1559752074">
            <text:p>17.1559752074</text:p>
          </table:table-cell>
          <table:table-cell office:value-type="float" office:value="0.0489357301446">
            <text:p>0.0489357301446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3.70492869404">
            <text:p>3.70492869404</text:p>
          </table:table-cell>
          <table:table-cell office:value-type="float" office:value="804.991697026">
            <text:p>804.991697026</text:p>
          </table:table-cell>
          <table:table-cell office:value-type="float" office:value="0.00124224883771">
            <text:p>0.00124224883771</text:p>
          </table:table-cell>
          <table:table-cell office:value-type="float" office:value="1061.04463277">
            <text:p>1061.04463277</text:p>
          </table:table-cell>
          <table:table-cell office:value-type="float" office:value="1065.64707614">
            <text:p>1065.64707614</text:p>
          </table:table-cell>
          <table:table-cell office:value-type="float" office:value="2.75556034908">
            <text:p>2.75556034908</text:p>
          </table:table-cell>
          <table:table-cell office:value-type="float" office:value="3.1680989019">
            <text:p>3.1680989019</text:p>
          </table:table-cell>
          <table:table-cell office:value-type="float" office:value="4.82749044992">
            <text:p>4.82749044992</text:p>
          </table:table-cell>
          <table:table-cell office:value-type="float" office:value="1165.42839569">
            <text:p>1165.42839569</text:p>
          </table:table-cell>
          <table:table-cell office:value-type="float" office:value="-0.00438602293574">
            <text:p>-0.00438602293574</text:p>
          </table:table-cell>
          <table:table-cell office:value-type="float" office:value="108.038450043">
            <text:p>108.038450043</text:p>
          </table:table-cell>
          <table:table-cell office:value-type="float" office:value="0.625765605568">
            <text:p>0.625765605568</text:p>
          </table:table-cell>
          <table:table-cell office:value-type="float" office:value="0.0270192746146">
            <text:p>0.0270192746146</text:p>
          </table:table-cell>
          <table:table-cell office:value-type="float" office:value="18.5719697395">
            <text:p>18.5719697395</text:p>
          </table:table-cell>
          <table:table-cell office:value-type="float" office:value="0.0538445848248">
            <text:p>0.0538445848248</text:p>
          </table:table-cell>
          <table:table-cell office:value-type="float" office:value="2602.54830076">
            <text:p>2602.54830076</text:p>
          </table:table-cell>
          <table:table-cell office:value-type="float" office:value="2802.0386481">
            <text:p>2802.0386481</text:p>
          </table:table-cell>
          <table:table-cell office:value-type="float" office:value="6.10120884997">
            <text:p>6.10120884997</text:p>
          </table:table-cell>
          <table:table-cell office:value-type="float" office:value="2.42930278233">
            <text:p>2.42930278233</text:p>
          </table:table-cell>
          <table:table-cell office:value-type="float" office:value="3.89960564168">
            <text:p>3.89960564168</text:p>
          </table:table-cell>
          <table:table-cell office:value-type="float" office:value="502.409925184">
            <text:p>502.409925184</text:p>
          </table:table-cell>
          <table:table-cell office:value-type="float" office:value="16.6095350124">
            <text:p>16.6095350124</text:p>
          </table:table-cell>
          <table:table-cell office:value-type="float" office:value="17.3398549988">
            <text:p>17.3398549988</text:p>
          </table:table-cell>
          <table:table-cell office:value-type="float" office:value="0.0501858863959">
            <text:p>0.0501858863959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4.03355831212">
            <text:p>4.03355831212</text:p>
          </table:table-cell>
          <table:table-cell office:value-type="float" office:value="797.628635384">
            <text:p>797.628635384</text:p>
          </table:table-cell>
          <table:table-cell office:value-type="float" office:value="0.00125371627301">
            <text:p>0.00125371627301</text:p>
          </table:table-cell>
          <table:table-cell office:value-type="float" office:value="1084.85193182">
            <text:p>1084.85193182</text:p>
          </table:table-cell>
          <table:table-cell office:value-type="float" office:value="1089.90886951">
            <text:p>1089.90886951</text:p>
          </table:table-cell>
          <table:table-cell office:value-type="float" office:value="2.80129703176">
            <text:p>2.80129703176</text:p>
          </table:table-cell>
          <table:table-cell office:value-type="float" office:value="3.15418663947">
            <text:p>3.15418663947</text:p>
          </table:table-cell>
          <table:table-cell office:value-type="float" office:value="4.87922505582">
            <text:p>4.87922505582</text:p>
          </table:table-cell>
          <table:table-cell office:value-type="float" office:value="1144.68419793">
            <text:p>1144.68419793</text:p>
          </table:table-cell>
          <table:table-cell office:value-type="float" office:value="0.00848591695567">
            <text:p>0.00848591695567</text:p>
          </table:table-cell>
          <table:table-cell office:value-type="float" office:value="105.72503446">
            <text:p>105.72503446</text:p>
          </table:table-cell>
          <table:table-cell office:value-type="float" office:value="0.620226537489">
            <text:p>0.620226537489</text:p>
          </table:table-cell>
          <table:table-cell office:value-type="float" office:value="0.0258429612423">
            <text:p>0.0258429612423</text:p>
          </table:table-cell>
          <table:table-cell office:value-type="float" office:value="20.2635240875">
            <text:p>20.2635240875</text:p>
          </table:table-cell>
          <table:table-cell office:value-type="float" office:value="0.0493497575092">
            <text:p>0.0493497575092</text:p>
          </table:table-cell>
          <table:table-cell office:value-type="float" office:value="2601.60311986">
            <text:p>2601.60311986</text:p>
          </table:table-cell>
          <table:table-cell office:value-type="float" office:value="2800.65824446">
            <text:p>2800.65824446</text:p>
          </table:table-cell>
          <table:table-cell office:value-type="float" office:value="6.06608591525">
            <text:p>6.06608591525</text:p>
          </table:table-cell>
          <table:table-cell office:value-type="float" office:value="2.47295390673">
            <text:p>2.47295390673</text:p>
          </table:table-cell>
          <table:table-cell office:value-type="float" office:value="4.03409101526">
            <text:p>4.03409101526</text:p>
          </table:table-cell>
          <table:table-cell office:value-type="float" office:value="501.446159893">
            <text:p>501.446159893</text:p>
          </table:table-cell>
          <table:table-cell office:value-type="float" office:value="15.9484454517">
            <text:p>15.9484454517</text:p>
          </table:table-cell>
          <table:table-cell office:value-type="float" office:value="17.5265167305">
            <text:p>17.5265167305</text:p>
          </table:table-cell>
          <table:table-cell office:value-type="float" office:value="0.0514882650462">
            <text:p>0.0514882650462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4.38405305284">
            <text:p>4.38405305284</text:p>
          </table:table-cell>
          <table:table-cell office:value-type="float" office:value="790.064718008">
            <text:p>790.064718008</text:p>
          </table:table-cell>
          <table:table-cell office:value-type="float" office:value="0.00126571909517">
            <text:p>0.00126571909517</text:p>
          </table:table-cell>
          <table:table-cell office:value-type="float" office:value="1108.86784201">
            <text:p>1108.86784201</text:p>
          </table:table-cell>
          <table:table-cell office:value-type="float" office:value="1114.41682167">
            <text:p>1114.41682167</text:p>
          </table:table-cell>
          <table:table-cell office:value-type="float" office:value="2.84700724369">
            <text:p>2.84700724369</text:p>
          </table:table-cell>
          <table:table-cell office:value-type="float" office:value="3.14081320195">
            <text:p>3.14081320195</text:p>
          </table:table-cell>
          <table:table-cell office:value-type="float" office:value="4.93533769746">
            <text:p>4.93533769746</text:p>
          </table:table-cell>
          <table:table-cell office:value-type="float" office:value="1123.40552296">
            <text:p>1123.40552296</text:p>
          </table:table-cell>
          <table:table-cell office:value-type="float" office:value="0.0223594484679">
            <text:p>0.0223594484679</text:p>
          </table:table-cell>
          <table:table-cell office:value-type="float" office:value="103.486848381">
            <text:p>103.486848381</text:p>
          </table:table-cell>
          <table:table-cell office:value-type="float" office:value="0.614361959491">
            <text:p>0.614361959491</text:p>
          </table:table-cell>
          <table:table-cell office:value-type="float" office:value="0.0246659082327">
            <text:p>0.0246659082327</text:p>
          </table:table-cell>
          <table:table-cell office:value-type="float" office:value="22.0882970131">
            <text:p>22.0882970131</text:p>
          </table:table-cell>
          <table:table-cell office:value-type="float" office:value="0.0452728428726">
            <text:p>0.0452728428726</text:p>
          </table:table-cell>
          <table:table-cell office:value-type="float" office:value="2600.21791274">
            <text:p>2600.21791274</text:p>
          </table:table-cell>
          <table:table-cell office:value-type="float" office:value="2798.69645775">
            <text:p>2798.69645775</text:p>
          </table:table-cell>
          <table:table-cell office:value-type="float" office:value="6.03090069563">
            <text:p>6.03090069563</text:p>
          </table:table-cell>
          <table:table-cell office:value-type="float" office:value="2.5176109458">
            <text:p>2.5176109458</text:p>
          </table:table-cell>
          <table:table-cell office:value-type="float" office:value="4.17876441865">
            <text:p>4.17876441865</text:p>
          </table:table-cell>
          <table:table-cell office:value-type="float" office:value="500.301090553">
            <text:p>500.301090553</text:p>
          </table:table-cell>
          <table:table-cell office:value-type="float" office:value="15.3189296355">
            <text:p>15.3189296355</text:p>
          </table:table-cell>
          <table:table-cell office:value-type="float" office:value="17.716435002">
            <text:p>17.716435002</text:p>
          </table:table-cell>
          <table:table-cell office:value-type="float" office:value="0.0528501347048">
            <text:p>0.0528501347048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4.75737966357">
            <text:p>4.75737966357</text:p>
          </table:table-cell>
          <table:table-cell office:value-type="float" office:value="782.288113645">
            <text:p>782.288113645</text:p>
          </table:table-cell>
          <table:table-cell office:value-type="float" office:value="0.00127830141166">
            <text:p>0.00127830141166</text:p>
          </table:table-cell>
          <table:table-cell office:value-type="float" office:value="1133.10721652">
            <text:p>1133.10721652</text:p>
          </table:table-cell>
          <table:table-cell office:value-type="float" office:value="1139.18858166">
            <text:p>1139.18858166</text:p>
          </table:table-cell>
          <table:table-cell office:value-type="float" office:value="2.89272101789">
            <text:p>2.89272101789</text:p>
          </table:table-cell>
          <table:table-cell office:value-type="float" office:value="3.12800692122">
            <text:p>3.12800692122</text:p>
          </table:table-cell>
          <table:table-cell office:value-type="float" office:value="4.99637130025">
            <text:p>4.99637130025</text:p>
          </table:table-cell>
          <table:table-cell office:value-type="float" office:value="1101.57921223">
            <text:p>1101.57921223</text:p>
          </table:table-cell>
          <table:table-cell office:value-type="float" office:value="0.0373498431472">
            <text:p>0.0373498431472</text:p>
          </table:table-cell>
          <table:table-cell office:value-type="float" office:value="101.316468059">
            <text:p>101.316468059</text:p>
          </table:table-cell>
          <table:table-cell office:value-type="float" office:value="0.608160826117">
            <text:p>0.608160826117</text:p>
          </table:table-cell>
          <table:table-cell office:value-type="float" office:value="0.0234887756048">
            <text:p>0.0234887756048</text:p>
          </table:table-cell>
          <table:table-cell office:value-type="float" office:value="24.0570440553">
            <text:p>24.0570440553</text:p>
          </table:table-cell>
          <table:table-cell office:value-type="float" office:value="0.0415678666798">
            <text:p>0.0415678666798</text:p>
          </table:table-cell>
          <table:table-cell office:value-type="float" office:value="2598.3663285">
            <text:p>2598.3663285</text:p>
          </table:table-cell>
          <table:table-cell office:value-type="float" office:value="2796.1204521">
            <text:p>2796.1204521</text:p>
          </table:table-cell>
          <table:table-cell office:value-type="float" office:value="5.99558968912">
            <text:p>5.99558968912</text:p>
          </table:table-cell>
          <table:table-cell office:value-type="float" office:value="2.56335537723">
            <text:p>2.56335537723</text:p>
          </table:table-cell>
          <table:table-cell office:value-type="float" office:value="4.33498280797">
            <text:p>4.33498280797</text:p>
          </table:table-cell>
          <table:table-cell office:value-type="float" office:value="498.966380164">
            <text:p>498.966380164</text:p>
          </table:table-cell>
          <table:table-cell office:value-type="float" office:value="14.7188387843">
            <text:p>14.7188387843</text:p>
          </table:table-cell>
          <table:table-cell office:value-type="float" office:value="17.9101512469">
            <text:p>17.9101512469</text:p>
          </table:table-cell>
          <table:table-cell office:value-type="float" office:value="0.0542803112739">
            <text:p>0.0542803112739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5.15453004183">
            <text:p>5.15453004183</text:p>
          </table:table-cell>
          <table:table-cell office:value-type="float" office:value="774.285551049">
            <text:p>774.285551049</text:p>
          </table:table-cell>
          <table:table-cell office:value-type="float" office:value="0.00129151318741">
            <text:p>0.00129151318741</text:p>
          </table:table-cell>
          <table:table-cell office:value-type="float" office:value="1157.58651413">
            <text:p>1157.58651413</text:p>
          </table:table-cell>
          <table:table-cell office:value-type="float" office:value="1164.24365765">
            <text:p>1164.24365765</text:p>
          </table:table-cell>
          <table:table-cell office:value-type="float" office:value="2.93847078007">
            <text:p>2.93847078007</text:p>
          </table:table-cell>
          <table:table-cell office:value-type="float" office:value="3.11580199215">
            <text:p>3.11580199215</text:p>
          </table:table-cell>
          <table:table-cell office:value-type="float" office:value="5.06296874953">
            <text:p>5.06296874953</text:p>
          </table:table-cell>
          <table:table-cell office:value-type="float" office:value="1079.18972797">
            <text:p>1079.18972797</text:p>
          </table:table-cell>
          <table:table-cell office:value-type="float" office:value="0.0535905840691">
            <text:p>0.0535905840691</text:p>
          </table:table-cell>
          <table:table-cell office:value-type="float" office:value="99.2067907969">
            <text:p>99.2067907969</text:p>
          </table:table-cell>
          <table:table-cell office:value-type="float" office:value="0.601613272648">
            <text:p>0.601613272648</text:p>
          </table:table-cell>
          <table:table-cell office:value-type="float" office:value="0.022312266331">
            <text:p>0.022312266331</text:p>
          </table:table-cell>
          <table:table-cell office:value-type="float" office:value="26.1817655674">
            <text:p>26.1817655674</text:p>
          </table:table-cell>
          <table:table-cell office:value-type="float" office:value="0.0381945211993">
            <text:p>0.0381945211993</text:p>
          </table:table-cell>
          <table:table-cell office:value-type="float" office:value="2596.01914687">
            <text:p>2596.01914687</text:p>
          </table:table-cell>
          <table:table-cell office:value-type="float" office:value="2792.89395383">
            <text:p>2792.89395383</text:p>
          </table:table-cell>
          <table:table-cell office:value-type="float" office:value="5.96008542974">
            <text:p>5.96008542974</text:p>
          </table:table-cell>
          <table:table-cell office:value-type="float" office:value="2.61027606902">
            <text:p>2.61027606902</text:p>
          </table:table-cell>
          <table:table-cell office:value-type="float" office:value="4.50434893347">
            <text:p>4.50434893347</text:p>
          </table:table-cell>
          <table:table-cell office:value-type="float" office:value="497.432926262">
            <text:p>497.432926262</text:p>
          </table:table-cell>
          <table:table-cell office:value-type="float" office:value="14.1461195882">
            <text:p>14.1461195882</text:p>
          </table:table-cell>
          <table:table-cell office:value-type="float" office:value="18.1082850841">
            <text:p>18.1082850841</text:p>
          </table:table-cell>
          <table:table-cell office:value-type="float" office:value="0.0557894960594">
            <text:p>0.0557894960594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5.57652291278">
            <text:p>5.57652291278</text:p>
          </table:table-cell>
          <table:table-cell office:value-type="float" office:value="766.042079361">
            <text:p>766.042079361</text:p>
          </table:table-cell>
          <table:table-cell office:value-type="float" office:value="0.0013054113174">
            <text:p>0.0013054113174</text:p>
          </table:table-cell>
          <table:table-cell office:value-type="float" office:value="1182.32407638">
            <text:p>1182.32407638</text:p>
          </table:table-cell>
          <table:table-cell office:value-type="float" office:value="1189.6037325">
            <text:p>1189.6037325</text:p>
          </table:table-cell>
          <table:table-cell office:value-type="float" office:value="2.98429181683">
            <text:p>2.98429181683</text:p>
          </table:table-cell>
          <table:table-cell office:value-type="float" office:value="3.1042396469">
            <text:p>3.1042396469</text:p>
          </table:table-cell>
          <table:table-cell office:value-type="float" office:value="5.1358968831">
            <text:p>5.1358968831</text:p>
          </table:table-cell>
          <table:table-cell office:value-type="float" office:value="1056.21888255">
            <text:p>1056.21888255</text:p>
          </table:table-cell>
          <table:table-cell office:value-type="float" office:value="0.0712371149486">
            <text:p>0.0712371149486</text:p>
          </table:table-cell>
          <table:table-cell office:value-type="float" office:value="97.1509703135">
            <text:p>97.1509703135</text:p>
          </table:table-cell>
          <table:table-cell office:value-type="float" office:value="0.594711339329">
            <text:p>0.594711339329</text:p>
          </table:table-cell>
          <table:table-cell office:value-type="float" office:value="0.0211371315007">
            <text:p>0.0211371315007</text:p>
          </table:table-cell>
          <table:table-cell office:value-type="float" office:value="28.4759273207">
            <text:p>28.4759273207</text:p>
          </table:table-cell>
          <table:table-cell office:value-type="float" office:value="0.0351173813846">
            <text:p>0.0351173813846</text:p>
          </table:table-cell>
          <table:table-cell office:value-type="float" office:value="2593.14379359">
            <text:p>2593.14379359</text:p>
          </table:table-cell>
          <table:table-cell office:value-type="float" office:value="2788.97667552">
            <text:p>2788.97667552</text:p>
          </table:table-cell>
          <table:table-cell office:value-type="float" office:value="5.92431560915">
            <text:p>5.92431560915</text:p>
          </table:table-cell>
          <table:table-cell office:value-type="float" office:value="2.65846900732">
            <text:p>2.65846900732</text:p>
          </table:table-cell>
          <table:table-cell office:value-type="float" office:value="4.68876802425">
            <text:p>4.68876802425</text:p>
          </table:table-cell>
          <table:table-cell office:value-type="float" office:value="495.690770484">
            <text:p>495.690770484</text:p>
          </table:table-cell>
          <table:table-cell office:value-type="float" office:value="13.598812165">
            <text:p>13.598812165</text:p>
          </table:table-cell>
          <table:table-cell office:value-type="float" office:value="18.3115483673">
            <text:p>18.3115483673</text:p>
          </table:table-cell>
          <table:table-cell office:value-type="float" office:value="0.0573906981711">
            <text:p>0.0573906981711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6.02440587297">
            <text:p>6.02440587297</text:p>
          </table:table-cell>
          <table:table-cell office:value-type="float" office:value="757.540774125">
            <text:p>757.540774125</text:p>
          </table:table-cell>
          <table:table-cell office:value-type="float" office:value="0.00132006095798">
            <text:p>0.00132006095798</text:p>
          </table:table-cell>
          <table:table-cell office:value-type="float" office:value="1207.34046698">
            <text:p>1207.34046698</text:p>
          </table:table-cell>
          <table:table-cell office:value-type="float" office:value="1215.29304997">
            <text:p>1215.29304997</text:p>
          </table:table-cell>
          <table:table-cell office:value-type="float" office:value="3.03022284707">
            <text:p>3.03022284707</text:p>
          </table:table-cell>
          <table:table-cell office:value-type="float" office:value="3.093369636">
            <text:p>3.093369636</text:p>
          </table:table-cell>
          <table:table-cell office:value-type="float" office:value="5.21607763082">
            <text:p>5.21607763082</text:p>
          </table:table-cell>
          <table:table-cell office:value-type="float" office:value="1032.64553933">
            <text:p>1032.64553933</text:p>
          </table:table-cell>
          <table:table-cell office:value-type="float" office:value="0.0904715322766">
            <text:p>0.0904715322766</text:p>
          </table:table-cell>
          <table:table-cell office:value-type="float" office:value="95.1423515984">
            <text:p>95.1423515984</text:p>
          </table:table-cell>
          <table:table-cell office:value-type="float" office:value="0.58744982118">
            <text:p>0.58744982118</text:p>
          </table:table-cell>
          <table:table-cell office:value-type="float" office:value="0.0199641763952">
            <text:p>0.0199641763952</text:p>
          </table:table-cell>
          <table:table-cell office:value-type="float" office:value="30.9547324162">
            <text:p>30.9547324162</text:p>
          </table:table-cell>
          <table:table-cell office:value-type="float" office:value="0.0323052380668">
            <text:p>0.0323052380668</text:p>
          </table:table-cell>
          <table:table-cell office:value-type="float" office:value="2589.70374642">
            <text:p>2589.70374642</text:p>
          </table:table-cell>
          <table:table-cell office:value-type="float" office:value="2784.32361236">
            <text:p>2784.32361236</text:p>
          </table:table-cell>
          <table:table-cell office:value-type="float" office:value="5.88820201355">
            <text:p>5.88820201355</text:p>
          </table:table-cell>
          <table:table-cell office:value-type="float" office:value="2.70803755725">
            <text:p>2.70803755725</text:p>
          </table:table-cell>
          <table:table-cell office:value-type="float" office:value="4.89052239375">
            <text:p>4.89052239375</text:p>
          </table:table-cell>
          <table:table-cell office:value-type="float" office:value="493.728981678">
            <text:p>493.728981678</text:p>
          </table:table-cell>
          <table:table-cell office:value-type="float" office:value="13.0750449809">
            <text:p>13.0750449809</text:p>
          </table:table-cell>
          <table:table-cell office:value-type="float" office:value="18.5207627205">
            <text:p>18.5207627205</text:p>
          </table:table-cell>
          <table:table-cell office:value-type="float" office:value="0.059099766294">
            <text:p>0.059099766294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6.49925786895">
            <text:p>6.49925786895</text:p>
          </table:table-cell>
          <table:table-cell office:value-type="float" office:value="748.762374162">
            <text:p>748.762374162</text:p>
          </table:table-cell>
          <table:table-cell office:value-type="float" office:value="0.00133553719379">
            <text:p>0.00133553719379</text:p>
          </table:table-cell>
          <table:table-cell office:value-type="float" office:value="1232.65889063">
            <text:p>1232.65889063</text:p>
          </table:table-cell>
          <table:table-cell office:value-type="float" office:value="1241.33889124">
            <text:p>1241.33889124</text:p>
          </table:table-cell>
          <table:table-cell office:value-type="float" office:value="3.0763067253">
            <text:p>3.0763067253</text:p>
          </table:table-cell>
          <table:table-cell office:value-type="float" office:value="3.08325212079">
            <text:p>3.08325212079</text:p>
          </table:table-cell>
          <table:table-cell office:value-type="float" office:value="5.30462888162">
            <text:p>5.30462888162</text:p>
          </table:table-cell>
          <table:table-cell office:value-type="float" office:value="1008.44528211">
            <text:p>1008.44528211</text:p>
          </table:table-cell>
          <table:table-cell office:value-type="float" office:value="0.111508502667">
            <text:p>0.111508502667</text:p>
          </table:table-cell>
          <table:table-cell office:value-type="float" office:value="93.1744034124">
            <text:p>93.1744034124</text:p>
          </table:table-cell>
          <table:table-cell office:value-type="float" office:value="0.579827215479">
            <text:p>0.579827215479</text:p>
          </table:table-cell>
          <table:table-cell office:value-type="float" office:value="0.01879426769">
            <text:p>0.01879426769</text:p>
          </table:table-cell>
          <table:table-cell office:value-type="float" office:value="33.635459467">
            <text:p>33.635459467</text:p>
          </table:table-cell>
          <table:table-cell office:value-type="float" office:value="0.0297305289075">
            <text:p>0.0297305289075</text:p>
          </table:table-cell>
          <table:table-cell office:value-type="float" office:value="2585.6578028">
            <text:p>2585.6578028</text:p>
          </table:table-cell>
          <table:table-cell office:value-type="float" office:value="2778.88417675">
            <text:p>2778.88417675</text:p>
          </table:table-cell>
          <table:table-cell office:value-type="float" office:value="5.85165922622">
            <text:p>5.85165922622</text:p>
          </table:table-cell>
          <table:table-cell office:value-type="float" office:value="2.7590934075">
            <text:p>2.7590934075</text:p>
          </table:table-cell>
          <table:table-cell office:value-type="float" office:value="5.11237055588">
            <text:p>5.11237055588</text:p>
          </table:table-cell>
          <table:table-cell office:value-type="float" office:value="491.535502755">
            <text:p>491.535502755</text:p>
          </table:table-cell>
          <table:table-cell office:value-type="float" office:value="12.5730267254">
            <text:p>12.5730267254</text:p>
          </table:table-cell>
          <table:table-cell office:value-type="float" office:value="18.7368816301">
            <text:p>18.7368816301</text:p>
          </table:table-cell>
          <table:table-cell office:value-type="float" office:value="0.0609360637819">
            <text:p>0.0609360637819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7.00219219568">
            <text:p>7.00219219568</text:p>
          </table:table-cell>
          <table:table-cell office:value-type="float" office:value="739.684829674">
            <text:p>739.684829674</text:p>
          </table:table-cell>
          <table:table-cell office:value-type="float" office:value="0.00135192714503">
            <text:p>0.00135192714503</text:p>
          </table:table-cell>
          <table:table-cell office:value-type="float" office:value="1258.30571392">
            <text:p>1258.30571392</text:p>
          </table:table-cell>
          <table:table-cell office:value-type="float" office:value="1267.77216763">
            <text:p>1267.77216763</text:p>
          </table:table-cell>
          <table:table-cell office:value-type="float" office:value="3.12259131501">
            <text:p>3.12259131501</text:p>
          </table:table-cell>
          <table:table-cell office:value-type="float" office:value="3.0739601245">
            <text:p>3.0739601245</text:p>
          </table:table-cell>
          <table:table-cell office:value-type="float" office:value="5.40291878787">
            <text:p>5.40291878787</text:p>
          </table:table-cell>
          <table:table-cell office:value-type="float" office:value="983.590047157">
            <text:p>983.590047157</text:p>
          </table:table-cell>
          <table:table-cell office:value-type="float" office:value="0.134602789052">
            <text:p>0.134602789052</text:p>
          </table:table-cell>
          <table:table-cell office:value-type="float" office:value="91.2406462359">
            <text:p>91.2406462359</text:p>
          </table:table-cell>
          <table:table-cell office:value-type="float" office:value="0.571846712066">
            <text:p>0.571846712066</text:p>
          </table:table-cell>
          <table:table-cell office:value-type="float" office:value="0.0176283420674">
            <text:p>0.0176283420674</text:p>
          </table:table-cell>
          <table:table-cell office:value-type="float" office:value="36.5378873741">
            <text:p>36.5378873741</text:p>
          </table:table-cell>
          <table:table-cell office:value-type="float" office:value="0.027368851126">
            <text:p>0.027368851126</text:p>
          </table:table-cell>
          <table:table-cell office:value-type="float" office:value="2580.95916974">
            <text:p>2580.95916974</text:p>
          </table:table-cell>
          <table:table-cell office:value-type="float" office:value="2772.6011255">
            <text:p>2772.6011255</text:p>
          </table:table-cell>
          <table:table-cell office:value-type="float" office:value="5.81459302855">
            <text:p>5.81459302855</text:p>
          </table:table-cell>
          <table:table-cell office:value-type="float" office:value="2.8117582866">
            <text:p>2.8117582866</text:p>
          </table:table-cell>
          <table:table-cell office:value-type="float" office:value="5.35768022492">
            <text:p>5.35768022492</text:p>
          </table:table-cell>
          <table:table-cell office:value-type="float" office:value="489.096951145">
            <text:p>489.096951145</text:p>
          </table:table-cell>
          <table:table-cell office:value-type="float" office:value="12.0910354118">
            <text:p>12.0910354118</text:p>
          </table:table-cell>
          <table:table-cell office:value-type="float" office:value="18.9610185596">
            <text:p>18.9610185596</text:p>
          </table:table-cell>
          <table:table-cell office:value-type="float" office:value="0.0629233336378">
            <text:p>0.0629233336378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7.5343601223">
            <text:p>7.5343601223</text:p>
          </table:table-cell>
          <table:table-cell office:value-type="float" office:value="730.282735137">
            <text:p>730.282735137</text:p>
          </table:table-cell>
          <table:table-cell office:value-type="float" office:value="0.00136933265965">
            <text:p>0.00136933265965</text:p>
          </table:table-cell>
          <table:table-cell office:value-type="float" office:value="1284.31111917">
            <text:p>1284.31111917</text:p>
          </table:table-cell>
          <table:table-cell office:value-type="float" office:value="1294.62816455">
            <text:p>1294.62816455</text:p>
          </table:table-cell>
          <table:table-cell office:value-type="float" office:value="3.16913058362">
            <text:p>3.16913058362</text:p>
          </table:table-cell>
          <table:table-cell office:value-type="float" office:value="3.06558275318">
            <text:p>3.06558275318</text:p>
          </table:table-cell>
          <table:table-cell office:value-type="float" office:value="5.51263895214">
            <text:p>5.51263895214</text:p>
          </table:table-cell>
          <table:table-cell office:value-type="float" office:value="958.047704159">
            <text:p>958.047704159</text:p>
          </table:table-cell>
          <table:table-cell office:value-type="float" office:value="0.160058916855">
            <text:p>0.160058916855</text:p>
          </table:table-cell>
          <table:table-cell office:value-type="float" office:value="89.334572907">
            <text:p>89.334572907</text:p>
          </table:table-cell>
          <table:table-cell office:value-type="float" office:value="0.563517137326">
            <text:p>0.563517137326</text:p>
          </table:table-cell>
          <table:table-cell office:value-type="float" office:value="0.016467416612">
            <text:p>0.016467416612</text:p>
          </table:table-cell>
          <table:table-cell office:value-type="float" office:value="39.6848347299">
            <text:p>39.6848347299</text:p>
          </table:table-cell>
          <table:table-cell office:value-type="float" office:value="0.0251985426374">
            <text:p>0.0251985426374</text:p>
          </table:table-cell>
          <table:table-cell office:value-type="float" office:value="2575.55432251">
            <text:p>2575.55432251</text:p>
          </table:table-cell>
          <table:table-cell office:value-type="float" office:value="2765.4092173">
            <text:p>2765.4092173</text:p>
          </table:table-cell>
          <table:table-cell office:value-type="float" office:value="5.77689840764">
            <text:p>5.77689840764</text:p>
          </table:table-cell>
          <table:table-cell office:value-type="float" office:value="2.86616651215">
            <text:p>2.86616651215</text:p>
          </table:table-cell>
          <table:table-cell office:value-type="float" office:value="5.6306089285">
            <text:p>5.6306089285</text:p>
          </table:table-cell>
          <table:table-cell office:value-type="float" office:value="486.398361184">
            <text:p>486.398361184</text:p>
          </table:table-cell>
          <table:table-cell office:value-type="float" office:value="11.6274050416">
            <text:p>11.6274050416</text:p>
          </table:table-cell>
          <table:table-cell office:value-type="float" office:value="19.1944831314">
            <text:p>19.1944831314</text:p>
          </table:table-cell>
          <table:table-cell office:value-type="float" office:value="0.0650908181785">
            <text:p>0.0650908181785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8.09695528282">
            <text:p>8.09695528282</text:p>
          </table:table-cell>
          <table:table-cell office:value-type="float" office:value="720.526610638">
            <text:p>720.526610638</text:p>
          </table:table-cell>
          <table:table-cell office:value-type="float" office:value="0.00138787379291">
            <text:p>0.00138787379291</text:p>
          </table:table-cell>
          <table:table-cell office:value-type="float" office:value="1310.7099333">
            <text:p>1310.7099333</text:p>
          </table:table-cell>
          <table:table-cell office:value-type="float" office:value="1321.94748534">
            <text:p>1321.94748534</text:p>
          </table:table-cell>
          <table:table-cell office:value-type="float" office:value="3.21598599054">
            <text:p>3.21598599054</text:p>
          </table:table-cell>
          <table:table-cell office:value-type="float" office:value="3.0582294953">
            <text:p>3.0582294953</text:p>
          </table:table-cell>
          <table:table-cell office:value-type="float" office:value="5.63590469033">
            <text:p>5.63590469033</text:p>
          </table:table-cell>
          <table:table-cell office:value-type="float" office:value="931.78155554">
            <text:p>931.78155554</text:p>
          </table:table-cell>
          <table:table-cell office:value-type="float" office:value="0.188243733161">
            <text:p>0.188243733161</text:p>
          </table:table-cell>
          <table:table-cell office:value-type="float" office:value="87.4495583245">
            <text:p>87.4495583245</text:p>
          </table:table-cell>
          <table:table-cell office:value-type="float" office:value="0.554853722445">
            <text:p>0.554853722445</text:p>
          </table:table-cell>
          <table:table-cell office:value-type="float" office:value="0.01531260149">
            <text:p>0.01531260149</text:p>
          </table:table-cell>
          <table:table-cell office:value-type="float" office:value="43.1028531482">
            <text:p>43.1028531482</text:p>
          </table:table-cell>
          <table:table-cell office:value-type="float" office:value="0.0232003203259">
            <text:p>0.0232003203259</text:p>
          </table:table-cell>
          <table:table-cell office:value-type="float" office:value="2569.38155682">
            <text:p>2569.38155682</text:p>
          </table:table-cell>
          <table:table-cell office:value-type="float" office:value="2757.23351304">
            <text:p>2757.23351304</text:p>
          </table:table-cell>
          <table:table-cell office:value-type="float" office:value="5.73845704099">
            <text:p>5.73845704099</text:p>
          </table:table-cell>
          <table:table-cell office:value-type="float" office:value="2.92246847573">
            <text:p>2.92246847573</text:p>
          </table:table-cell>
          <table:table-cell office:value-type="float" office:value="5.93635290144">
            <text:p>5.93635290144</text:p>
          </table:table-cell>
          <table:table-cell office:value-type="float" office:value="483.42285239">
            <text:p>483.42285239</text:p>
          </table:table-cell>
          <table:table-cell office:value-type="float" office:value="11.1805100183">
            <text:p>11.1805100183</text:p>
          </table:table-cell>
          <table:table-cell office:value-type="float" office:value="19.4388282663">
            <text:p>19.4388282663</text:p>
          </table:table-cell>
          <table:table-cell office:value-type="float" office:value="0.0674747250959">
            <text:p>0.0674747250959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8.69121901152">
            <text:p>8.69121901152</text:p>
          </table:table-cell>
          <table:table-cell office:value-type="float" office:value="710.381980438">
            <text:p>710.381980438</text:p>
          </table:table-cell>
          <table:table-cell office:value-type="float" office:value="0.00140769336433">
            <text:p>0.00140769336433</text:p>
          </table:table-cell>
          <table:table-cell office:value-type="float" office:value="1337.5426918">
            <text:p>1337.5426918</text:p>
          </table:table-cell>
          <table:table-cell office:value-type="float" office:value="1349.77726313">
            <text:p>1349.77726313</text:p>
          </table:table-cell>
          <table:table-cell office:value-type="float" office:value="3.26322826923">
            <text:p>3.26322826923</text:p>
          </table:table-cell>
          <table:table-cell office:value-type="float" office:value="3.05203606321">
            <text:p>3.05203606321</text:p>
          </table:table-cell>
          <table:table-cell office:value-type="float" office:value="5.77539508251">
            <text:p>5.77539508251</text:p>
          </table:table-cell>
          <table:table-cell office:value-type="float" office:value="904.749686783">
            <text:p>904.749686783</text:p>
          </table:table-cell>
          <table:table-cell office:value-type="float" office:value="0.219602961188">
            <text:p>0.219602961188</text:p>
          </table:table-cell>
          <table:table-cell office:value-type="float" office:value="85.578753231">
            <text:p>85.578753231</text:p>
          </table:table-cell>
          <table:table-cell office:value-type="float" office:value="0.54587852313">
            <text:p>0.54587852313</text:p>
          </table:table-cell>
          <table:table-cell office:value-type="float" office:value="0.014165115594">
            <text:p>0.014165115594</text:p>
          </table:table-cell>
          <table:table-cell office:value-type="float" office:value="46.8231306456">
            <text:p>46.8231306456</text:p>
          </table:table-cell>
          <table:table-cell office:value-type="float" office:value="0.0213569658033">
            <text:p>0.0213569658033</text:p>
          </table:table-cell>
          <table:table-cell office:value-type="float" office:value="2562.36912758">
            <text:p>2562.36912758</text:p>
          </table:table-cell>
          <table:table-cell office:value-type="float" office:value="2747.9871948">
            <text:p>2747.9871948</text:p>
          </table:table-cell>
          <table:table-cell office:value-type="float" office:value="5.69913407353">
            <text:p>5.69913407353</text:p>
          </table:table-cell>
          <table:table-cell office:value-type="float" office:value="2.98083529053">
            <text:p>2.98083529053</text:p>
          </table:table-cell>
          <table:table-cell office:value-type="float" office:value="6.28149616664">
            <text:p>6.28149616664</text:p>
          </table:table-cell>
          <table:table-cell office:value-type="float" office:value="480.151199044">
            <text:p>480.151199044</text:p>
          </table:table-cell>
          <table:table-cell office:value-type="float" office:value="10.7487471785">
            <text:p>10.7487471785</text:p>
          </table:table-cell>
          <table:table-cell office:value-type="float" office:value="19.695912451">
            <text:p>19.695912451</text:p>
          </table:table-cell>
          <table:table-cell office:value-type="float" office:value="0.0701201722542">
            <text:p>0.0701201722542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9.31844686206">
            <text:p>9.31844686206</text:p>
          </table:table-cell>
          <table:table-cell office:value-type="float" office:value="699.808173917">
            <text:p>699.808173917</text:p>
          </table:table-cell>
          <table:table-cell office:value-type="float" office:value="0.00142896301768">
            <text:p>0.00142896301768</text:p>
          </table:table-cell>
          <table:table-cell office:value-type="float" office:value="1364.85702483">
            <text:p>1364.85702483</text:p>
          </table:table-cell>
          <table:table-cell office:value-type="float" office:value="1378.17274078">
            <text:p>1378.17274078</text:p>
          </table:table-cell>
          <table:table-cell office:value-type="float" office:value="3.31093975144">
            <text:p>3.31093975144</text:p>
          </table:table-cell>
          <table:table-cell office:value-type="float" office:value="3.04717249184">
            <text:p>3.04717249184</text:p>
          </table:table-cell>
          <table:table-cell office:value-type="float" office:value="5.93455328216">
            <text:p>5.93455328216</text:p>
          </table:table-cell>
          <table:table-cell office:value-type="float" office:value="876.9040212">
            <text:p>876.9040212</text:p>
          </table:table-cell>
          <table:table-cell office:value-type="float" office:value="0.25468343325">
            <text:p>0.25468343325</text:p>
          </table:table-cell>
          <table:table-cell office:value-type="float" office:value="83.7149548006">
            <text:p>83.7149548006</text:p>
          </table:table-cell>
          <table:table-cell office:value-type="float" office:value="0.536620276562">
            <text:p>0.536620276562</text:p>
          </table:table-cell>
          <table:table-cell office:value-type="float" office:value="0.0130263061009">
            <text:p>0.0130263061009</text:p>
          </table:table-cell>
          <table:table-cell office:value-type="float" office:value="50.8826869069">
            <text:p>50.8826869069</text:p>
          </table:table-cell>
          <table:table-cell office:value-type="float" office:value="0.0196530501982">
            <text:p>0.0196530501982</text:p>
          </table:table-cell>
          <table:table-cell office:value-type="float" office:value="2554.43281892">
            <text:p>2554.43281892</text:p>
          </table:table-cell>
          <table:table-cell office:value-type="float" office:value="2737.56872286">
            <text:p>2737.56872286</text:p>
          </table:table-cell>
          <table:table-cell office:value-type="float" office:value="5.65877391739">
            <text:p>5.65877391739</text:p>
          </table:table-cell>
          <table:table-cell office:value-type="float" office:value="3.04146504723">
            <text:p>3.04146504723</text:p>
          </table:table-cell>
          <table:table-cell office:value-type="float" office:value="6.67451033015">
            <text:p>6.67451033015</text:p>
          </table:table-cell>
          <table:table-cell office:value-type="float" office:value="476.56126219">
            <text:p>476.56126219</text:p>
          </table:table-cell>
          <table:table-cell office:value-type="float" office:value="10.330514882">
            <text:p>10.330514882</text:p>
          </table:table-cell>
          <table:table-cell office:value-type="float" office:value="19.9679832628">
            <text:p>19.9679832628</text:p>
          </table:table-cell>
          <table:table-cell office:value-type="float" office:value="0.0730838065118">
            <text:p>0.0730838065118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9.97999663506">
            <text:p>9.97999663506</text:p>
          </table:table-cell>
          <table:table-cell office:value-type="float" office:value="688.756734314">
            <text:p>688.756734314</text:p>
          </table:table-cell>
          <table:table-cell office:value-type="float" office:value="0.00145189143014">
            <text:p>0.00145189143014</text:p>
          </table:table-cell>
          <table:table-cell office:value-type="float" office:value="1392.70949883">
            <text:p>1392.70949883</text:p>
          </table:table-cell>
          <table:table-cell office:value-type="float" office:value="1407.19937042">
            <text:p>1407.19937042</text:p>
          </table:table-cell>
          <table:table-cell office:value-type="float" office:value="3.35921746075">
            <text:p>3.35921746075</text:p>
          </table:table-cell>
          <table:table-cell office:value-type="float" office:value="3.04385464305">
            <text:p>3.04385464305</text:p>
          </table:table-cell>
          <table:table-cell office:value-type="float" office:value="6.11788157598">
            <text:p>6.11788157598</text:p>
          </table:table-cell>
          <table:table-cell office:value-type="float" office:value="848.188766094">
            <text:p>848.188766094</text:p>
          </table:table-cell>
          <table:table-cell office:value-type="float" office:value="0.29416371268">
            <text:p>0.29416371268</text:p>
          </table:table-cell>
          <table:table-cell office:value-type="float" office:value="81.8504427108">
            <text:p>81.8504427108</text:p>
          </table:table-cell>
          <table:table-cell office:value-type="float" office:value="0.527113450193">
            <text:p>0.527113450193</text:p>
          </table:table-cell>
          <table:table-cell office:value-type="float" office:value="0.0118976732858">
            <text:p>0.0118976732858</text:p>
          </table:table-cell>
          <table:table-cell office:value-type="float" office:value="55.3259825907">
            <text:p>55.3259825907</text:p>
          </table:table-cell>
          <table:table-cell office:value-type="float" office:value="0.0180746902843">
            <text:p>0.0180746902843</text:p>
          </table:table-cell>
          <table:table-cell office:value-type="float" office:value="2545.47271398">
            <text:p>2545.47271398</text:p>
          </table:table-cell>
          <table:table-cell office:value-type="float" office:value="2725.85806219">
            <text:p>2725.85806219</text:p>
          </table:table-cell>
          <table:table-cell office:value-type="float" office:value="5.61719467268">
            <text:p>5.61719467268</text:p>
          </table:table-cell>
          <table:table-cell office:value-type="float" office:value="3.10459146734">
            <text:p>3.10459146734</text:p>
          </table:table-cell>
          <table:table-cell office:value-type="float" office:value="7.12648741601">
            <text:p>7.12648741601</text:p>
          </table:table-cell>
          <table:table-cell office:value-type="float" office:value="472.627222087">
            <text:p>472.627222087</text:p>
          </table:table-cell>
          <table:table-cell office:value-type="float" office:value="9.92418809473">
            <text:p>9.92418809473</text:p>
          </table:table-cell>
          <table:table-cell office:value-type="float" office:value="20.2577913794">
            <text:p>20.2577913794</text:p>
          </table:table-cell>
          <table:table-cell office:value-type="float" office:value="0.0764373923643">
            <text:p>0.0764373923643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10.6772983622">
            <text:p>10.6772983622</text:p>
          </table:table-cell>
          <table:table-cell office:value-type="float" office:value="677.16924892">
            <text:p>677.16924892</text:p>
          </table:table-cell>
          <table:table-cell office:value-type="float" office:value="0.00147673569288">
            <text:p>0.00147673569288</text:p>
          </table:table-cell>
          <table:table-cell office:value-type="float" office:value="1421.16812929">
            <text:p>1421.16812929</text:p>
          </table:table-cell>
          <table:table-cell office:value-type="float" office:value="1436.93567688">
            <text:p>1436.93567688</text:p>
          </table:table-cell>
          <table:table-cell office:value-type="float" office:value="3.40817734314">
            <text:p>3.40817734314</text:p>
          </table:table-cell>
          <table:table-cell office:value-type="float" office:value="3.04236104779">
            <text:p>3.04236104779</text:p>
          </table:table-cell>
          <table:table-cell office:value-type="float" office:value="6.33139242569">
            <text:p>6.33139242569</text:p>
          </table:table-cell>
          <table:table-cell office:value-type="float" office:value="818.537598216">
            <text:p>818.537598216</text:p>
          </table:table-cell>
          <table:table-cell office:value-type="float" office:value="0.338897739912">
            <text:p>0.338897739912</text:p>
          </table:table-cell>
          <table:table-cell office:value-type="float" office:value="79.9767617409">
            <text:p>79.9767617409</text:p>
          </table:table-cell>
          <table:table-cell office:value-type="float" office:value="0.517396228868">
            <text:p>0.517396228868</text:p>
          </table:table-cell>
          <table:table-cell office:value-type="float" office:value="0.0107809025374">
            <text:p>0.0107809025374</text:p>
          </table:table-cell>
          <table:table-cell office:value-type="float" office:value="60.2071300119">
            <text:p>60.2071300119</text:p>
          </table:table-cell>
          <table:table-cell office:value-type="float" office:value="0.0166093284932">
            <text:p>0.0166093284932</text:p>
          </table:table-cell>
          <table:table-cell office:value-type="float" office:value="2535.3688112">
            <text:p>2535.3688112</text:p>
          </table:table-cell>
          <table:table-cell office:value-type="float" office:value="2712.71156712">
            <text:p>2712.71156712</text:p>
          </table:table-cell>
          <table:table-cell office:value-type="float" office:value="5.57418055238">
            <text:p>5.57418055238</text:p>
          </table:table-cell>
          <table:table-cell office:value-type="float" office:value="3.17049629701">
            <text:p>3.17049629701</text:p>
          </table:table-cell>
          <table:table-cell office:value-type="float" office:value="7.65224437866">
            <text:p>7.65224437866</text:p>
          </table:table-cell>
          <table:table-cell office:value-type="float" office:value="468.318511713">
            <text:p>468.318511713</text:p>
          </table:table-cell>
          <table:table-cell office:value-type="float" office:value="9.52808772894">
            <text:p>9.52808772894</text:p>
          </table:table-cell>
          <table:table-cell office:value-type="float" office:value="20.5687493302">
            <text:p>20.5687493302</text:p>
          </table:table-cell>
          <table:table-cell office:value-type="float" office:value="0.0802728324156">
            <text:p>0.0802728324156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11.4118668737">
            <text:p>11.4118668737</text:p>
          </table:table-cell>
          <table:table-cell office:value-type="float" office:value="664.974276251">
            <text:p>664.974276251</text:p>
          </table:table-cell>
          <table:table-cell office:value-type="float" office:value="0.00150381756966">
            <text:p>0.00150381756966</text:p>
          </table:table-cell>
          <table:table-cell office:value-type="float" office:value="1450.315936">
            <text:p>1450.315936</text:p>
          </table:table-cell>
          <table:table-cell office:value-type="float" office:value="1467.4773019">
            <text:p>1467.4773019</text:p>
          </table:table-cell>
          <table:table-cell office:value-type="float" office:value="3.45796026947">
            <text:p>3.45796026947</text:p>
          </table:table-cell>
          <table:table-cell office:value-type="float" office:value="3.04305852901">
            <text:p>3.04305852901</text:p>
          </table:table-cell>
          <table:table-cell office:value-type="float" office:value="6.58333044191">
            <text:p>6.58333044191</text:p>
          </table:table-cell>
          <table:table-cell office:value-type="float" office:value="787.868279333">
            <text:p>787.868279333</text:p>
          </table:table-cell>
          <table:table-cell office:value-type="float" office:value="0.38997990319">
            <text:p>0.38997990319</text:p>
          </table:table-cell>
          <table:table-cell office:value-type="float" office:value="78.0844167858">
            <text:p>78.0844167858</text:p>
          </table:table-cell>
          <table:table-cell office:value-type="float" office:value="0.507507224396">
            <text:p>0.507507224396</text:p>
          </table:table-cell>
          <table:table-cell office:value-type="float" office:value="0.00967790647473">
            <text:p>0.00967790647473</text:p>
          </table:table-cell>
          <table:table-cell office:value-type="float" office:value="65.593001563">
            <text:p>65.593001563</text:p>
          </table:table-cell>
          <table:table-cell office:value-type="float" office:value="0.0152455288853">
            <text:p>0.0152455288853</text:p>
          </table:table-cell>
          <table:table-cell office:value-type="float" office:value="2523.9749283">
            <text:p>2523.9749283</text:p>
          </table:table-cell>
          <table:table-cell office:value-type="float" office:value="2697.95487435">
            <text:p>2697.95487435</text:p>
          </table:table-cell>
          <table:table-cell office:value-type="float" office:value="5.5294713342">
            <text:p>5.5294713342</text:p>
          </table:table-cell>
          <table:table-cell office:value-type="float" office:value="3.23952773637">
            <text:p>3.23952773637</text:p>
          </table:table-cell>
          <table:table-cell office:value-type="float" office:value="8.27204197699">
            <text:p>8.27204197699</text:p>
          </table:table-cell>
          <table:table-cell office:value-type="float" office:value="463.598288526">
            <text:p>463.598288526</text:p>
          </table:table-cell>
          <table:table-cell office:value-type="float" office:value="9.14044147757">
            <text:p>9.14044147757</text:p>
          </table:table-cell>
          <table:table-cell office:value-type="float" office:value="20.9051576986">
            <text:p>20.9051576986</text:p>
          </table:table-cell>
          <table:table-cell office:value-type="float" office:value="0.0847093680446">
            <text:p>0.0847093680446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12.1853178223">
            <text:p>12.1853178223</text:p>
          </table:table-cell>
          <table:table-cell office:value-type="float" office:value="652.082766138">
            <text:p>652.082766138</text:p>
          </table:table-cell>
          <table:table-cell office:value-type="float" office:value="0.00153354765979">
            <text:p>0.00153354765979</text:p>
          </table:table-cell>
          <table:table-cell office:value-type="float" office:value="1480.25622418">
            <text:p>1480.25622418</text:p>
          </table:table-cell>
          <table:table-cell office:value-type="float" office:value="1498.94298981">
            <text:p>1498.94298981</text:p>
          </table:table-cell>
          <table:table-cell office:value-type="float" office:value="3.508740976">
            <text:p>3.508740976</text:p>
          </table:table-cell>
          <table:table-cell office:value-type="float" office:value="3.04644314793">
            <text:p>3.04644314793</text:p>
          </table:table-cell>
          <table:table-cell office:value-type="float" office:value="6.88539313409">
            <text:p>6.88539313409</text:p>
          </table:table-cell>
          <table:table-cell office:value-type="float" office:value="756.072214503">
            <text:p>756.072214503</text:p>
          </table:table-cell>
          <table:table-cell office:value-type="float" office:value="0.448847449023">
            <text:p>0.448847449023</text:p>
          </table:table-cell>
          <table:table-cell office:value-type="float" office:value="76.1624151226">
            <text:p>76.1624151226</text:p>
          </table:table-cell>
          <table:table-cell office:value-type="float" office:value="0.49748081901">
            <text:p>0.49748081901</text:p>
          </table:table-cell>
          <table:table-cell office:value-type="float" office:value="0.00859088161836">
            <text:p>0.00859088161836</text:p>
          </table:table-cell>
          <table:table-cell office:value-type="float" office:value="71.5677219316">
            <text:p>71.5677219316</text:p>
          </table:table-cell>
          <table:table-cell office:value-type="float" office:value="0.0139727795298">
            <text:p>0.0139727795298</text:p>
          </table:table-cell>
          <table:table-cell office:value-type="float" office:value="2511.10997753">
            <text:p>2511.10997753</text:p>
          </table:table-cell>
          <table:table-cell office:value-type="float" office:value="2681.37273696">
            <text:p>2681.37273696</text:p>
          </table:table-cell>
          <table:table-cell office:value-type="float" office:value="5.48274723167">
            <text:p>5.48274723167</text:p>
          </table:table-cell>
          <table:table-cell office:value-type="float" office:value="3.31212895249">
            <text:p>3.31212895249</text:p>
          </table:table-cell>
          <table:table-cell office:value-type="float" office:value="9.01436257271">
            <text:p>9.01436257271</text:p>
          </table:table-cell>
          <table:table-cell office:value-type="float" office:value="458.421169697">
            <text:p>458.421169697</text:p>
          </table:table-cell>
          <table:table-cell office:value-type="float" office:value="8.75933157325">
            <text:p>8.75933157325</text:p>
          </table:table-cell>
          <table:table-cell office:value-type="float" office:value="21.2725362533">
            <text:p>21.2725362533</text:p>
          </table:table-cell>
          <table:table-cell office:value-type="float" office:value="0.0899042263401">
            <text:p>0.0899042263401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12.9993883512">
            <text:p>12.9993883512</text:p>
          </table:table-cell>
          <table:table-cell office:value-type="float" office:value="638.380786076">
            <text:p>638.380786076</text:p>
          </table:table-cell>
          <table:table-cell office:value-type="float" office:value="0.00156646318594">
            <text:p>0.00156646318594</text:p>
          </table:table-cell>
          <table:table-cell office:value-type="float" office:value="1511.12091508">
            <text:p>1511.12091508</text:p>
          </table:table-cell>
          <table:table-cell office:value-type="float" office:value="1531.48397837">
            <text:p>1531.48397837</text:p>
          </table:table-cell>
          <table:table-cell office:value-type="float" office:value="3.56074219894">
            <text:p>3.56074219894</text:p>
          </table:table-cell>
          <table:table-cell office:value-type="float" office:value="3.05320976365">
            <text:p>3.05320976365</text:p>
          </table:table-cell>
          <table:table-cell office:value-type="float" office:value="7.25492427323">
            <text:p>7.25492427323</text:p>
          </table:table-cell>
          <table:table-cell office:value-type="float" office:value="722.994604298">
            <text:p>722.994604298</text:p>
          </table:table-cell>
          <table:table-cell office:value-type="float" office:value="0.517451030887">
            <text:p>0.517451030887</text:p>
          </table:table-cell>
          <table:table-cell office:value-type="float" office:value="74.1975265316">
            <text:p>74.1975265316</text:p>
          </table:table-cell>
          <table:table-cell office:value-type="float" office:value="0.487341360569">
            <text:p>0.487341360569</text:p>
          </table:table-cell>
          <table:table-cell office:value-type="float" office:value="0.00752238670303">
            <text:p>0.00752238670303</text:p>
          </table:table-cell>
          <table:table-cell office:value-type="float" office:value="78.2393757286">
            <text:p>78.2393757286</text:p>
          </table:table-cell>
          <table:table-cell office:value-type="float" office:value="0.0127812880751">
            <text:p>0.0127812880751</text:p>
          </table:table-cell>
          <table:table-cell office:value-type="float" office:value="2496.54504275">
            <text:p>2496.54504275</text:p>
          </table:table-cell>
          <table:table-cell office:value-type="float" office:value="2662.69397007">
            <text:p>2662.69397007</text:p>
          </table:table-cell>
          <table:table-cell office:value-type="float" office:value="5.4336064236">
            <text:p>5.4336064236</text:p>
          </table:table-cell>
          <table:table-cell office:value-type="float" office:value="3.38888414316">
            <text:p>3.38888414316</text:p>
          </table:table-cell>
          <table:table-cell office:value-type="float" office:value="9.92060610763">
            <text:p>9.92060610763</text:p>
          </table:table-cell>
          <table:table-cell office:value-type="float" office:value="452.729748359">
            <text:p>452.729748359</text:p>
          </table:table-cell>
          <table:table-cell office:value-type="float" office:value="8.38262143954">
            <text:p>8.38262143954</text:p>
          </table:table-cell>
          <table:table-cell office:value-type="float" office:value="21.6781244991">
            <text:p>21.6781244991</text:p>
          </table:table-cell>
          <table:table-cell office:value-type="float" office:value="0.0960689696979">
            <text:p>0.0960689696979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13.855963916">
            <text:p>13.855963916</text:p>
          </table:table-cell>
          <table:table-cell office:value-type="float" office:value="623.717146411">
            <text:p>623.717146411</text:p>
          </table:table-cell>
          <table:table-cell office:value-type="float" office:value="0.00160329085989">
            <text:p>0.00160329085989</text:p>
          </table:table-cell>
          <table:table-cell office:value-type="float" office:value="1543.08457656">
            <text:p>1543.08457656</text:p>
          </table:table-cell>
          <table:table-cell office:value-type="float" office:value="1565.29971686">
            <text:p>1565.29971686</text:p>
          </table:table-cell>
          <table:table-cell office:value-type="float" office:value="3.61425851152">
            <text:p>3.61425851152</text:p>
          </table:table-cell>
          <table:table-cell office:value-type="float" office:value="3.0643789554">
            <text:p>3.0643789554</text:p>
          </table:table-cell>
          <table:table-cell office:value-type="float" office:value="7.71910642087">
            <text:p>7.71910642087</text:p>
          </table:table-cell>
          <table:table-cell office:value-type="float" office:value="688.39853179">
            <text:p>688.39853179</text:p>
          </table:table-cell>
          <table:table-cell office:value-type="float" office:value="0.598552625738">
            <text:p>0.598552625738</text:p>
          </table:table-cell>
          <table:table-cell office:value-type="float" office:value="72.1730006279">
            <text:p>72.1730006279</text:p>
          </table:table-cell>
          <table:table-cell office:value-type="float" office:value="0.477097079771">
            <text:p>0.477097079771</text:p>
          </table:table-cell>
          <table:table-cell office:value-type="float" office:value="0.00647545440909">
            <text:p>0.00647545440909</text:p>
          </table:table-cell>
          <table:table-cell office:value-type="float" office:value="85.7504267579">
            <text:p>85.7504267579</text:p>
          </table:table-cell>
          <table:table-cell office:value-type="float" office:value="0.0116617495423">
            <text:p>0.0116617495423</text:p>
          </table:table-cell>
          <table:table-cell office:value-type="float" office:value="2479.98342912">
            <text:p>2479.98342912</text:p>
          </table:table-cell>
          <table:table-cell office:value-type="float" office:value="2641.56820998">
            <text:p>2641.56820998</text:p>
          </table:table-cell>
          <table:table-cell office:value-type="float" office:value="5.3815302572">
            <text:p>5.3815302572</text:p>
          </table:table-cell>
          <table:table-cell office:value-type="float" office:value="3.47059668891">
            <text:p>3.47059668891</text:p>
          </table:table-cell>
          <table:table-cell office:value-type="float" office:value="11.0534748469">
            <text:p>11.0534748469</text:p>
          </table:table-cell>
          <table:table-cell office:value-type="float" office:value="446.449002834">
            <text:p>446.449002834</text:p>
          </table:table-cell>
          <table:table-cell office:value-type="float" office:value="8.00784607569">
            <text:p>8.00784607569</text:p>
          </table:table-cell>
          <table:table-cell office:value-type="float" office:value="22.1316683072">
            <text:p>22.1316683072</text:p>
          </table:table-cell>
          <table:table-cell office:value-type="float" office:value="0.103495829305">
            <text:p>0.103495829305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14.7571129219">
            <text:p>14.7571129219</text:p>
          </table:table-cell>
          <table:table-cell office:value-type="float" office:value="607.880990801">
            <text:p>607.880990801</text:p>
          </table:table-cell>
          <table:table-cell office:value-type="float" office:value="0.00164505884397">
            <text:p>0.00164505884397</text:p>
          </table:table-cell>
          <table:table-cell office:value-type="float" office:value="1576.38952476">
            <text:p>1576.38952476</text:p>
          </table:table-cell>
          <table:table-cell office:value-type="float" office:value="1600.66584389">
            <text:p>1600.66584389</text:p>
          </table:table-cell>
          <table:table-cell office:value-type="float" office:value="3.66969899557">
            <text:p>3.66969899557</text:p>
          </table:table-cell>
          <table:table-cell office:value-type="float" office:value="3.08154711866">
            <text:p>3.08154711866</text:p>
          </table:table-cell>
          <table:table-cell office:value-type="float" office:value="8.32346566374">
            <text:p>8.32346566374</text:p>
          </table:table-cell>
          <table:table-cell office:value-type="float" office:value="651.905047719">
            <text:p>651.905047719</text:p>
          </table:table-cell>
          <table:table-cell office:value-type="float" office:value="0.696260911313">
            <text:p>0.696260911313</text:p>
          </table:table-cell>
          <table:table-cell office:value-type="float" office:value="70.0662204299">
            <text:p>70.0662204299</text:p>
          </table:table-cell>
          <table:table-cell office:value-type="float" office:value="0.466735858136">
            <text:p>0.466735858136</text:p>
          </table:table-cell>
          <table:table-cell office:value-type="float" office:value="0.00545375711443">
            <text:p>0.00545375711443</text:p>
          </table:table-cell>
          <table:table-cell office:value-type="float" office:value="94.2947108362">
            <text:p>94.2947108362</text:p>
          </table:table-cell>
          <table:table-cell office:value-type="float" office:value="0.0106050486939">
            <text:p>0.0106050486939</text:p>
          </table:table-cell>
          <table:table-cell office:value-type="float" office:value="2461.0282645">
            <text:p>2461.0282645</text:p>
          </table:table-cell>
          <table:table-cell office:value-type="float" office:value="2617.52816562">
            <text:p>2617.52816562</text:p>
          </table:table-cell>
          <table:table-cell office:value-type="float" office:value="5.32582655539">
            <text:p>5.32582655539</text:p>
          </table:table-cell>
          <table:table-cell office:value-type="float" office:value="3.55842956364">
            <text:p>3.55842956364</text:p>
          </table:table-cell>
          <table:table-cell office:value-type="float" office:value="12.5129903331">
            <text:p>12.5129903331</text:p>
          </table:table-cell>
          <table:table-cell office:value-type="float" office:value="439.476865405">
            <text:p>439.476865405</text:p>
          </table:table-cell>
          <table:table-cell office:value-type="float" office:value="7.63203530029">
            <text:p>7.63203530029</text:p>
          </table:table-cell>
          <table:table-cell office:value-type="float" office:value="22.6467168955">
            <text:p>22.6467168955</text:p>
          </table:table-cell>
          <table:table-cell office:value-type="float" office:value="0.112602785877">
            <text:p>0.112602785877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15.7051305681">
            <text:p>15.7051305681</text:p>
          </table:table-cell>
          <table:table-cell office:value-type="float" office:value="590.559321433">
            <text:p>590.559321433</text:p>
          </table:table-cell>
          <table:table-cell office:value-type="float" office:value="0.00169330999225">
            <text:p>0.00169330999225</text:p>
          </table:table-cell>
          <table:table-cell office:value-type="float" office:value="1611.39282967">
            <text:p>1611.39282967</text:p>
          </table:table-cell>
          <table:table-cell office:value-type="float" office:value="1637.9864842">
            <text:p>1637.9864842</text:p>
          </table:table-cell>
          <table:table-cell office:value-type="float" office:value="3.72766721352">
            <text:p>3.72766721352</text:p>
          </table:table-cell>
          <table:table-cell office:value-type="float" office:value="3.10741849626">
            <text:p>3.10741849626</text:p>
          </table:table-cell>
          <table:table-cell office:value-type="float" office:value="9.15016071275">
            <text:p>9.15016071275</text:p>
          </table:table-cell>
          <table:table-cell office:value-type="float" office:value="612.9054871">
            <text:p>612.9054871</text:p>
          </table:table-cell>
          <table:table-cell office:value-type="float" office:value="0.816995956327">
            <text:p>0.816995956327</text:p>
          </table:table-cell>
          <table:table-cell office:value-type="float" office:value="67.8442766516">
            <text:p>67.8442766516</text:p>
          </table:table-cell>
          <table:table-cell office:value-type="float" office:value="0.456227186145">
            <text:p>0.456227186145</text:p>
          </table:table-cell>
          <table:table-cell office:value-type="float" office:value="0.00446186508432">
            <text:p>0.00446186508432</text:p>
          </table:table-cell>
          <table:table-cell office:value-type="float" office:value="104.146913578">
            <text:p>104.146913578</text:p>
          </table:table-cell>
          <table:table-cell office:value-type="float" office:value="0.0096018207899">
            <text:p>0.0096018207899</text:p>
          </table:table-cell>
          <table:table-cell office:value-type="float" office:value="2439.12642707">
            <text:p>2439.12642707</text:p>
          </table:table-cell>
          <table:table-cell office:value-type="float" office:value="2589.92427627">
            <text:p>2589.92427627</text:p>
          </table:table-cell>
          <table:table-cell office:value-type="float" office:value="5.26553117486">
            <text:p>5.26553117486</text:p>
          </table:table-cell>
          <table:table-cell office:value-type="float" office:value="3.65417580745">
            <text:p>3.65417580745</text:p>
          </table:table-cell>
          <table:table-cell office:value-type="float" office:value="14.4698168263">
            <text:p>14.4698168263</text:p>
          </table:table-cell>
          <table:table-cell office:value-type="float" office:value="431.667298595">
            <text:p>431.667298595</text:p>
          </table:table-cell>
          <table:table-cell office:value-type="float" office:value="7.25140135016">
            <text:p>7.25140135016</text:p>
          </table:table-cell>
          <table:table-cell office:value-type="float" office:value="23.2428954282">
            <text:p>23.2428954282</text:p>
          </table:table-cell>
          <table:table-cell office:value-type="float" office:value="0.12401708952">
            <text:p>0.12401708952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16.702593025">
            <text:p>16.702593025</text:p>
          </table:table-cell>
          <table:table-cell office:value-type="float" office:value="571.254573149">
            <text:p>571.254573149</text:p>
          </table:table-cell>
          <table:table-cell office:value-type="float" office:value="0.00175053303204">
            <text:p>0.00175053303204</text:p>
          </table:table-cell>
          <table:table-cell office:value-type="float" office:value="1648.65669212">
            <text:p>1648.65669212</text:p>
          </table:table-cell>
          <table:table-cell office:value-type="float" office:value="1677.89513293">
            <text:p>1677.89513293</text:p>
          </table:table-cell>
          <table:table-cell office:value-type="float" office:value="3.78911536255">
            <text:p>3.78911536255</text:p>
          </table:table-cell>
          <table:table-cell office:value-type="float" office:value="3.14702172264">
            <text:p>3.14702172264</text:p>
          </table:table-cell>
          <table:table-cell office:value-type="float" office:value="10.3599111111">
            <text:p>10.3599111111</text:p>
          </table:table-cell>
          <table:table-cell office:value-type="float" office:value="570.463660046">
            <text:p>570.463660046</text:p>
          </table:table-cell>
          <table:table-cell office:value-type="float" office:value="0.971176554333">
            <text:p>0.971176554333</text:p>
          </table:table-cell>
          <table:table-cell office:value-type="float" office:value="65.4555722031">
            <text:p>65.4555722031</text:p>
          </table:table-cell>
          <table:table-cell office:value-type="float" office:value="0.44553867066">
            <text:p>0.44553867066</text:p>
          </table:table-cell>
          <table:table-cell office:value-type="float" office:value="0.00350567480034">
            <text:p>0.00350567480034</text:p>
          </table:table-cell>
          <table:table-cell office:value-type="float" office:value="115.718034656">
            <text:p>115.718034656</text:p>
          </table:table-cell>
          <table:table-cell office:value-type="float" office:value="0.00864169533275">
            <text:p>0.00864169533275</text:p>
          </table:table-cell>
          <table:table-cell office:value-type="float" office:value="2413.46305594">
            <text:p>2413.46305594</text:p>
          </table:table-cell>
          <table:table-cell office:value-type="float" office:value="2557.80177613">
            <text:p>2557.80177613</text:p>
          </table:table-cell>
          <table:table-cell office:value-type="float" office:value="5.19922216255">
            <text:p>5.19922216255</text:p>
          </table:table-cell>
          <table:table-cell office:value-type="float" office:value="3.7608281373">
            <text:p>3.7608281373</text:p>
          </table:table-cell>
          <table:table-cell office:value-type="float" office:value="17.2427656035">
            <text:p>17.2427656035</text:p>
          </table:table-cell>
          <table:table-cell office:value-type="float" office:value="422.797338715">
            <text:p>422.797338715</text:p>
          </table:table-cell>
          <table:table-cell office:value-type="float" office:value="6.86072256349">
            <text:p>6.86072256349</text:p>
          </table:table-cell>
          <table:table-cell office:value-type="float" office:value="23.9502190932">
            <text:p>23.9502190932</text:p>
          </table:table-cell>
          <table:table-cell office:value-type="float" office:value="0.138747004921">
            <text:p>0.138747004921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17.7524294185">
            <text:p>17.7524294185</text:p>
          </table:table-cell>
          <table:table-cell office:value-type="float" office:value="549.125814951">
            <text:p>549.125814951</text:p>
          </table:table-cell>
          <table:table-cell office:value-type="float" office:value="0.00182107628666">
            <text:p>0.00182107628666</text:p>
          </table:table-cell>
          <table:table-cell office:value-type="float" office:value="1689.12257343">
            <text:p>1689.12257343</text:p>
          </table:table-cell>
          <table:table-cell office:value-type="float" office:value="1721.45110168">
            <text:p>1721.45110168</text:p>
          </table:table-cell>
          <table:table-cell office:value-type="float" office:value="3.85564322771">
            <text:p>3.85564322771</text:p>
          </table:table-cell>
          <table:table-cell office:value-type="float" office:value="3.21065530574">
            <text:p>3.21065530574</text:p>
          </table:table-cell>
          <table:table-cell office:value-type="float" office:value="12.2957121442">
            <text:p>12.2957121442</text:p>
          </table:table-cell>
          <table:table-cell office:value-type="float" office:value="523.305507776">
            <text:p>523.305507776</text:p>
          </table:table-cell>
          <table:table-cell office:value-type="float" office:value="1.17589433334">
            <text:p>1.17589433334</text:p>
          </table:table-cell>
          <table:table-cell office:value-type="float" office:value="62.8143608147">
            <text:p>62.8143608147</text:p>
          </table:table-cell>
          <table:table-cell office:value-type="float" office:value="0.434687547823">
            <text:p>0.434687547823</text:p>
          </table:table-cell>
          <table:table-cell office:value-type="float" office:value="0.00259318242566">
            <text:p>0.00259318242566</text:p>
          </table:table-cell>
          <table:table-cell office:value-type="float" office:value="129.672236529">
            <text:p>129.672236529</text:p>
          </table:table-cell>
          <table:table-cell office:value-type="float" office:value="0.00771175100213">
            <text:p>0.00771175100213</text:p>
          </table:table-cell>
          <table:table-cell office:value-type="float" office:value="2382.73870479">
            <text:p>2382.73870479</text:p>
          </table:table-cell>
          <table:table-cell office:value-type="float" office:value="2519.64102015">
            <text:p>2519.64102015</text:p>
          </table:table-cell>
          <table:table-cell office:value-type="float" office:value="5.12462561002">
            <text:p>5.12462561002</text:p>
          </table:table-cell>
          <table:table-cell office:value-type="float" office:value="3.88393364033">
            <text:p>3.88393364033</text:p>
          </table:table-cell>
          <table:table-cell office:value-type="float" office:value="21.5087595139">
            <text:p>21.5087595139</text:p>
          </table:table-cell>
          <table:table-cell office:value-type="float" office:value="412.494955224">
            <text:p>412.494955224</text:p>
          </table:table-cell>
          <table:table-cell office:value-type="float" office:value="6.45195241743">
            <text:p>6.45195241743</text:p>
          </table:table-cell>
          <table:table-cell office:value-type="float" office:value="24.8182457514">
            <text:p>24.8182457514</text:p>
          </table:table-cell>
          <table:table-cell office:value-type="float" office:value="0.158588893892">
            <text:p>0.158588893892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18.8580771631">
            <text:p>18.8580771631</text:p>
          </table:table-cell>
          <table:table-cell office:value-type="float" office:value="522.706211989">
            <text:p>522.706211989</text:p>
          </table:table-cell>
          <table:table-cell office:value-type="float" office:value="0.0019131205581">
            <text:p>0.0019131205581</text:p>
          </table:table-cell>
          <table:table-cell office:value-type="float" office:value="1734.43324916">
            <text:p>1734.43324916</text:p>
          </table:table-cell>
          <table:table-cell office:value-type="float" office:value="1770.51102427">
            <text:p>1770.51102427</text:p>
          </table:table-cell>
          <table:table-cell office:value-type="float" office:value="3.9300589933">
            <text:p>3.9300589933</text:p>
          </table:table-cell>
          <table:table-cell office:value-type="float" office:value="3.32086023361">
            <text:p>3.32086023361</text:p>
          </table:table-cell>
          <table:table-cell office:value-type="float" office:value="15.7675970448">
            <text:p>15.7675970448</text:p>
          </table:table-cell>
          <table:table-cell office:value-type="float" office:value="470.310651013">
            <text:p>470.310651013</text:p>
          </table:table-cell>
          <table:table-cell office:value-type="float" office:value="1.45781201426">
            <text:p>1.45781201426</text:p>
          </table:table-cell>
          <table:table-cell office:value-type="float" office:value="59.7755973182">
            <text:p>59.7755973182</text:p>
          </table:table-cell>
          <table:table-cell office:value-type="float" office:value="0.423936850696">
            <text:p>0.423936850696</text:p>
          </table:table-cell>
          <table:table-cell office:value-type="float" office:value="0.00173606071451">
            <text:p>0.00173606071451</text:p>
          </table:table-cell>
          <table:table-cell office:value-type="float" office:value="147.218560116">
            <text:p>147.218560116</text:p>
          </table:table-cell>
          <table:table-cell office:value-type="float" office:value="0.00679262179452">
            <text:p>0.00679262179452</text:p>
          </table:table-cell>
          <table:table-cell office:value-type="float" office:value="2344.60949901">
            <text:p>2344.60949901</text:p>
          </table:table-cell>
          <table:table-cell office:value-type="float" office:value="2472.70528495">
            <text:p>2472.70528495</text:p>
          </table:table-cell>
          <table:table-cell office:value-type="float" office:value="5.03762091866">
            <text:p>5.03762091866</text:p>
          </table:table-cell>
          <table:table-cell office:value-type="float" office:value="4.03544951669">
            <text:p>4.03544951669</text:p>
          </table:table-cell>
          <table:table-cell office:value-type="float" office:value="29.015181268">
            <text:p>29.015181268</text:p>
          </table:table-cell>
          <table:table-cell office:value-type="float" office:value="400.049658862">
            <text:p>400.049658862</text:p>
          </table:table-cell>
          <table:table-cell office:value-type="float" office:value="6.01047718797">
            <text:p>6.01047718797</text:p>
          </table:table-cell>
          <table:table-cell office:value-type="float" office:value="25.9390266339">
            <text:p>25.9390266339</text:p>
          </table:table-cell>
          <table:table-cell office:value-type="float" office:value="0.187312156866">
            <text:p>0.187312156866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20.024134542">
            <text:p>20.024134542</text:p>
          </table:table-cell>
          <table:table-cell office:value-type="float" office:value="489.421439113">
            <text:p>489.421439113</text:p>
          </table:table-cell>
          <table:table-cell office:value-type="float" office:value="0.00204322884141">
            <text:p>0.00204322884141</text:p>
          </table:table-cell>
          <table:table-cell office:value-type="float" office:value="1787.5962958">
            <text:p>1787.5962958</text:p>
          </table:table-cell>
          <table:table-cell office:value-type="float" office:value="1828.51018502">
            <text:p>1828.51018502</text:p>
          </table:table-cell>
          <table:table-cell office:value-type="float" office:value="4.01755258597">
            <text:p>4.01755258597</text:p>
          </table:table-cell>
          <table:table-cell office:value-type="float" office:value="3.52354611693">
            <text:p>3.52354611693</text:p>
          </table:table-cell>
          <table:table-cell office:value-type="float" office:value="23.2328303136">
            <text:p>23.2328303136</text:p>
          </table:table-cell>
          <table:table-cell office:value-type="float" office:value="412.534615468">
            <text:p>412.534615468</text:p>
          </table:table-cell>
          <table:table-cell office:value-type="float" office:value="1.85473495992">
            <text:p>1.85473495992</text:p>
          </table:table-cell>
          <table:table-cell office:value-type="float" office:value="56.0975286812">
            <text:p>56.0975286812</text:p>
          </table:table-cell>
          <table:table-cell office:value-type="float" office:value="0.415419246745">
            <text:p>0.415419246745</text:p>
          </table:table-cell>
          <table:table-cell office:value-type="float" office:value="0.000953554471129">
            <text:p>0.000953554471129</text:p>
          </table:table-cell>
          <table:table-cell office:value-type="float" office:value="171.076229802">
            <text:p>171.076229802</text:p>
          </table:table-cell>
          <table:table-cell office:value-type="float" office:value="0.00584534742878">
            <text:p>0.00584534742878</text:p>
          </table:table-cell>
          <table:table-cell office:value-type="float" office:value="2293.82351055">
            <text:p>2293.82351055</text:p>
          </table:table-cell>
          <table:table-cell office:value-type="float" office:value="2410.87153391">
            <text:p>2410.87153391</text:p>
          </table:table-cell>
          <table:table-cell office:value-type="float" office:value="4.92891619926">
            <text:p>4.92891619926</text:p>
          </table:table-cell>
          <table:table-cell office:value-type="float" office:value="4.24845981066">
            <text:p>4.24845981066</text:p>
          </table:table-cell>
          <table:table-cell office:value-type="float" office:value="46.1104935065">
            <text:p>46.1104935065</text:p>
          </table:table-cell>
          <table:table-cell office:value-type="float" office:value="383.736223756">
            <text:p>383.736223756</text:p>
          </table:table-cell>
          <table:table-cell office:value-type="float" office:value="5.50211808091">
            <text:p>5.50211808091</text:p>
          </table:table-cell>
          <table:table-cell office:value-type="float" office:value="27.5233245592">
            <text:p>27.5233245592</text:p>
          </table:table-cell>
          <table:table-cell office:value-type="float" office:value="0.235470634168">
            <text:p>0.235470634168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21.2588684204">
            <text:p>21.2588684204</text:p>
          </table:table-cell>
          <table:table-cell office:value-type="float" office:value="440.732911809">
            <text:p>440.732911809</text:p>
          </table:table-cell>
          <table:table-cell office:value-type="float" office:value="0.00226894786663">
            <text:p>0.00226894786663</text:p>
          </table:table-cell>
          <table:table-cell office:value-type="float" office:value="1859.11936532">
            <text:p>1859.11936532</text:p>
          </table:table-cell>
          <table:table-cell office:value-type="float" office:value="1907.35462947">
            <text:p>1907.35462947</text:p>
          </table:table-cell>
          <table:table-cell office:value-type="float" office:value="4.13629804641">
            <text:p>4.13629804641</text:p>
          </table:table-cell>
          <table:table-cell office:value-type="float" office:value="3.95427907534">
            <text:p>3.95427907534</text:p>
          </table:table-cell>
          <table:table-cell office:value-type="float" office:value="58.9102712461">
            <text:p>58.9102712461</text:p>
          </table:table-cell>
          <table:table-cell office:value-type="float" office:value="346.00613701">
            <text:p>346.00613701</text:p>
          </table:table-cell>
          <table:table-cell office:value-type="float" office:value="2.51749148858">
            <text:p>2.51749148858</text:p>
          </table:table-cell>
          <table:table-cell office:value-type="float" office:value="50.9622903322">
            <text:p>50.9622903322</text:p>
          </table:table-cell>
          <table:table-cell office:value-type="float" office:value="0.435727614789">
            <text:p>0.435727614789</text:p>
          </table:table-cell>
          <table:table-cell office:value-type="float" office:value="0.000286491988145">
            <text:p>0.000286491988145</text:p>
          </table:table-cell>
          <table:table-cell office:value-type="float" office:value="210.990802829">
            <text:p>210.990802829</text:p>
          </table:table-cell>
          <table:table-cell office:value-type="float" office:value="0.00473954308242">
            <text:p>0.00473954308242</text:p>
          </table:table-cell>
          <table:table-cell office:value-type="float" office:value="2211.81759889">
            <text:p>2211.81759889</text:p>
          </table:table-cell>
          <table:table-cell office:value-type="float" office:value="2312.57492165">
            <text:p>2312.57492165</text:p>
          </table:table-cell>
          <table:table-cell office:value-type="float" office:value="4.76552210291">
            <text:p>4.76552210291</text:p>
          </table:table-cell>
          <table:table-cell office:value-type="float" office:value="4.6763292673">
            <text:p>4.6763292673</text:p>
          </table:table-cell>
          <table:table-cell office:value-type="float" office:value="125.305126111">
            <text:p>125.305126111</text:p>
          </table:table-cell>
          <table:table-cell office:value-type="float" office:value="356.408999098">
            <text:p>356.408999098</text:p>
          </table:table-cell>
          <table:table-cell office:value-type="float" office:value="4.80411466938">
            <text:p>4.80411466938</text:p>
          </table:table-cell>
          <table:table-cell office:value-type="float" office:value="30.3447343296">
            <text:p>30.3447343296</text:p>
          </table:table-cell>
          <table:table-cell office:value-type="float" office:value="0.35957173004">
            <text:p>0.3595717300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0">02/10/2011</text:date>, <text:time>18:0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ssica Gallagher</meta:initial-creator>
    <meta:creation-date>2011-02-10T18:02:47</meta:creation-date>
    <dc:date>2011-02-10T18:08:51</dc:date>
    <dc:creator>Jessica Gallagher</dc:creator>
    <meta:editing-duration>PT00H02M59S</meta:editing-duration>
    <meta:editing-cycles>3</meta:editing-cycles>
    <meta:generator>OpenOffice.org/3.2$Unix OpenOffice.org_project/320m12$Build-9483</meta:generator>
    <meta:document-statistic meta:table-count="3" meta:cell-count="1900" meta:object-count="0"/>
  </office:meta>
</office:document-meta>
</file>